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zień 1</text:p>
          </table:table-cell>
          <table:table-cell table:number-columns-repeated="6"/>
          <table:table-cell office:value-type="string" calcext:value-type="string">
            <text:p>Dzień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E-</text:p>
          </table:table-cell>
          <table:table-cell office:value-type="string" calcext:value-type="string">
            <text:p>70 E+</text:p>
          </table:table-cell>
          <table:table-cell office:value-type="string" calcext:value-type="string">
            <text:p>Col-0 E-</text:p>
          </table:table-cell>
          <table:table-cell office:value-type="string" calcext:value-type="string">
            <text:p>Col-0 E+</text:p>
          </table:table-cell>
          <table:table-cell table:number-columns-repeated="3"/>
          <table:table-cell office:value-type="string" calcext:value-type="string">
            <text:p>70 E-</text:p>
          </table:table-cell>
          <table:table-cell office:value-type="string" calcext:value-type="string">
            <text:p>70 E+</text:p>
          </table:table-cell>
          <table:table-cell office:value-type="string" calcext:value-type="string">
            <text:p>Col-0 E-</text:p>
          </table:table-cell>
          <table:table-cell office:value-type="string" calcext:value-type="string">
            <text:p>Col-0 E+</text:p>
          </table:table-cell>
        </table:table-row>
        <table:table-row table:style-name="ro1">
          <table:table-cell office:value-type="float" office:value="2.999" calcext:value-type="float">
            <text:p>2.999</text:p>
          </table:table-cell>
          <table:table-cell office:value-type="float" office:value="2.663" calcext:value-type="float">
            <text:p>2.663</text:p>
          </table:table-cell>
          <table:table-cell office:value-type="float" office:value="2.456" calcext:value-type="float">
            <text:p>2.456</text:p>
          </table:table-cell>
          <table:table-cell office:value-type="float" office:value="4.095" calcext:value-type="float">
            <text:p>4.095</text:p>
          </table:table-cell>
          <table:table-cell table:number-columns-repeated="3"/>
          <table:table-cell office:value-type="float" office:value="7.401" calcext:value-type="float">
            <text:p>7.401</text:p>
          </table:table-cell>
          <table:table-cell office:value-type="float" office:value="10.615" calcext:value-type="float">
            <text:p>10.615</text:p>
          </table:table-cell>
          <table:table-cell office:value-type="float" office:value="22.648" calcext:value-type="float">
            <text:p>22.648</text:p>
          </table:table-cell>
          <table:table-cell office:value-type="float" office:value="8.927" calcext:value-type="float">
            <text:p>8.927</text:p>
          </table:table-cell>
        </table:table-row>
        <table:table-row table:style-name="ro1">
          <table:table-cell office:value-type="float" office:value="3.924" calcext:value-type="float">
            <text:p>3.924</text:p>
          </table:table-cell>
          <table:table-cell office:value-type="float" office:value="2.79" calcext:value-type="float">
            <text:p>2.79</text:p>
          </table:table-cell>
          <table:table-cell office:value-type="float" office:value="3.07" calcext:value-type="float">
            <text:p>3.07</text:p>
          </table:table-cell>
          <table:table-cell office:value-type="float" office:value="4.095" calcext:value-type="float">
            <text:p>4.095</text:p>
          </table:table-cell>
          <table:table-cell table:number-columns-repeated="3"/>
          <table:table-cell office:value-type="float" office:value="7.031" calcext:value-type="float">
            <text:p>7.031</text:p>
          </table:table-cell>
          <table:table-cell office:value-type="float" office:value="5.009" calcext:value-type="float">
            <text:p>5.009</text:p>
          </table:table-cell>
          <table:table-cell office:value-type="float" office:value="16.178" calcext:value-type="float">
            <text:p>16.178</text:p>
          </table:table-cell>
          <table:table-cell office:value-type="float" office:value="8.628" calcext:value-type="float">
            <text:p>8.628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2.663" calcext:value-type="float">
            <text:p>2.663</text:p>
          </table:table-cell>
          <table:table-cell office:value-type="float" office:value="2.912" calcext:value-type="float">
            <text:p>2.912</text:p>
          </table:table-cell>
          <table:table-cell office:value-type="float" office:value="2.746" calcext:value-type="float">
            <text:p>2.746</text:p>
          </table:table-cell>
          <table:table-cell table:number-columns-repeated="3"/>
          <table:table-cell office:value-type="float" office:value="8.723" calcext:value-type="float">
            <text:p>8.723</text:p>
          </table:table-cell>
          <table:table-cell office:value-type="float" office:value="4.884" calcext:value-type="float">
            <text:p>4.884</text:p>
          </table:table-cell>
          <table:table-cell office:value-type="float" office:value="13.169" calcext:value-type="float">
            <text:p>13.169</text:p>
          </table:table-cell>
          <table:table-cell office:value-type="float" office:value="7.958" calcext:value-type="float">
            <text:p>7.95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.496" calcext:value-type="float">
            <text:p>2.496</text:p>
          </table:table-cell>
          <table:table-cell office:value-type="float" office:value="3.16" calcext:value-type="float">
            <text:p>3.16</text:p>
          </table:table-cell>
          <table:table-cell office:value-type="float" office:value="3.391" calcext:value-type="float">
            <text:p>3.391</text:p>
          </table:table-cell>
          <table:table-cell table:number-columns-repeated="3"/>
          <table:table-cell office:value-type="float" office:value="14.17" calcext:value-type="float">
            <text:p>14.17</text:p>
          </table:table-cell>
          <table:table-cell office:value-type="float" office:value="6.023" calcext:value-type="float">
            <text:p>6.023</text:p>
          </table:table-cell>
          <table:table-cell office:value-type="float" office:value="11.113" calcext:value-type="float">
            <text:p>11.113</text:p>
          </table:table-cell>
          <table:table-cell office:value-type="float" office:value="6.602" calcext:value-type="float">
            <text:p>6.602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4.159" calcext:value-type="float">
            <text:p>4.159</text:p>
          </table:table-cell>
          <table:table-cell office:value-type="float" office:value="3.58" calcext:value-type="float">
            <text:p>3.58</text:p>
          </table:table-cell>
          <table:table-cell office:value-type="float" office:value="4.341" calcext:value-type="float">
            <text:p>4.341</text:p>
          </table:table-cell>
          <table:table-cell table:number-columns-repeated="3"/>
          <table:table-cell office:value-type="float" office:value="6.084" calcext:value-type="float">
            <text:p>6.084</text:p>
          </table:table-cell>
          <table:table-cell office:value-type="float" office:value="5.635" calcext:value-type="float">
            <text:p>5.635</text:p>
          </table:table-cell>
          <table:table-cell office:value-type="float" office:value="8.497" calcext:value-type="float">
            <text:p>8.497</text:p>
          </table:table-cell>
          <table:table-cell office:value-type="float" office:value="11.306" calcext:value-type="float">
            <text:p>11.306</text:p>
          </table:table-cell>
        </table:table-row>
        <table:table-row table:style-name="ro1">
          <table:table-cell table:number-columns-repeated="2" office:value-type="float" office:value="3.554" calcext:value-type="float">
            <text:p>3.554</text:p>
          </table:table-cell>
          <table:table-cell office:value-type="float" office:value="2.641" calcext:value-type="float">
            <text:p>2.641</text:p>
          </table:table-cell>
          <table:table-cell office:value-type="float" office:value="3.07" calcext:value-type="float">
            <text:p>3.07</text:p>
          </table:table-cell>
          <table:table-cell table:number-columns-repeated="3"/>
          <table:table-cell office:value-type="float" office:value="3.27" calcext:value-type="float">
            <text:p>3.27</text:p>
          </table:table-cell>
          <table:table-cell office:value-type="float" office:value="4.136" calcext:value-type="float">
            <text:p>4.136</text:p>
          </table:table-cell>
          <table:table-cell office:value-type="float" office:value="18.584" calcext:value-type="float">
            <text:p>18.584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.554" calcext:value-type="float">
            <text:p>3.554</text:p>
          </table:table-cell>
          <table:table-cell office:value-type="float" office:value="1.941" calcext:value-type="float">
            <text:p>1.941</text:p>
          </table:table-cell>
          <table:table-cell table:number-columns-repeated="4"/>
          <table:table-cell office:value-type="float" office:value="9.056" calcext:value-type="float">
            <text:p>9.056</text:p>
          </table:table-cell>
          <table:table-cell office:value-type="float" office:value="9.395" calcext:value-type="float">
            <text:p>9.395</text:p>
          </table:table-cell>
          <table:table-cell office:value-type="float" office:value="10.721" calcext:value-type="float">
            <text:p>10.721</text:p>
          </table:table-cell>
          <table:table-cell office:value-type="float" office:value="6.584" calcext:value-type="float">
            <text:p>6.584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.715" calcext:value-type="float">
            <text:p>1.715</text:p>
          </table:table-cell>
          <table:table-cell office:value-type="float" office:value="2.912" calcext:value-type="float">
            <text:p>2.912</text:p>
          </table:table-cell>
          <table:table-cell table:number-columns-repeated="4"/>
          <table:table-cell office:value-type="float" office:value="5.517" calcext:value-type="float">
            <text:p>5.517</text:p>
          </table:table-cell>
          <table:table-cell office:value-type="float" office:value="11.018" calcext:value-type="float">
            <text:p>11.018</text:p>
          </table:table-cell>
          <table:table-cell office:value-type="float" office:value="6.211" calcext:value-type="float">
            <text:p>6.211</text:p>
          </table:table-cell>
          <table:table-cell office:value-type="float" office:value="3.611" calcext:value-type="float">
            <text:p>3.61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4.868" calcext:value-type="float">
            <text:p>4.868</text:p>
          </table:table-cell>
          <table:table-cell office:value-type="float" office:value="2.214" calcext:value-type="float">
            <text:p>2.214</text:p>
          </table:table-cell>
          <table:table-cell table:number-columns-repeated="4"/>
          <table:table-cell office:value-type="float" office:value="5.657" calcext:value-type="float">
            <text:p>5.657</text:p>
          </table:table-cell>
          <table:table-cell office:value-type="float" office:value="5.194" calcext:value-type="float">
            <text:p>5.194</text:p>
          </table:table-cell>
          <table:table-cell office:value-type="float" office:value="10.246" calcext:value-type="float">
            <text:p>10.246</text:p>
          </table:table-cell>
          <table:table-cell office:value-type="float" office:value="6.781" calcext:value-type="float">
            <text:p>6.781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3.924" calcext:value-type="float">
            <text:p>3.924</text:p>
          </table:table-cell>
          <table:table-cell office:value-type="float" office:value="3.07" calcext:value-type="float">
            <text:p>3.07</text:p>
          </table:table-cell>
          <table:table-cell table:number-columns-repeated="4"/>
          <table:table-cell office:value-type="float" office:value="4.106" calcext:value-type="float">
            <text:p>4.106</text:p>
          </table:table-cell>
          <table:table-cell office:value-type="float" office:value="9.755" calcext:value-type="float">
            <text:p>9.755</text:p>
          </table:table-cell>
          <table:table-cell office:value-type="float" office:value="14.533" calcext:value-type="float">
            <text:p>14.533</text:p>
          </table:table-cell>
          <table:table-cell office:value-type="float" office:value="6.066" calcext:value-type="float">
            <text:p>6.066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4.282" calcext:value-type="float">
            <text:p>4.282</text:p>
          </table:table-cell>
          <table:table-cell table:number-columns-repeated="5"/>
          <table:table-cell office:value-type="float" office:value="6.603" calcext:value-type="float">
            <text:p>6.603</text:p>
          </table:table-cell>
          <table:table-cell office:value-type="float" office:value="4.452" calcext:value-type="float">
            <text:p>4.452</text:p>
          </table:table-cell>
          <table:table-cell office:value-type="float" office:value="16.787" calcext:value-type="float">
            <text:p>16.787</text:p>
          </table:table-cell>
          <table:table-cell office:value-type="float" office:value="9.784" calcext:value-type="float">
            <text:p>9.784</text:p>
          </table:table-cell>
        </table:table-row>
        <table:table-row table:style-name="ro1">
          <table:table-cell office:value-type="float" office:value="3.766" calcext:value-type="float">
            <text:p>3.766</text:p>
          </table:table-cell>
          <table:table-cell office:value-type="float" office:value="4.65" calcext:value-type="float">
            <text:p>4.65</text:p>
          </table:table-cell>
          <table:table-cell table:number-columns-repeated="5"/>
          <table:table-cell office:value-type="float" office:value="11.79" calcext:value-type="float">
            <text:p>11.79</text:p>
          </table:table-cell>
          <table:table-cell office:value-type="float" office:value="5.569" calcext:value-type="float">
            <text:p>5.569</text:p>
          </table:table-cell>
          <table:table-cell office:value-type="float" office:value="18.072" calcext:value-type="float">
            <text:p>18.072</text:p>
          </table:table-cell>
          <table:table-cell office:value-type="float" office:value="6.689" calcext:value-type="float">
            <text:p>6.689</text:p>
          </table:table-cell>
        </table:table-row>
        <table:table-row table:style-name="ro1">
          <table:table-cell office:value-type="float" office:value="3.353" calcext:value-type="float">
            <text:p>3.353</text:p>
          </table:table-cell>
          <table:table-cell office:value-type="float" office:value="2.999" calcext:value-type="float">
            <text:p>2.999</text:p>
          </table:table-cell>
          <table:table-cell table:number-columns-repeated="5"/>
          <table:table-cell office:value-type="float" office:value="7.176" calcext:value-type="float">
            <text:p>7.176</text:p>
          </table:table-cell>
          <table:table-cell office:value-type="float" office:value="6.984" calcext:value-type="float">
            <text:p>6.984</text:p>
          </table:table-cell>
          <table:table-cell office:value-type="float" office:value="8.61" calcext:value-type="float">
            <text:p>8.61</text:p>
          </table:table-cell>
          <table:table-cell office:value-type="float" office:value="8.862" calcext:value-type="float">
            <text:p>8.862</text:p>
          </table:table-cell>
        </table:table-row>
        <table:table-row table:style-name="ro1">
          <table:table-cell table:number-columns-repeated="7"/>
          <table:table-cell office:value-type="float" office:value="10.042" calcext:value-type="float">
            <text:p>10.042</text:p>
          </table:table-cell>
          <table:table-cell office:value-type="float" office:value="13.44" calcext:value-type="float">
            <text:p>13.44</text:p>
          </table:table-cell>
          <table:table-cell office:value-type="float" office:value="21.343" calcext:value-type="float">
            <text:p>21.343</text:p>
          </table:table-cell>
          <table:table-cell office:value-type="float" office:value="13.16" calcext:value-type="float">
            <text:p>13.1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12.505" calcext:value-type="float">
            <text:p>12.505</text:p>
          </table:table-cell>
          <table:table-cell office:value-type="float" office:value="5.449" calcext:value-type="float">
            <text:p>5.449</text:p>
          </table:table-cell>
          <table:table-cell office:value-type="float" office:value="16.674" calcext:value-type="float">
            <text:p>16.674</text:p>
          </table:table-cell>
          <table:table-cell office:value-type="float" office:value="6.781" calcext:value-type="float">
            <text:p>6.781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1.622" calcext:value-type="float">
            <text:p>11.622</text:p>
          </table:table-cell>
          <table:table-cell office:value-type="float" office:value="5.85" calcext:value-type="float">
            <text:p>5.85</text:p>
          </table:table-cell>
          <table:table-cell office:value-type="float" office:value="7.01" calcext:value-type="float">
            <text:p>7.01</text:p>
          </table:table-cell>
          <table:table-cell office:value-type="float" office:value="14.411" calcext:value-type="float">
            <text:p>14.411</text:p>
          </table:table-cell>
        </table:table-row>
        <table:table-row table:style-name="ro1">
          <table:table-cell table:number-columns-repeated="7"/>
          <table:table-cell office:value-type="float" office:value="11.825" calcext:value-type="float">
            <text:p>11.825</text:p>
          </table:table-cell>
          <table:table-cell office:value-type="float" office:value="5.288" calcext:value-type="float">
            <text:p>5.288</text:p>
          </table:table-cell>
          <table:table-cell office:value-type="float" office:value="13.057" calcext:value-type="float">
            <text:p>13.057</text:p>
          </table:table-cell>
          <table:table-cell office:value-type="float" office:value="13.473" calcext:value-type="float">
            <text:p>13.473</text:p>
          </table:table-cell>
        </table:table-row>
        <table:table-row table:style-name="ro1">
          <table:table-cell table:number-columns-repeated="7"/>
          <table:table-cell office:value-type="float" office:value="4.312" calcext:value-type="float">
            <text:p>4.312</text:p>
          </table:table-cell>
          <table:table-cell office:value-type="float" office:value="8.112" calcext:value-type="float">
            <text:p>8.112</text:p>
          </table:table-cell>
          <table:table-cell office:value-type="float" office:value="12.884" calcext:value-type="float">
            <text:p>12.884</text:p>
          </table:table-cell>
          <table:table-cell office:value-type="float" office:value="9.283" calcext:value-type="float">
            <text:p>9.283</text:p>
          </table:table-cell>
        </table:table-row>
        <table:table-row table:style-name="ro1">
          <table:table-cell office:value-type="string" calcext:value-type="string">
            <text:p>Dzień 2</text:p>
          </table:table-cell>
          <table:table-cell table:number-columns-repeated="6"/>
          <table:table-cell office:value-type="float" office:value="7.193" calcext:value-type="float">
            <text:p>7.193</text:p>
          </table:table-cell>
          <table:table-cell office:value-type="float" office:value="5.807" calcext:value-type="float">
            <text:p>5.807</text:p>
          </table:table-cell>
          <table:table-cell office:value-type="float" office:value="12.334" calcext:value-type="float">
            <text:p>12.334</text:p>
          </table:table-cell>
          <table:table-cell office:value-type="float" office:value="11.482" calcext:value-type="float">
            <text:p>11.482</text:p>
          </table:table-cell>
        </table:table-row>
        <table:table-row table:style-name="ro1">
          <table:table-cell office:value-type="string" calcext:value-type="string">
            <text:p>70 E-</text:p>
          </table:table-cell>
          <table:table-cell office:value-type="string" calcext:value-type="string">
            <text:p>70 E+</text:p>
          </table:table-cell>
          <table:table-cell office:value-type="string" calcext:value-type="string">
            <text:p>Col-0 E-</text:p>
          </table:table-cell>
          <table:table-cell office:value-type="string" calcext:value-type="string">
            <text:p>Col-0 E+</text:p>
          </table:table-cell>
          <table:table-cell table:number-columns-repeated="3"/>
          <table:table-cell office:value-type="float" office:value="9.069" calcext:value-type="float">
            <text:p>9.069</text:p>
          </table:table-cell>
          <table:table-cell office:value-type="float" office:value="5.17" calcext:value-type="float">
            <text:p>5.17</text:p>
          </table:table-cell>
          <table:table-cell office:value-type="float" office:value="10.832" calcext:value-type="float">
            <text:p>10.832</text:p>
          </table:table-cell>
          <table:table-cell office:value-type="float" office:value="15.172" calcext:value-type="float">
            <text:p>15.172</text:p>
          </table:table-cell>
        </table:table-row>
        <table:table-row table:style-name="ro1">
          <table:table-cell office:value-type="float" office:value="4.083" calcext:value-type="float">
            <text:p>4.083</text:p>
          </table:table-cell>
          <table:table-cell office:value-type="float" office:value="3.348" calcext:value-type="float">
            <text:p>3.348</text:p>
          </table:table-cell>
          <table:table-cell office:value-type="float" office:value="5.03" calcext:value-type="float">
            <text:p>5.03</text:p>
          </table:table-cell>
          <table:table-cell office:value-type="float" office:value="3.322" calcext:value-type="float">
            <text:p>3.322</text:p>
          </table:table-cell>
          <table:table-cell table:number-columns-repeated="3"/>
          <table:table-cell office:value-type="float" office:value="2.925" calcext:value-type="float">
            <text:p>2.925</text:p>
          </table:table-cell>
          <table:table-cell office:value-type="float" office:value="15.511" calcext:value-type="float">
            <text:p>15.511</text:p>
          </table:table-cell>
          <table:table-cell office:value-type="float" office:value="7.205" calcext:value-type="float">
            <text:p>7.205</text:p>
          </table:table-cell>
          <table:table-cell office:value-type="float" office:value="6.117" calcext:value-type="float">
            <text:p>6.117</text:p>
          </table:table-cell>
        </table:table-row>
        <table:table-row table:style-name="ro1">
          <table:table-cell office:value-type="float" office:value="3.079" calcext:value-type="float">
            <text:p>3.079</text:p>
          </table:table-cell>
          <table:table-cell office:value-type="float" office:value="4.159" calcext:value-type="float">
            <text:p>4.159</text:p>
          </table:table-cell>
          <table:table-cell office:value-type="float" office:value="3.447" calcext:value-type="float">
            <text:p>3.447</text:p>
          </table:table-cell>
          <table:table-cell office:value-type="float" office:value="3.279" calcext:value-type="float">
            <text:p>3.279</text:p>
          </table:table-cell>
          <table:table-cell table:number-columns-repeated="3"/>
          <table:table-cell office:value-type="float" office:value="7.722" calcext:value-type="float">
            <text:p>7.722</text:p>
          </table:table-cell>
          <table:table-cell office:value-type="float" office:value="8.162" calcext:value-type="float">
            <text:p>8.162</text:p>
          </table:table-cell>
          <table:table-cell office:value-type="float" office:value="6.899" calcext:value-type="float">
            <text:p>6.899</text:p>
          </table:table-cell>
          <table:table-cell office:value-type="float" office:value="10.426" calcext:value-type="float">
            <text:p>10.426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2.169" calcext:value-type="float">
            <text:p>2.169</text:p>
          </table:table-cell>
          <table:table-cell office:value-type="float" office:value="2.651" calcext:value-type="float">
            <text:p>2.651</text:p>
          </table:table-cell>
          <table:table-cell office:value-type="float" office:value="6.412" calcext:value-type="float">
            <text:p>6.412</text:p>
          </table:table-cell>
          <table:table-cell table:number-columns-repeated="3"/>
          <table:table-cell office:value-type="float" office:value="3.772" calcext:value-type="float">
            <text:p>3.772</text:p>
          </table:table-cell>
          <table:table-cell office:value-type="float" office:value="13.986" calcext:value-type="float">
            <text:p>13.986</text:p>
          </table:table-cell>
          <table:table-cell office:value-type="float" office:value="18.274" calcext:value-type="float">
            <text:p>18.274</text:p>
          </table:table-cell>
          <table:table-cell office:value-type="float" office:value="14.012" calcext:value-type="float">
            <text:p>14.012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3.738" calcext:value-type="float">
            <text:p>3.738</text:p>
          </table:table-cell>
          <table:table-cell office:value-type="float" office:value="5.362" calcext:value-type="float">
            <text:p>5.362</text:p>
          </table:table-cell>
          <table:table-cell office:value-type="float" office:value="5.815" calcext:value-type="float">
            <text:p>5.815</text:p>
          </table:table-cell>
          <table:table-cell table:number-columns-repeated="3"/>
          <table:table-cell office:value-type="float" office:value="8.604" calcext:value-type="float">
            <text:p>8.604</text:p>
          </table:table-cell>
          <table:table-cell office:value-type="float" office:value="4.056" calcext:value-type="float">
            <text:p>4.056</text:p>
          </table:table-cell>
          <table:table-cell office:value-type="float" office:value="15.907" calcext:value-type="float">
            <text:p>15.907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4.541" calcext:value-type="float">
            <text:p>4.541</text:p>
          </table:table-cell>
          <table:table-cell office:value-type="float" office:value="3.606" calcext:value-type="float">
            <text:p>3.606</text:p>
          </table:table-cell>
          <table:table-cell office:value-type="float" office:value="2.25" calcext:value-type="float">
            <text:p>2.25</text:p>
          </table:table-cell>
          <table:table-cell table:number-columns-repeated="3"/>
          <table:table-cell office:value-type="float" office:value="5.539" calcext:value-type="float">
            <text:p>5.539</text:p>
          </table:table-cell>
          <table:table-cell office:value-type="float" office:value="7.083" calcext:value-type="float">
            <text:p>7.083</text:p>
          </table:table-cell>
          <table:table-cell office:value-type="float" office:value="12.679" calcext:value-type="float">
            <text:p>12.679</text:p>
          </table:table-cell>
          <table:table-cell office:value-type="float" office:value="7.581" calcext:value-type="float">
            <text:p>7.581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3.683" calcext:value-type="float">
            <text:p>3.683</text:p>
          </table:table-cell>
          <table:table-cell office:value-type="float" office:value="3.941" calcext:value-type="float">
            <text:p>3.941</text:p>
          </table:table-cell>
          <table:table-cell office:value-type="float" office:value="3.225" calcext:value-type="float">
            <text:p>3.225</text:p>
          </table:table-cell>
          <table:table-cell table:number-columns-repeated="3"/>
          <table:table-cell office:value-type="float" office:value="5.569" calcext:value-type="float">
            <text:p>5.569</text:p>
          </table:table-cell>
          <table:table-cell office:value-type="float" office:value="10.017" calcext:value-type="float">
            <text:p>10.017</text:p>
          </table:table-cell>
          <table:table-cell office:value-type="float" office:value="8.088" calcext:value-type="float">
            <text:p>8.088</text:p>
          </table:table-cell>
          <table:table-cell office:value-type="float" office:value="6.689" calcext:value-type="float">
            <text:p>6.689</text:p>
          </table:table-cell>
        </table:table-row>
        <table:table-row table:style-name="ro1">
          <table:table-cell office:value-type="float" office:value="2.121" calcext:value-type="float">
            <text:p>2.121</text:p>
          </table:table-cell>
          <table:table-cell office:value-type="float" office:value="4.241" calcext:value-type="float">
            <text:p>4.241</text:p>
          </table:table-cell>
          <table:table-cell office:value-type="float" office:value="3.693" calcext:value-type="float">
            <text:p>3.693</text:p>
          </table:table-cell>
          <table:table-cell office:value-type="float" office:value="2.868" calcext:value-type="float">
            <text:p>2.868</text:p>
          </table:table-cell>
          <table:table-cell table:number-columns-repeated="3"/>
          <table:table-cell office:value-type="float" office:value="10.184" calcext:value-type="float">
            <text:p>10.184</text:p>
          </table:table-cell>
          <table:table-cell office:value-type="float" office:value="5.479" calcext:value-type="float">
            <text:p>5.479</text:p>
          </table:table-cell>
          <table:table-cell office:value-type="float" office:value="20.184" calcext:value-type="float">
            <text:p>20.184</text:p>
          </table:table-cell>
          <table:table-cell office:value-type="float" office:value="17.394" calcext:value-type="float">
            <text:p>17.39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.495" calcext:value-type="float">
            <text:p>4.495</text:p>
          </table:table-cell>
          <table:table-cell office:value-type="float" office:value="4.538" calcext:value-type="float">
            <text:p>4.538</text:p>
          </table:table-cell>
          <table:table-cell office:value-type="float" office:value="3.457" calcext:value-type="float">
            <text:p>3.457</text:p>
          </table:table-cell>
          <table:table-cell table:number-columns-repeated="3"/>
          <table:table-cell office:value-type="float" office:value="5.162" calcext:value-type="float">
            <text:p>5.162</text:p>
          </table:table-cell>
          <table:table-cell office:value-type="float" office:value="13.796" calcext:value-type="float">
            <text:p>13.796</text:p>
          </table:table-cell>
          <table:table-cell office:value-type="float" office:value="14.411" calcext:value-type="float">
            <text:p>14.411</text:p>
          </table:table-cell>
          <table:table-cell office:value-type="float" office:value="17.888" calcext:value-type="float">
            <text:p>17.888</text:p>
          </table:table-cell>
        </table:table-row>
        <table:table-row table:style-name="ro1">
          <table:table-cell office:value-type="float" office:value="3.156" calcext:value-type="float">
            <text:p>3.156</text:p>
          </table:table-cell>
          <table:table-cell office:value-type="float" office:value="5.188" calcext:value-type="float">
            <text:p>5.188</text:p>
          </table:table-cell>
          <table:table-cell office:value-type="float" office:value="3.225" calcext:value-type="float">
            <text:p>3.225</text:p>
          </table:table-cell>
          <table:table-cell office:value-type="float" office:value="6.104" calcext:value-type="float">
            <text:p>6.104</text:p>
          </table:table-cell>
          <table:table-cell table:number-columns-repeated="3"/>
          <table:table-cell office:value-type="float" office:value="10.329" calcext:value-type="float">
            <text:p>10.329</text:p>
          </table:table-cell>
          <table:table-cell office:value-type="float" office:value="9.81" calcext:value-type="float">
            <text:p>9.81</text:p>
          </table:table-cell>
          <table:table-cell office:value-type="float" office:value="14.499" calcext:value-type="float">
            <text:p>14.499</text:p>
          </table:table-cell>
          <table:table-cell office:value-type="float" office:value="9.195" calcext:value-type="float">
            <text:p>9.195</text:p>
          </table:table-cell>
        </table:table-row>
        <table:table-row table:style-name="ro1">
          <table:table-cell office:value-type="float" office:value="2.999" calcext:value-type="float">
            <text:p>2.999</text:p>
          </table:table-cell>
          <table:table-cell office:value-type="float" office:value="3.167" calcext:value-type="float">
            <text:p>3.167</text:p>
          </table:table-cell>
          <table:table-cell office:value-type="float" office:value="5.309" calcext:value-type="float">
            <text:p>5.309</text:p>
          </table:table-cell>
          <table:table-cell office:value-type="float" office:value="3.606" calcext:value-type="float">
            <text:p>3.606</text:p>
          </table:table-cell>
          <table:table-cell table:number-columns-repeated="3"/>
          <table:table-cell office:value-type="float" office:value="9.482" calcext:value-type="float">
            <text:p>9.482</text:p>
          </table:table-cell>
          <table:table-cell office:value-type="float" office:value="14.658" calcext:value-type="float">
            <text:p>14.658</text:p>
          </table:table-cell>
          <table:table-cell office:value-type="float" office:value="3.888" calcext:value-type="float">
            <text:p>3.888</text:p>
          </table:table-cell>
          <table:table-cell office:value-type="float" office:value="12.788" calcext:value-type="float">
            <text:p>12.788</text:p>
          </table:table-cell>
        </table:table-row>
        <table:table-row table:style-name="ro1">
          <table:table-cell office:value-type="float" office:value="4.495" calcext:value-type="float">
            <text:p>4.495</text:p>
          </table:table-cell>
          <table:table-cell office:value-type="float" office:value="6.576" calcext:value-type="float">
            <text:p>6.576</text:p>
          </table:table-cell>
          <table:table-cell office:value-type="float" office:value="5.037" calcext:value-type="float">
            <text:p>5.037</text:p>
          </table:table-cell>
          <table:table-cell office:value-type="float" office:value="2.651" calcext:value-type="float">
            <text:p>2.651</text:p>
          </table:table-cell>
          <table:table-cell table:number-columns-repeated="3"/>
          <table:table-cell office:value-type="float" office:value="4.633" calcext:value-type="float">
            <text:p>4.633</text:p>
          </table:table-cell>
          <table:table-cell office:value-type="float" office:value="15.037" calcext:value-type="float">
            <text:p>15.037</text:p>
          </table:table-cell>
          <table:table-cell office:value-type="float" office:value="15.899" calcext:value-type="float">
            <text:p>15.899</text:p>
          </table:table-cell>
          <table:table-cell office:value-type="float" office:value="10.786" calcext:value-type="float">
            <text:p>10.786</text:p>
          </table:table-cell>
        </table:table-row>
        <table:table-row table:style-name="ro1">
          <table:table-cell office:value-type="float" office:value="4.829" calcext:value-type="float">
            <text:p>4.829</text:p>
          </table:table-cell>
          <table:table-cell office:value-type="float" office:value="4.661" calcext:value-type="float">
            <text:p>4.661</text:p>
          </table:table-cell>
          <table:table-cell office:value-type="float" office:value="4.389" calcext:value-type="float">
            <text:p>4.389</text:p>
          </table:table-cell>
          <table:table-cell office:value-type="float" office:value="3.86" calcext:value-type="float">
            <text:p>3.86</text:p>
          </table:table-cell>
          <table:table-cell table:number-columns-repeated="3"/>
          <table:table-cell office:value-type="float" office:value="8.774" calcext:value-type="float">
            <text:p>8.774</text:p>
          </table:table-cell>
          <table:table-cell office:value-type="float" office:value="8.708" calcext:value-type="float">
            <text:p>8.708</text:p>
          </table:table-cell>
          <table:table-cell office:value-type="float" office:value="14.168" calcext:value-type="float">
            <text:p>14.168</text:p>
          </table:table-cell>
          <table:table-cell office:value-type="float" office:value="10.988" calcext:value-type="float">
            <text:p>10.988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5.473" calcext:value-type="float">
            <text:p>5.473</text:p>
          </table:table-cell>
          <table:table-cell office:value-type="float" office:value="4.056" calcext:value-type="float">
            <text:p>4.056</text:p>
          </table:table-cell>
          <table:table-cell office:value-type="float" office:value="3.447" calcext:value-type="float">
            <text:p>3.447</text:p>
          </table:table-cell>
          <table:table-cell table:number-columns-repeated="3"/>
          <table:table-cell office:value-type="float" office:value="14.065" calcext:value-type="float">
            <text:p>14.065</text:p>
          </table:table-cell>
          <table:table-cell office:value-type="float" office:value="9.802" calcext:value-type="float">
            <text:p>9.802</text:p>
          </table:table-cell>
          <table:table-cell office:value-type="float" office:value="13.311" calcext:value-type="float">
            <text:p>13.311</text:p>
          </table:table-cell>
          <table:table-cell office:value-type="float" office:value="6.478" calcext:value-type="float">
            <text:p>6.478</text:p>
          </table:table-cell>
        </table:table-row>
        <table:table-row table:style-name="ro1">
          <table:table-cell office:value-type="float" office:value="4.963" calcext:value-type="float">
            <text:p>4.963</text:p>
          </table:table-cell>
          <table:table-cell office:value-type="float" office:value="5.592" calcext:value-type="float">
            <text:p>5.592</text:p>
          </table:table-cell>
          <table:table-cell office:value-type="float" office:value="4.372" calcext:value-type="float">
            <text:p>4.372</text:p>
          </table:table-cell>
          <table:table-cell office:value-type="float" office:value="2.444" calcext:value-type="float">
            <text:p>2.444</text:p>
          </table:table-cell>
          <table:table-cell table:number-columns-repeated="3"/>
          <table:table-cell office:value-type="float" office:value="5.074" calcext:value-type="float">
            <text:p>5.074</text:p>
          </table:table-cell>
          <table:table-cell office:value-type="float" office:value="5.736" calcext:value-type="float">
            <text:p>5.736</text:p>
          </table:table-cell>
          <table:table-cell office:value-type="float" office:value="3.947" calcext:value-type="float">
            <text:p>3.947</text:p>
          </table:table-cell>
          <table:table-cell office:value-type="float" office:value="8.892" calcext:value-type="float">
            <text:p>8.892</text:p>
          </table:table-cell>
        </table:table-row>
        <table:table-row table:style-name="ro1">
          <table:table-cell office:value-type="float" office:value="8.901" calcext:value-type="float">
            <text:p>8.901</text:p>
          </table:table-cell>
          <table:table-cell office:value-type="float" office:value="5.181" calcext:value-type="float">
            <text:p>5.181</text:p>
          </table:table-cell>
          <table:table-cell office:value-type="float" office:value="4.69" calcext:value-type="float">
            <text:p>4.69</text:p>
          </table:table-cell>
          <table:table-cell office:value-type="float" office:value="2.651" calcext:value-type="float">
            <text:p>2.651</text:p>
          </table:table-cell>
          <table:table-cell table:number-columns-repeated="3"/>
          <table:table-cell office:value-type="float" office:value="13.083" calcext:value-type="float">
            <text:p>13.083</text:p>
          </table:table-cell>
          <table:table-cell office:value-type="float" office:value="16.193" calcext:value-type="float">
            <text:p>16.193</text:p>
          </table:table-cell>
          <table:table-cell office:value-type="float" office:value="13.054" calcext:value-type="float">
            <text:p>13.054</text:p>
          </table:table-cell>
          <table:table-cell office:value-type="float" office:value="5.885" calcext:value-type="float">
            <text:p>5.885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4.282" calcext:value-type="float">
            <text:p>4.282</text:p>
          </table:table-cell>
          <table:table-cell office:value-type="float" office:value="5.407" calcext:value-type="float">
            <text:p>5.407</text:p>
          </table:table-cell>
          <table:table-cell office:value-type="float" office:value="3.86" calcext:value-type="float">
            <text:p>3.86</text:p>
          </table:table-cell>
          <table:table-cell table:number-columns-repeated="3"/>
          <table:table-cell office:value-type="float" office:value="10.577" calcext:value-type="float">
            <text:p>10.577</text:p>
          </table:table-cell>
          <table:table-cell office:value-type="float" office:value="13.221" calcext:value-type="float">
            <text:p>13.221</text:p>
          </table:table-cell>
          <table:table-cell office:value-type="float" office:value="14.723" calcext:value-type="float">
            <text:p>14.723</text:p>
          </table:table-cell>
          <table:table-cell office:value-type="float" office:value="15.576" calcext:value-type="float">
            <text:p>15.576</text:p>
          </table:table-cell>
        </table:table-row>
        <table:table-row table:style-name="ro1">
          <table:table-cell office:value-type="float" office:value="3.664" calcext:value-type="float">
            <text:p>3.664</text:p>
          </table:table-cell>
          <table:table-cell office:value-type="float" office:value="2.367" calcext:value-type="float">
            <text:p>2.367</text:p>
          </table:table-cell>
          <table:table-cell office:value-type="float" office:value="4.25" calcext:value-type="float">
            <text:p>4.25</text:p>
          </table:table-cell>
          <table:table-cell office:value-type="float" office:value="4.283" calcext:value-type="float">
            <text:p>4.283</text:p>
          </table:table-cell>
          <table:table-cell table:number-columns-repeated="3"/>
          <table:table-cell office:value-type="float" office:value="6.023" calcext:value-type="float">
            <text:p>6.023</text:p>
          </table:table-cell>
          <table:table-cell office:value-type="float" office:value="14.434" calcext:value-type="float">
            <text:p>14.434</text:p>
          </table:table-cell>
          <table:table-cell office:value-type="float" office:value="10.576" calcext:value-type="float">
            <text:p>10.576</text:p>
          </table:table-cell>
          <table:table-cell office:value-type="float" office:value="14.453" calcext:value-type="float">
            <text:p>14.453</text:p>
          </table:table-cell>
        </table:table-row>
        <table:table-row table:style-name="ro1">
          <table:table-cell office:value-type="float" office:value="4.942" calcext:value-type="float">
            <text:p>4.942</text:p>
          </table:table-cell>
          <table:table-cell/>
          <table:table-cell office:value-type="float" office:value="3.914" calcext:value-type="float">
            <text:p>3.914</text:p>
          </table:table-cell>
          <table:table-cell office:value-type="float" office:value="3.712" calcext:value-type="float">
            <text:p>3.712</text:p>
          </table:table-cell>
          <table:table-cell table:number-columns-repeated="3"/>
          <table:table-cell office:value-type="float" office:value="4.669" calcext:value-type="float">
            <text:p>4.669</text:p>
          </table:table-cell>
          <table:table-cell office:value-type="float" office:value="8.317" calcext:value-type="float">
            <text:p>8.317</text:p>
          </table:table-cell>
          <table:table-cell office:value-type="float" office:value="6.211" calcext:value-type="float">
            <text:p>6.211</text:p>
          </table:table-cell>
          <table:table-cell office:value-type="float" office:value="6.508" calcext:value-type="float">
            <text:p>6.508</text:p>
          </table:table-cell>
        </table:table-row>
        <table:table-row table:style-name="ro1">
          <table:table-cell office:value-type="float" office:value="4.314" calcext:value-type="float">
            <text:p>4.314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5.593" calcext:value-type="float">
            <text:p>5.593</text:p>
          </table:table-cell>
          <table:table-cell table:number-columns-repeated="3"/>
          <table:table-cell office:value-type="float" office:value="11.706" calcext:value-type="float">
            <text:p>11.706</text:p>
          </table:table-cell>
          <table:table-cell office:value-type="float" office:value="7.953" calcext:value-type="float">
            <text:p>7.953</text:p>
          </table:table-cell>
          <table:table-cell office:value-type="float" office:value="19.468" calcext:value-type="float">
            <text:p>19.468</text:p>
          </table:table-cell>
          <table:table-cell office:value-type="float" office:value="6.758" calcext:value-type="float">
            <text:p>6.758</text:p>
          </table:table-cell>
        </table:table-row>
        <table:table-row table:style-name="ro1">
          <table:table-cell office:value-type="float" office:value="5.326" calcext:value-type="float">
            <text:p>5.326</text:p>
          </table:table-cell>
          <table:table-cell/>
          <table:table-cell office:value-type="float" office:value="5.637" calcext:value-type="float">
            <text:p>5.637</text:p>
          </table:table-cell>
          <table:table-cell table:number-columns-repeated="4"/>
          <table:table-cell office:value-type="float" office:value="8.647" calcext:value-type="float">
            <text:p>8.647</text:p>
          </table:table-cell>
          <table:table-cell office:value-type="float" office:value="2.581" calcext:value-type="float">
            <text:p>2.581</text:p>
          </table:table-cell>
          <table:table-cell office:value-type="float" office:value="15.655" calcext:value-type="float">
            <text:p>15.655</text:p>
          </table:table-cell>
          <table:table-cell office:value-type="float" office:value="16.814" calcext:value-type="float">
            <text:p>16.814</text:p>
          </table:table-cell>
        </table:table-row>
        <table:table-row table:style-name="ro1">
          <table:table-cell office:value-type="float" office:value="6.362" calcext:value-type="float">
            <text:p>6.362</text:p>
          </table:table-cell>
          <table:table-cell/>
          <table:table-cell office:value-type="float" office:value="3.749" calcext:value-type="float">
            <text:p>3.749</text:p>
          </table:table-cell>
          <table:table-cell table:number-columns-repeated="4"/>
          <table:table-cell office:value-type="float" office:value="7.722" calcext:value-type="float">
            <text:p>7.722</text:p>
          </table:table-cell>
          <table:table-cell office:value-type="float" office:value="6.084" calcext:value-type="float">
            <text:p>6.084</text:p>
          </table:table-cell>
          <table:table-cell office:value-type="float" office:value="14.676" calcext:value-type="float">
            <text:p>14.676</text:p>
          </table:table-cell>
          <table:table-cell office:value-type="float" office:value="8.996" calcext:value-type="float">
            <text:p>8.996</text:p>
          </table:table-cell>
        </table:table-row>
        <table:table-row table:style-name="ro1">
          <table:table-cell office:value-type="float" office:value="4.282" calcext:value-type="float">
            <text:p>4.282</text:p>
          </table:table-cell>
          <table:table-cell/>
          <table:table-cell office:value-type="float" office:value="2.868" calcext:value-type="float">
            <text:p>2.868</text:p>
          </table:table-cell>
          <table:table-cell table:number-columns-repeated="4"/>
          <table:table-cell office:value-type="float" office:value="8.798" calcext:value-type="float">
            <text:p>8.798</text:p>
          </table:table-cell>
          <table:table-cell office:value-type="float" office:value="12.168" calcext:value-type="float">
            <text:p>12.168</text:p>
          </table:table-cell>
          <table:table-cell office:value-type="float" office:value="8.131" calcext:value-type="float">
            <text:p>8.131</text:p>
          </table:table-cell>
          <table:table-cell office:value-type="float" office:value="12.502" calcext:value-type="float">
            <text:p>12.502</text:p>
          </table:table-cell>
        </table:table-row>
        <table:table-row table:style-name="ro1">
          <table:table-cell table:number-columns-repeated="7"/>
          <table:table-cell office:value-type="float" office:value="16.165" calcext:value-type="float">
            <text:p>16.165</text:p>
          </table:table-cell>
          <table:table-cell office:value-type="float" office:value="10.297" calcext:value-type="float">
            <text:p>10.297</text:p>
          </table:table-cell>
          <table:table-cell office:value-type="float" office:value="13.79" calcext:value-type="float">
            <text:p>13.79</text:p>
          </table:table-cell>
          <table:table-cell office:value-type="float" office:value="5.699" calcext:value-type="float">
            <text:p>5.699</text:p>
          </table:table-cell>
        </table:table-row>
        <table:table-row table:style-name="ro1">
          <table:table-cell table:number-columns-repeated="7"/>
          <table:table-cell office:value-type="float" office:value="12.736" calcext:value-type="float">
            <text:p>12.736</text:p>
          </table:table-cell>
          <table:table-cell office:value-type="float" office:value="18.22" calcext:value-type="float">
            <text:p>18.22</text:p>
          </table:table-cell>
          <table:table-cell office:value-type="float" office:value="7.856" calcext:value-type="float">
            <text:p>7.856</text:p>
          </table:table-cell>
          <table:table-cell office:value-type="float" office:value="12.183" calcext:value-type="float">
            <text:p>12.1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8.527" calcext:value-type="float">
            <text:p>8.527</text:p>
          </table:table-cell>
          <table:table-cell office:value-type="float" office:value="4.264" calcext:value-type="float">
            <text:p>4.264</text:p>
          </table:table-cell>
          <table:table-cell office:value-type="float" office:value="5.726" calcext:value-type="float">
            <text:p>5.726</text:p>
          </table:table-cell>
          <table:table-cell office:value-type="float" office:value="4.999" calcext:value-type="float">
            <text:p>4.999</text:p>
          </table:table-cell>
        </table:table-row>
        <table:table-row table:style-name="ro1">
          <table:table-cell table:number-columns-repeated="7"/>
          <table:table-cell office:value-type="float" office:value="4.378" calcext:value-type="float">
            <text:p>4.378</text:p>
          </table:table-cell>
          <table:table-cell office:value-type="float" office:value="16.004" calcext:value-type="float">
            <text:p>16.004</text:p>
          </table:table-cell>
          <table:table-cell office:value-type="float" office:value="11.401" calcext:value-type="float">
            <text:p>11.401</text:p>
          </table:table-cell>
          <table:table-cell office:value-type="float" office:value="12.884" calcext:value-type="float">
            <text:p>12.884</text:p>
          </table:table-cell>
        </table:table-row>
        <table:table-row table:style-name="ro1">
          <table:table-cell table:number-columns-repeated="7"/>
          <table:table-cell office:value-type="float" office:value="19.697" calcext:value-type="float">
            <text:p>19.697</text:p>
          </table:table-cell>
          <table:table-cell office:value-type="float" office:value="9.218" calcext:value-type="float">
            <text:p>9.218</text:p>
          </table:table-cell>
          <table:table-cell office:value-type="float" office:value="17.566" calcext:value-type="float">
            <text:p>17.566</text:p>
          </table:table-cell>
          <table:table-cell office:value-type="float" office:value="12.719" calcext:value-type="float">
            <text:p>12.719</text:p>
          </table:table-cell>
        </table:table-row>
        <table:table-row table:style-name="ro1">
          <table:table-cell table:number-columns-repeated="7"/>
          <table:table-cell office:value-type="float" office:value="21.951" calcext:value-type="float">
            <text:p>21.951</text:p>
          </table:table-cell>
          <table:table-cell office:value-type="float" office:value="11.706" calcext:value-type="float">
            <text:p>11.706</text:p>
          </table:table-cell>
          <table:table-cell office:value-type="float" office:value="11.943" calcext:value-type="float">
            <text:p>11.943</text:p>
          </table:table-cell>
          <table:table-cell office:value-type="float" office:value="11.248" calcext:value-type="float">
            <text:p>11.248</text:p>
          </table:table-cell>
        </table:table-row>
        <table:table-row table:style-name="ro1">
          <table:table-cell table:number-columns-repeated="7"/>
          <table:table-cell office:value-type="float" office:value="10.392" calcext:value-type="float">
            <text:p>10.392</text:p>
          </table:table-cell>
          <table:table-cell office:value-type="float" office:value="17.182" calcext:value-type="float">
            <text:p>17.182</text:p>
          </table:table-cell>
          <table:table-cell office:value-type="float" office:value="13.92" calcext:value-type="float">
            <text:p>13.92</text:p>
          </table:table-cell>
          <table:table-cell office:value-type="float" office:value="10.645" calcext:value-type="float">
            <text:p>10.645</text:p>
          </table:table-cell>
        </table:table-row>
        <table:table-row table:style-name="ro1">
          <table:table-cell table:number-columns-repeated="7"/>
          <table:table-cell office:value-type="float" office:value="5.743" calcext:value-type="float">
            <text:p>5.743</text:p>
          </table:table-cell>
          <table:table-cell office:value-type="float" office:value="17.61" calcext:value-type="float">
            <text:p>17.61</text:p>
          </table:table-cell>
          <table:table-cell office:value-type="float" office:value="6.091" calcext:value-type="float">
            <text:p>6.091</text:p>
          </table:table-cell>
          <table:table-cell office:value-type="float" office:value="13.054" calcext:value-type="float">
            <text:p>13.054</text:p>
          </table:table-cell>
        </table:table-row>
        <table:table-row table:style-name="ro1">
          <table:table-cell table:number-columns-repeated="7"/>
          <table:table-cell office:value-type="float" office:value="15.585" calcext:value-type="float">
            <text:p>15.585</text:p>
          </table:table-cell>
          <table:table-cell office:value-type="float" office:value="10.612" calcext:value-type="float">
            <text:p>10.612</text:p>
          </table:table-cell>
          <table:table-cell office:value-type="float" office:value="14.814" calcext:value-type="float">
            <text:p>14.814</text:p>
          </table:table-cell>
          <table:table-cell office:value-type="float" office:value="11.196" calcext:value-type="float">
            <text:p>11.196</text:p>
          </table:table-cell>
        </table:table-row>
        <table:table-row table:style-name="ro1">
          <table:table-cell office:value-type="string" calcext:value-type="string">
            <text:p>Dzień 3</text:p>
          </table:table-cell>
          <table:table-cell table:number-columns-repeated="6"/>
          <table:table-cell office:value-type="float" office:value="8.097" calcext:value-type="float">
            <text:p>8.097</text:p>
          </table:table-cell>
          <table:table-cell office:value-type="float" office:value="8.117" calcext:value-type="float">
            <text:p>8.117</text:p>
          </table:table-cell>
          <table:table-cell office:value-type="float" office:value="15.675" calcext:value-type="float">
            <text:p>15.675</text:p>
          </table:table-cell>
          <table:table-cell office:value-type="float" office:value="12.947" calcext:value-type="float">
            <text:p>12.947</text:p>
          </table:table-cell>
        </table:table-row>
        <table:table-row table:style-name="ro1">
          <table:table-cell office:value-type="string" calcext:value-type="string">
            <text:p>70 E-</text:p>
          </table:table-cell>
          <table:table-cell office:value-type="string" calcext:value-type="string">
            <text:p>70 E+</text:p>
          </table:table-cell>
          <table:table-cell office:value-type="string" calcext:value-type="string">
            <text:p>Col-0 E-</text:p>
          </table:table-cell>
          <table:table-cell office:value-type="string" calcext:value-type="string">
            <text:p>Col-0 E+</text:p>
          </table:table-cell>
          <table:table-cell table:number-columns-repeated="3"/>
          <table:table-cell office:value-type="float" office:value="7.17" calcext:value-type="float">
            <text:p>7.17</text:p>
          </table:table-cell>
          <table:table-cell office:value-type="float" office:value="14.03" calcext:value-type="float">
            <text:p>14.03</text:p>
          </table:table-cell>
          <table:table-cell office:value-type="float" office:value="12.92" calcext:value-type="float">
            <text:p>12.92</text:p>
          </table:table-cell>
          <table:table-cell office:value-type="float" office:value="6.241" calcext:value-type="float">
            <text:p>6.241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3.223" calcext:value-type="float">
            <text:p>3.223</text:p>
          </table:table-cell>
          <table:table-cell office:value-type="float" office:value="7.753" calcext:value-type="float">
            <text:p>7.753</text:p>
          </table:table-cell>
          <table:table-cell office:value-type="float" office:value="3.206" calcext:value-type="float">
            <text:p>3.206</text:p>
          </table:table-cell>
          <table:table-cell table:number-columns-repeated="3"/>
          <table:table-cell office:value-type="float" office:value="7.101" calcext:value-type="float">
            <text:p>7.101</text:p>
          </table:table-cell>
          <table:table-cell office:value-type="float" office:value="12.88" calcext:value-type="float">
            <text:p>12.88</text:p>
          </table:table-cell>
          <table:table-cell office:value-type="float" office:value="6.34" calcext:value-type="float">
            <text:p>6.34</text:p>
          </table:table-cell>
          <table:table-cell office:value-type="float" office:value="9.721" calcext:value-type="float">
            <text:p>9.721</text:p>
          </table:table-cell>
        </table:table-row>
        <table:table-row table:style-name="ro1">
          <table:table-cell office:value-type="float" office:value="4.469" calcext:value-type="float">
            <text:p>4.469</text:p>
          </table:table-cell>
          <table:table-cell office:value-type="float" office:value="2.339" calcext:value-type="float">
            <text:p>2.339</text:p>
          </table:table-cell>
          <table:table-cell office:value-type="float" office:value="3.594" calcext:value-type="float">
            <text:p>3.594</text:p>
          </table:table-cell>
          <table:table-cell office:value-type="float" office:value="3.38" calcext:value-type="float">
            <text:p>3.38</text:p>
          </table:table-cell>
          <table:table-cell table:number-columns-repeated="3"/>
          <table:table-cell office:value-type="float" office:value="3.594" calcext:value-type="float">
            <text:p>3.594</text:p>
          </table:table-cell>
          <table:table-cell office:value-type="float" office:value="18.465" calcext:value-type="float">
            <text:p>18.465</text:p>
          </table:table-cell>
          <table:table-cell office:value-type="float" office:value="17.141" calcext:value-type="float">
            <text:p>17.141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6.123" calcext:value-type="float">
            <text:p>6.123</text:p>
          </table:table-cell>
          <table:table-cell office:value-type="float" office:value="3.305" calcext:value-type="float">
            <text:p>3.305</text:p>
          </table:table-cell>
          <table:table-cell office:value-type="float" office:value="7.821" calcext:value-type="float">
            <text:p>7.821</text:p>
          </table:table-cell>
          <table:table-cell table:number-columns-repeated="3"/>
          <table:table-cell office:value-type="float" office:value="6.49" calcext:value-type="float">
            <text:p>6.49</text:p>
          </table:table-cell>
          <table:table-cell office:value-type="float" office:value="6.72" calcext:value-type="float">
            <text:p>6.72</text:p>
          </table:table-cell>
          <table:table-cell office:value-type="float" office:value="16.396" calcext:value-type="float">
            <text:p>16.396</text:p>
          </table:table-cell>
          <table:table-cell office:value-type="float" office:value="9.577" calcext:value-type="float">
            <text:p>9.577</text:p>
          </table:table-cell>
        </table:table-row>
        <table:table-row table:style-name="ro1">
          <table:table-cell office:value-type="float" office:value="3.067" calcext:value-type="float">
            <text:p>3.067</text:p>
          </table:table-cell>
          <table:table-cell office:value-type="float" office:value="3.719" calcext:value-type="float">
            <text:p>3.719</text:p>
          </table:table-cell>
          <table:table-cell office:value-type="float" office:value="6.727" calcext:value-type="float">
            <text:p>6.727</text:p>
          </table:table-cell>
          <table:table-cell office:value-type="float" office:value="6.237" calcext:value-type="float">
            <text:p>6.237</text:p>
          </table:table-cell>
          <table:table-cell table:number-columns-repeated="3"/>
          <table:table-cell office:value-type="float" office:value="18.292" calcext:value-type="float">
            <text:p>18.292</text:p>
          </table:table-cell>
          <table:table-cell office:value-type="float" office:value="10.811" calcext:value-type="float">
            <text:p>10.811</text:p>
          </table:table-cell>
          <table:table-cell office:value-type="float" office:value="4.347" calcext:value-type="float">
            <text:p>4.347</text:p>
          </table:table-cell>
          <table:table-cell office:value-type="float" office:value="5.562" calcext:value-type="float">
            <text:p>5.562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4.222" calcext:value-type="float">
            <text:p>4.222</text:p>
          </table:table-cell>
          <table:table-cell office:value-type="float" office:value="3.945" calcext:value-type="float">
            <text:p>3.945</text:p>
          </table:table-cell>
          <table:table-cell office:value-type="float" office:value="4.542" calcext:value-type="float">
            <text:p>4.542</text:p>
          </table:table-cell>
          <table:table-cell table:number-columns-repeated="3"/>
          <table:table-cell office:value-type="float" office:value="13.345" calcext:value-type="float">
            <text:p>13.345</text:p>
          </table:table-cell>
          <table:table-cell office:value-type="float" office:value="6.937" calcext:value-type="float">
            <text:p>6.937</text:p>
          </table:table-cell>
          <table:table-cell office:value-type="float" office:value="7.821" calcext:value-type="float">
            <text:p>7.821</text:p>
          </table:table-cell>
          <table:table-cell office:value-type="float" office:value="6.871" calcext:value-type="float">
            <text:p>6.871</text:p>
          </table:table-cell>
        </table:table-row>
        <table:table-row table:style-name="ro1">
          <table:table-cell office:value-type="float" office:value="2.682" calcext:value-type="float">
            <text:p>2.682</text:p>
          </table:table-cell>
          <table:table-cell office:value-type="float" office:value="5.971" calcext:value-type="float">
            <text:p>5.971</text:p>
          </table:table-cell>
          <table:table-cell office:value-type="float" office:value="3.484" calcext:value-type="float">
            <text:p>3.484</text:p>
          </table:table-cell>
          <table:table-cell office:value-type="float" office:value="6.151" calcext:value-type="float">
            <text:p>6.151</text:p>
          </table:table-cell>
          <table:table-cell table:number-columns-repeated="3"/>
          <table:table-cell office:value-type="float" office:value="16.234" calcext:value-type="float">
            <text:p>16.234</text:p>
          </table:table-cell>
          <table:table-cell office:value-type="float" office:value="15.113" calcext:value-type="float">
            <text:p>15.113</text:p>
          </table:table-cell>
          <table:table-cell office:value-type="float" office:value="15.377" calcext:value-type="float">
            <text:p>15.377</text:p>
          </table:table-cell>
          <table:table-cell office:value-type="float" office:value="7.081" calcext:value-type="float">
            <text:p>7.081</text:p>
          </table:table-cell>
        </table:table-row>
        <table:table-row table:style-name="ro1">
          <table:table-cell office:value-type="float" office:value="3.719" calcext:value-type="float">
            <text:p>3.719</text:p>
          </table:table-cell>
          <table:table-cell office:value-type="float" office:value="6.133" calcext:value-type="float">
            <text:p>6.133</text:p>
          </table:table-cell>
          <table:table-cell office:value-type="float" office:value="3.473" calcext:value-type="float">
            <text:p>3.473</text:p>
          </table:table-cell>
          <table:table-cell office:value-type="float" office:value="4.55" calcext:value-type="float">
            <text:p>4.55</text:p>
          </table:table-cell>
          <table:table-cell table:number-columns-repeated="3"/>
          <table:table-cell office:value-type="float" office:value="12.049" calcext:value-type="float">
            <text:p>12.049</text:p>
          </table:table-cell>
          <table:table-cell office:value-type="float" office:value="17.268" calcext:value-type="float">
            <text:p>17.268</text:p>
          </table:table-cell>
          <table:table-cell office:value-type="float" office:value="14.411" calcext:value-type="float">
            <text:p>14.411</text:p>
          </table:table-cell>
          <table:table-cell office:value-type="float" office:value="10.336" calcext:value-type="float">
            <text:p>10.336</text:p>
          </table:table-cell>
        </table:table-row>
        <table:table-row table:style-name="ro1">
          <table:table-cell office:value-type="float" office:value="3.233" calcext:value-type="float">
            <text:p>3.233</text:p>
          </table:table-cell>
          <table:table-cell office:value-type="float" office:value="4.983" calcext:value-type="float">
            <text:p>4.983</text:p>
          </table:table-cell>
          <table:table-cell office:value-type="float" office:value="5.617" calcext:value-type="float">
            <text:p>5.617</text:p>
          </table:table-cell>
          <table:table-cell office:value-type="float" office:value="4.597" calcext:value-type="float">
            <text:p>4.597</text:p>
          </table:table-cell>
          <table:table-cell table:number-columns-repeated="3"/>
          <table:table-cell office:value-type="float" office:value="7.722" calcext:value-type="float">
            <text:p>7.722</text:p>
          </table:table-cell>
          <table:table-cell office:value-type="float" office:value="18.438" calcext:value-type="float">
            <text:p>18.438</text:p>
          </table:table-cell>
          <table:table-cell office:value-type="float" office:value="12.548" calcext:value-type="float">
            <text:p>12.548</text:p>
          </table:table-cell>
          <table:table-cell office:value-type="float" office:value="10.558" calcext:value-type="float">
            <text:p>10.558</text:p>
          </table:table-cell>
        </table:table-row>
        <table:table-row table:style-name="ro1">
          <table:table-cell office:value-type="float" office:value="3.661" calcext:value-type="float">
            <text:p>3.661</text:p>
          </table:table-cell>
          <table:table-cell office:value-type="float" office:value="7.228" calcext:value-type="float">
            <text:p>7.228</text:p>
          </table:table-cell>
          <table:table-cell office:value-type="float" office:value="7.013" calcext:value-type="float">
            <text:p>7.013</text:p>
          </table:table-cell>
          <table:table-cell office:value-type="float" office:value="7.39" calcext:value-type="float">
            <text:p>7.39</text:p>
          </table:table-cell>
          <table:table-cell table:number-columns-repeated="3"/>
          <table:table-cell office:value-type="float" office:value="7.312" calcext:value-type="float">
            <text:p>7.312</text:p>
          </table:table-cell>
          <table:table-cell office:value-type="float" office:value="15.268" calcext:value-type="float">
            <text:p>15.268</text:p>
          </table:table-cell>
          <table:table-cell office:value-type="float" office:value="19.862" calcext:value-type="float">
            <text:p>19.862</text:p>
          </table:table-cell>
          <table:table-cell office:value-type="float" office:value="10.033" calcext:value-type="float">
            <text:p>10.033</text:p>
          </table:table-cell>
        </table:table-row>
        <table:table-row table:style-name="ro1">
          <table:table-cell office:value-type="float" office:value="4.737" calcext:value-type="float">
            <text:p>4.737</text:p>
          </table:table-cell>
          <table:table-cell office:value-type="float" office:value="6.906" calcext:value-type="float">
            <text:p>6.906</text:p>
          </table:table-cell>
          <table:table-cell office:value-type="float" office:value="5.914" calcext:value-type="float">
            <text:p>5.914</text:p>
          </table:table-cell>
          <table:table-cell office:value-type="float" office:value="4.674" calcext:value-type="float">
            <text:p>4.674</text:p>
          </table:table-cell>
          <table:table-cell table:number-columns-repeated="3"/>
          <table:table-cell office:value-type="float" office:value="11.244" calcext:value-type="float">
            <text:p>11.244</text:p>
          </table:table-cell>
          <table:table-cell office:value-type="float" office:value="8.609" calcext:value-type="float">
            <text:p>8.609</text:p>
          </table:table-cell>
          <table:table-cell office:value-type="float" office:value="5.937" calcext:value-type="float">
            <text:p>5.937</text:p>
          </table:table-cell>
          <table:table-cell office:value-type="float" office:value="8.332" calcext:value-type="float">
            <text:p>8.332</text:p>
          </table:table-cell>
        </table:table-row>
        <table:table-row table:style-name="ro1">
          <table:table-cell office:value-type="float" office:value="5.177" calcext:value-type="float">
            <text:p>5.177</text:p>
          </table:table-cell>
          <table:table-cell office:value-type="float" office:value="6.587" calcext:value-type="float">
            <text:p>6.587</text:p>
          </table:table-cell>
          <table:table-cell office:value-type="float" office:value="6.759" calcext:value-type="float">
            <text:p>6.759</text:p>
          </table:table-cell>
          <table:table-cell office:value-type="float" office:value="4.224" calcext:value-type="float">
            <text:p>4.224</text:p>
          </table:table-cell>
          <table:table-cell table:number-columns-repeated="3"/>
          <table:table-cell office:value-type="float" office:value="10.017" calcext:value-type="float">
            <text:p>10.017</text:p>
          </table:table-cell>
          <table:table-cell office:value-type="float" office:value="4.106" calcext:value-type="float">
            <text:p>4.106</text:p>
          </table:table-cell>
          <table:table-cell office:value-type="float" office:value="7.38" calcext:value-type="float">
            <text:p>7.38</text:p>
          </table:table-cell>
          <table:table-cell office:value-type="float" office:value="18.895" calcext:value-type="float">
            <text:p>18.89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67" calcext:value-type="float">
            <text:p>2.67</text:p>
          </table:table-cell>
          <table:table-cell office:value-type="float" office:value="5.139" calcext:value-type="float">
            <text:p>5.139</text:p>
          </table:table-cell>
          <table:table-cell office:value-type="float" office:value="5.104" calcext:value-type="float">
            <text:p>5.104</text:p>
          </table:table-cell>
          <table:table-cell table:number-columns-repeated="3"/>
          <table:table-cell office:value-type="float" office:value="7.62" calcext:value-type="float">
            <text:p>7.62</text:p>
          </table:table-cell>
          <table:table-cell office:value-type="float" office:value="10.646" calcext:value-type="float">
            <text:p>10.646</text:p>
          </table:table-cell>
          <table:table-cell office:value-type="float" office:value="6.478" calcext:value-type="float">
            <text:p>6.478</text:p>
          </table:table-cell>
          <table:table-cell office:value-type="float" office:value="10.243" calcext:value-type="float">
            <text:p>10.243</text:p>
          </table:table-cell>
        </table:table-row>
        <table:table-row table:style-name="ro1">
          <table:table-cell office:value-type="float" office:value="5.893" calcext:value-type="float">
            <text:p>5.893</text:p>
          </table:table-cell>
          <table:table-cell office:value-type="float" office:value="6.999" calcext:value-type="float">
            <text:p>6.999</text:p>
          </table:table-cell>
          <table:table-cell office:value-type="float" office:value="5.29" calcext:value-type="float">
            <text:p>5.29</text:p>
          </table:table-cell>
          <table:table-cell office:value-type="float" office:value="5.076" calcext:value-type="float">
            <text:p>5.076</text:p>
          </table:table-cell>
          <table:table-cell table:number-columns-repeated="3"/>
          <table:table-cell office:value-type="float" office:value="12.195" calcext:value-type="float">
            <text:p>12.195</text:p>
          </table:table-cell>
          <table:table-cell office:value-type="float" office:value="6.714" calcext:value-type="float">
            <text:p>6.714</text:p>
          </table:table-cell>
          <table:table-cell office:value-type="float" office:value="5.937" calcext:value-type="float">
            <text:p>5.937</text:p>
          </table:table-cell>
          <table:table-cell office:value-type="float" office:value="10.014" calcext:value-type="float">
            <text:p>10.014</text:p>
          </table:table-cell>
        </table:table-row>
        <table:table-row table:style-name="ro1">
          <table:table-cell office:value-type="float" office:value="7.371" calcext:value-type="float">
            <text:p>7.371</text:p>
          </table:table-cell>
          <table:table-cell office:value-type="float" office:value="6.133" calcext:value-type="float">
            <text:p>6.133</text:p>
          </table:table-cell>
          <table:table-cell office:value-type="float" office:value="6.151" calcext:value-type="float">
            <text:p>6.151</text:p>
          </table:table-cell>
          <table:table-cell office:value-type="float" office:value="4.542" calcext:value-type="float">
            <text:p>4.542</text:p>
          </table:table-cell>
          <table:table-cell table:number-columns-repeated="3"/>
          <table:table-cell office:value-type="float" office:value="10.67" calcext:value-type="float">
            <text:p>10.67</text:p>
          </table:table-cell>
          <table:table-cell office:value-type="float" office:value="9.889" calcext:value-type="float">
            <text:p>9.889</text:p>
          </table:table-cell>
          <table:table-cell office:value-type="float" office:value="4.101" calcext:value-type="float">
            <text:p>4.101</text:p>
          </table:table-cell>
          <table:table-cell office:value-type="float" office:value="12.569" calcext:value-type="float">
            <text:p>12.569</text:p>
          </table:table-cell>
        </table:table-row>
        <table:table-row table:style-name="ro1">
          <table:table-cell office:value-type="float" office:value="5.206" calcext:value-type="float">
            <text:p>5.206</text:p>
          </table:table-cell>
          <table:table-cell office:value-type="float" office:value="8.939" calcext:value-type="float">
            <text:p>8.939</text:p>
          </table:table-cell>
          <table:table-cell office:value-type="float" office:value="4.008" calcext:value-type="float">
            <text:p>4.008</text:p>
          </table:table-cell>
          <table:table-cell office:value-type="float" office:value="3.206" calcext:value-type="float">
            <text:p>3.206</text:p>
          </table:table-cell>
          <table:table-cell table:number-columns-repeated="3"/>
          <table:table-cell office:value-type="float" office:value="5.765" calcext:value-type="float">
            <text:p>5.765</text:p>
          </table:table-cell>
          <table:table-cell office:value-type="float" office:value="14.638" calcext:value-type="float">
            <text:p>14.638</text:p>
          </table:table-cell>
          <table:table-cell office:value-type="float" office:value="13.101" calcext:value-type="float">
            <text:p>13.101</text:p>
          </table:table-cell>
          <table:table-cell office:value-type="float" office:value="8.875" calcext:value-type="float">
            <text:p>8.875</text:p>
          </table:table-cell>
        </table:table-row>
        <table:table-row table:style-name="ro1">
          <table:table-cell office:value-type="float" office:value="6.489" calcext:value-type="float">
            <text:p>6.489</text:p>
          </table:table-cell>
          <table:table-cell office:value-type="float" office:value="6.808" calcext:value-type="float">
            <text:p>6.808</text:p>
          </table:table-cell>
          <table:table-cell office:value-type="float" office:value="4.55" calcext:value-type="float">
            <text:p>4.55</text:p>
          </table:table-cell>
          <table:table-cell office:value-type="float" office:value="4.008" calcext:value-type="float">
            <text:p>4.008</text:p>
          </table:table-cell>
          <table:table-cell table:number-columns-repeated="3"/>
          <table:table-cell office:value-type="float" office:value="21.571" calcext:value-type="float">
            <text:p>21.571</text:p>
          </table:table-cell>
          <table:table-cell office:value-type="float" office:value="4.264" calcext:value-type="float">
            <text:p>4.264</text:p>
          </table:table-cell>
          <table:table-cell office:value-type="float" office:value="14.263" calcext:value-type="float">
            <text:p>14.263</text:p>
          </table:table-cell>
          <table:table-cell office:value-type="float" office:value="14.562" calcext:value-type="float">
            <text:p>14.562</text:p>
          </table:table-cell>
        </table:table-row>
        <table:table-row table:style-name="ro1">
          <table:table-cell office:value-type="float" office:value="10.321" calcext:value-type="float">
            <text:p>10.321</text:p>
          </table:table-cell>
          <table:table-cell office:value-type="float" office:value="1.936" calcext:value-type="float">
            <text:p>1.936</text:p>
          </table:table-cell>
          <table:table-cell office:value-type="float" office:value="6.145" calcext:value-type="float">
            <text:p>6.145</text:p>
          </table:table-cell>
          <table:table-cell office:value-type="float" office:value="6.812" calcext:value-type="float">
            <text:p>6.812</text:p>
          </table:table-cell>
          <table:table-cell table:number-columns-repeated="3"/>
          <table:table-cell office:value-type="float" office:value="12.906" calcext:value-type="float">
            <text:p>12.906</text:p>
          </table:table-cell>
          <table:table-cell/>
          <table:table-cell office:value-type="float" office:value="7.782" calcext:value-type="float">
            <text:p>7.782</text:p>
          </table:table-cell>
          <table:table-cell office:value-type="float" office:value="6.412" calcext:value-type="float">
            <text:p>6.412</text:p>
          </table:table-cell>
        </table:table-row>
        <table:table-row table:style-name="ro1">
          <table:table-cell office:value-type="float" office:value="3.998" calcext:value-type="float">
            <text:p>3.998</text:p>
          </table:table-cell>
          <table:table-cell office:value-type="float" office:value="4.704" calcext:value-type="float">
            <text:p>4.704</text:p>
          </table:table-cell>
          <table:table-cell office:value-type="float" office:value="5.508" calcext:value-type="float">
            <text:p>5.508</text:p>
          </table:table-cell>
          <table:table-cell office:value-type="float" office:value="4.423" calcext:value-type="float">
            <text:p>4.423</text:p>
          </table:table-cell>
          <table:table-cell table:number-columns-repeated="3"/>
          <table:table-cell office:value-type="float" office:value="12.909" calcext:value-type="float">
            <text:p>12.909</text:p>
          </table:table-cell>
          <table:table-cell table:number-columns-repeated="2"/>
          <table:table-cell office:value-type="float" office:value="19.722" calcext:value-type="float">
            <text:p>19.722</text:p>
          </table:table-cell>
        </table:table-row>
        <table:table-row table:style-name="ro1">
          <table:table-cell office:value-type="float" office:value="6.138" calcext:value-type="float">
            <text:p>6.138</text:p>
          </table:table-cell>
          <table:table-cell office:value-type="float" office:value="4.463" calcext:value-type="float">
            <text:p>4.463</text:p>
          </table:table-cell>
          <table:table-cell office:value-type="float" office:value="5.076" calcext:value-type="float">
            <text:p>5.076</text:p>
          </table:table-cell>
          <table:table-cell office:value-type="float" office:value="8.616" calcext:value-type="float">
            <text:p>8.616</text:p>
          </table:table-cell>
          <table:table-cell table:number-columns-repeated="3"/>
          <table:table-cell office:value-type="float" office:value="2.721" calcext:value-type="float">
            <text:p>2.721</text:p>
          </table:table-cell>
          <table:table-cell table:number-columns-repeated="2"/>
          <table:table-cell office:value-type="float" office:value="14.731" calcext:value-type="float">
            <text:p>14.731</text:p>
          </table:table-cell>
        </table:table-row>
        <table:table-row table:style-name="ro1">
          <table:table-cell office:value-type="float" office:value="6.436" calcext:value-type="float">
            <text:p>6.436</text:p>
          </table:table-cell>
          <table:table-cell office:value-type="float" office:value="3.233" calcext:value-type="float">
            <text:p>3.233</text:p>
          </table:table-cell>
          <table:table-cell office:value-type="float" office:value="5.083" calcext:value-type="float">
            <text:p>5.083</text:p>
          </table:table-cell>
          <table:table-cell table:number-columns-repeated="7"/>
          <table:table-cell office:value-type="float" office:value="16.254" calcext:value-type="float">
            <text:p>16.254</text:p>
          </table:table-cell>
        </table:table-row>
        <table:table-row table:style-name="ro1">
          <table:table-cell office:value-type="float" office:value="7.442" calcext:value-type="float">
            <text:p>7.442</text:p>
          </table:table-cell>
          <table:table-cell office:value-type="float" office:value="4.814" calcext:value-type="float">
            <text:p>4.814</text:p>
          </table:table-cell>
          <table:table-cell table:number-columns-repeated="8"/>
          <table:table-cell office:value-type="float" office:value="7.997" calcext:value-type="float">
            <text:p>7.997</text:p>
          </table:table-cell>
        </table:table-row>
        <table:table-row table:style-name="ro1">
          <table:table-cell office:value-type="float" office:value="6.355" calcext:value-type="float">
            <text:p>6.355</text:p>
          </table:table-cell>
          <table:table-cell table:number-columns-repeated="9"/>
          <table:table-cell office:value-type="float" office:value="8.244" calcext:value-type="float">
            <text:p>8.244</text:p>
          </table:table-cell>
        </table:table-row>
        <table:table-row table:style-name="ro1">
          <table:table-cell office:value-type="float" office:value="5.259" calcext:value-type="float">
            <text:p>5.259</text:p>
          </table:table-cell>
          <table:table-cell table:number-columns-repeated="10"/>
        </table:table-row>
        <table:table-row table:style-name="ro1">
          <table:table-cell office:value-type="float" office:value="6.218" calcext:value-type="float">
            <text:p>6.218</text:p>
          </table:table-cell>
          <table:table-cell table:number-columns-repeated="6"/>
          <table:table-cell table:formula="of:=COUNTIF([.H3:.H77];&quot;&gt;3&quot;)" office:value-type="float" office:value="70" calcext:value-type="float">
            <text:p>70</text:p>
          </table:table-cell>
          <table:table-cell table:formula="of:=COUNTIF([.I3:.I77];&quot;&gt;3&quot;)" office:value-type="float" office:value="68" calcext:value-type="float">
            <text:p>68</text:p>
          </table:table-cell>
          <table:table-cell table:formula="of:=COUNTIF([.J3:.J77];&quot;&gt;3&quot;)" office:value-type="float" office:value="70" calcext:value-type="float">
            <text:p>70</text:p>
          </table:table-cell>
          <table:table-cell table:formula="of:=COUNTIF([.K3:.K77];&quot;&gt;3&quot;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.277" calcext:value-type="float">
            <text:p>6.27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zień 4</text:p>
          </table:table-cell>
          <table:table-cell table:number-columns-repeated="6"/>
          <table:table-cell office:value-type="string" calcext:value-type="string">
            <text:p>Dzień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E-</text:p>
          </table:table-cell>
          <table:table-cell office:value-type="string" calcext:value-type="string">
            <text:p>70 E+</text:p>
          </table:table-cell>
          <table:table-cell office:value-type="string" calcext:value-type="string">
            <text:p>Col-0 E-</text:p>
          </table:table-cell>
          <table:table-cell office:value-type="string" calcext:value-type="string">
            <text:p>Col-0 E+</text:p>
          </table:table-cell>
          <table:table-cell table:number-columns-repeated="3"/>
          <table:table-cell office:value-type="string" calcext:value-type="string">
            <text:p>70 E-</text:p>
          </table:table-cell>
          <table:table-cell office:value-type="string" calcext:value-type="string">
            <text:p>70 E+</text:p>
          </table:table-cell>
          <table:table-cell office:value-type="string" calcext:value-type="string">
            <text:p>Col-0 E-</text:p>
          </table:table-cell>
          <table:table-cell office:value-type="string" calcext:value-type="string">
            <text:p>Col-0 E+</text:p>
          </table:table-cell>
        </table:table-row>
        <table:table-row table:style-name="ro1">
          <table:table-cell office:value-type="float" office:value="6.968" calcext:value-type="float">
            <text:p>6.968</text:p>
          </table:table-cell>
          <table:table-cell office:value-type="float" office:value="3.717" calcext:value-type="float">
            <text:p>3.717</text:p>
          </table:table-cell>
          <table:table-cell office:value-type="float" office:value="9.276" calcext:value-type="float">
            <text:p>9.276</text:p>
          </table:table-cell>
          <table:table-cell office:value-type="float" office:value="4.778" calcext:value-type="float">
            <text:p>4.778</text:p>
          </table:table-cell>
          <table:table-cell table:number-columns-repeated="3"/>
          <table:table-cell office:value-type="float" office:value="16.285" calcext:value-type="float">
            <text:p>16.285</text:p>
          </table:table-cell>
          <table:table-cell office:value-type="float" office:value="9.123" calcext:value-type="float">
            <text:p>9.123</text:p>
          </table:table-cell>
          <table:table-cell office:value-type="float" office:value="23.796" calcext:value-type="float">
            <text:p>23.796</text:p>
          </table:table-cell>
          <table:table-cell office:value-type="float" office:value="9.405" calcext:value-type="float">
            <text:p>9.405</text:p>
          </table:table-cell>
        </table:table-row>
        <table:table-row table:style-name="ro1">
          <table:table-cell office:value-type="float" office:value="7.262" calcext:value-type="float">
            <text:p>7.262</text:p>
          </table:table-cell>
          <table:table-cell office:value-type="float" office:value="4.1" calcext:value-type="float">
            <text:p>4.1</text:p>
          </table:table-cell>
          <table:table-cell office:value-type="float" office:value="4.24" calcext:value-type="float">
            <text:p>4.24</text:p>
          </table:table-cell>
          <table:table-cell office:value-type="float" office:value="6.647" calcext:value-type="float">
            <text:p>6.647</text:p>
          </table:table-cell>
          <table:table-cell table:number-columns-repeated="3"/>
          <table:table-cell office:value-type="float" office:value="10.558" calcext:value-type="float">
            <text:p>10.558</text:p>
          </table:table-cell>
          <table:table-cell office:value-type="float" office:value="10.735" calcext:value-type="float">
            <text:p>10.735</text:p>
          </table:table-cell>
          <table:table-cell office:value-type="float" office:value="12.084" calcext:value-type="float">
            <text:p>12.084</text:p>
          </table:table-cell>
          <table:table-cell office:value-type="float" office:value="5.217" calcext:value-type="float">
            <text:p>5.217</text:p>
          </table:table-cell>
        </table:table-row>
        <table:table-row table:style-name="ro1">
          <table:table-cell office:value-type="float" office:value="5.186" calcext:value-type="float">
            <text:p>5.186</text:p>
          </table:table-cell>
          <table:table-cell office:value-type="float" office:value="7.982" calcext:value-type="float">
            <text:p>7.982</text:p>
          </table:table-cell>
          <table:table-cell office:value-type="float" office:value="8.485" calcext:value-type="float">
            <text:p>8.485</text:p>
          </table:table-cell>
          <table:table-cell office:value-type="float" office:value="9.28" calcext:value-type="float">
            <text:p>9.28</text:p>
          </table:table-cell>
          <table:table-cell table:number-columns-repeated="3"/>
          <table:table-cell office:value-type="float" office:value="14.319" calcext:value-type="float">
            <text:p>14.319</text:p>
          </table:table-cell>
          <table:table-cell office:value-type="float" office:value="10.382" calcext:value-type="float">
            <text:p>10.382</text:p>
          </table:table-cell>
          <table:table-cell office:value-type="float" office:value="14.964" calcext:value-type="float">
            <text:p>14.964</text:p>
          </table:table-cell>
          <table:table-cell office:value-type="float" office:value="12.944" calcext:value-type="float">
            <text:p>12.944</text:p>
          </table:table-cell>
        </table:table-row>
        <table:table-row table:style-name="ro1">
          <table:table-cell office:value-type="float" office:value="2.203" calcext:value-type="float">
            <text:p>2.203</text:p>
          </table:table-cell>
          <table:table-cell office:value-type="float" office:value="4.646" calcext:value-type="float">
            <text:p>4.646</text:p>
          </table:table-cell>
          <table:table-cell office:value-type="float" office:value="5.956" calcext:value-type="float">
            <text:p>5.956</text:p>
          </table:table-cell>
          <table:table-cell office:value-type="float" office:value="5.464" calcext:value-type="float">
            <text:p>5.464</text:p>
          </table:table-cell>
          <table:table-cell table:number-columns-repeated="3"/>
          <table:table-cell office:value-type="float" office:value="4.296" calcext:value-type="float">
            <text:p>4.296</text:p>
          </table:table-cell>
          <table:table-cell office:value-type="float" office:value="10.218" calcext:value-type="float">
            <text:p>10.218</text:p>
          </table:table-cell>
          <table:table-cell office:value-type="float" office:value="5.774" calcext:value-type="float">
            <text:p>5.774</text:p>
          </table:table-cell>
          <table:table-cell office:value-type="float" office:value="6.663" calcext:value-type="float">
            <text:p>6.663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 office:value-type="float" office:value="4.381" calcext:value-type="float">
            <text:p>4.381</text:p>
          </table:table-cell>
          <table:table-cell office:value-type="float" office:value="8.681" calcext:value-type="float">
            <text:p>8.681</text:p>
          </table:table-cell>
          <table:table-cell office:value-type="float" office:value="5.146" calcext:value-type="float">
            <text:p>5.146</text:p>
          </table:table-cell>
          <table:table-cell table:number-columns-repeated="3"/>
          <table:table-cell office:value-type="float" office:value="18.666" calcext:value-type="float">
            <text:p>18.666</text:p>
          </table:table-cell>
          <table:table-cell office:value-type="float" office:value="9.546" calcext:value-type="float">
            <text:p>9.546</text:p>
          </table:table-cell>
          <table:table-cell office:value-type="float" office:value="12.594" calcext:value-type="float">
            <text:p>12.594</text:p>
          </table:table-cell>
          <table:table-cell office:value-type="float" office:value="8.577" calcext:value-type="float">
            <text:p>8.577</text:p>
          </table:table-cell>
        </table:table-row>
        <table:table-row table:style-name="ro1">
          <table:table-cell office:value-type="float" office:value="4.407" calcext:value-type="float">
            <text:p>4.407</text:p>
          </table:table-cell>
          <table:table-cell office:value-type="float" office:value="5.811" calcext:value-type="float">
            <text:p>5.811</text:p>
          </table:table-cell>
          <table:table-cell office:value-type="float" office:value="5.146" calcext:value-type="float">
            <text:p>5.146</text:p>
          </table:table-cell>
          <table:table-cell office:value-type="float" office:value="7.175" calcext:value-type="float">
            <text:p>7.175</text:p>
          </table:table-cell>
          <table:table-cell table:number-columns-repeated="3"/>
          <table:table-cell office:value-type="float" office:value="13.283" calcext:value-type="float">
            <text:p>13.283</text:p>
          </table:table-cell>
          <table:table-cell office:value-type="float" office:value="7.591" calcext:value-type="float">
            <text:p>7.591</text:p>
          </table:table-cell>
          <table:table-cell office:value-type="float" office:value="13.443" calcext:value-type="float">
            <text:p>13.443</text:p>
          </table:table-cell>
          <table:table-cell office:value-type="float" office:value="10.073" calcext:value-type="float">
            <text:p>10.073</text:p>
          </table:table-cell>
        </table:table-row>
        <table:table-row table:style-name="ro1">
          <table:table-cell office:value-type="float" office:value="6.286" calcext:value-type="float">
            <text:p>6.286</text:p>
          </table:table-cell>
          <table:table-cell office:value-type="float" office:value="7.657" calcext:value-type="float">
            <text:p>7.657</text:p>
          </table:table-cell>
          <table:table-cell office:value-type="float" office:value="6.814" calcext:value-type="float">
            <text:p>6.814</text:p>
          </table:table-cell>
          <table:table-cell office:value-type="float" office:value="6.187" calcext:value-type="float">
            <text:p>6.187</text:p>
          </table:table-cell>
          <table:table-cell table:number-columns-repeated="3"/>
          <table:table-cell office:value-type="float" office:value="18.389" calcext:value-type="float">
            <text:p>18.389</text:p>
          </table:table-cell>
          <table:table-cell office:value-type="float" office:value="22.398" calcext:value-type="float">
            <text:p>22.398</text:p>
          </table:table-cell>
          <table:table-cell office:value-type="float" office:value="19.833" calcext:value-type="float">
            <text:p>19.833</text:p>
          </table:table-cell>
          <table:table-cell office:value-type="float" office:value="12.732" calcext:value-type="float">
            <text:p>12.732</text:p>
          </table:table-cell>
        </table:table-row>
        <table:table-row table:style-name="ro1">
          <table:table-cell office:value-type="float" office:value="3.006" calcext:value-type="float">
            <text:p>3.006</text:p>
          </table:table-cell>
          <table:table-cell office:value-type="float" office:value="8.075" calcext:value-type="float">
            <text:p>8.075</text:p>
          </table:table-cell>
          <table:table-cell office:value-type="float" office:value="5.001" calcext:value-type="float">
            <text:p>5.001</text:p>
          </table:table-cell>
          <table:table-cell office:value-type="float" office:value="6.101" calcext:value-type="float">
            <text:p>6.101</text:p>
          </table:table-cell>
          <table:table-cell table:number-columns-repeated="3"/>
          <table:table-cell office:value-type="float" office:value="4.425" calcext:value-type="float">
            <text:p>4.425</text:p>
          </table:table-cell>
          <table:table-cell office:value-type="float" office:value="18.382" calcext:value-type="float">
            <text:p>18.382</text:p>
          </table:table-cell>
          <table:table-cell office:value-type="float" office:value="12.675" calcext:value-type="float">
            <text:p>12.675</text:p>
          </table:table-cell>
          <table:table-cell office:value-type="float" office:value="4.783" calcext:value-type="float">
            <text:p>4.783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7.127" calcext:value-type="float">
            <text:p>7.127</text:p>
          </table:table-cell>
          <table:table-cell office:value-type="float" office:value="6.757" calcext:value-type="float">
            <text:p>6.757</text:p>
          </table:table-cell>
          <table:table-cell office:value-type="float" office:value="11.844" calcext:value-type="float">
            <text:p>11.844</text:p>
          </table:table-cell>
          <table:table-cell table:number-columns-repeated="3"/>
          <table:table-cell office:value-type="float" office:value="13.025" calcext:value-type="float">
            <text:p>13.025</text:p>
          </table:table-cell>
          <table:table-cell office:value-type="float" office:value="20.19" calcext:value-type="float">
            <text:p>20.19</text:p>
          </table:table-cell>
          <table:table-cell office:value-type="float" office:value="10.603" calcext:value-type="float">
            <text:p>10.603</text:p>
          </table:table-cell>
          <table:table-cell office:value-type="float" office:value="10.515" calcext:value-type="float">
            <text:p>10.515</text:p>
          </table:table-cell>
        </table:table-row>
        <table:table-row table:style-name="ro1">
          <table:table-cell office:value-type="float" office:value="2.351" calcext:value-type="float">
            <text:p>2.351</text:p>
          </table:table-cell>
          <table:table-cell office:value-type="float" office:value="5.135" calcext:value-type="float">
            <text:p>5.135</text:p>
          </table:table-cell>
          <table:table-cell office:value-type="float" office:value="4.778" calcext:value-type="float">
            <text:p>4.778</text:p>
          </table:table-cell>
          <table:table-cell office:value-type="float" office:value="7.111" calcext:value-type="float">
            <text:p>7.111</text:p>
          </table:table-cell>
          <table:table-cell table:number-columns-repeated="3"/>
          <table:table-cell office:value-type="float" office:value="6.044" calcext:value-type="float">
            <text:p>6.044</text:p>
          </table:table-cell>
          <table:table-cell office:value-type="float" office:value="4.094" calcext:value-type="float">
            <text:p>4.094</text:p>
          </table:table-cell>
          <table:table-cell office:value-type="float" office:value="10.073" calcext:value-type="float">
            <text:p>10.073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office:value-type="float" office:value="6.019" calcext:value-type="float">
            <text:p>6.019</text:p>
          </table:table-cell>
          <table:table-cell office:value-type="float" office:value="8.923" calcext:value-type="float">
            <text:p>8.923</text:p>
          </table:table-cell>
          <table:table-cell office:value-type="float" office:value="10.144" calcext:value-type="float">
            <text:p>10.144</text:p>
          </table:table-cell>
          <table:table-cell office:value-type="float" office:value="6.546" calcext:value-type="float">
            <text:p>6.546</text:p>
          </table:table-cell>
          <table:table-cell table:number-columns-repeated="3"/>
          <table:table-cell office:value-type="float" office:value="11.724" calcext:value-type="float">
            <text:p>11.724</text:p>
          </table:table-cell>
          <table:table-cell office:value-type="float" office:value="13.49" calcext:value-type="float">
            <text:p>13.49</text:p>
          </table:table-cell>
          <table:table-cell office:value-type="float" office:value="18.412" calcext:value-type="float">
            <text:p>18.412</text:p>
          </table:table-cell>
          <table:table-cell office:value-type="float" office:value="8.502" calcext:value-type="float">
            <text:p>8.502</text:p>
          </table:table-cell>
        </table:table-row>
        <table:table-row table:style-name="ro1">
          <table:table-cell office:value-type="float" office:value="4.449" calcext:value-type="float">
            <text:p>4.449</text:p>
          </table:table-cell>
          <table:table-cell office:value-type="float" office:value="5.798" calcext:value-type="float">
            <text:p>5.798</text:p>
          </table:table-cell>
          <table:table-cell office:value-type="float" office:value="5.956" calcext:value-type="float">
            <text:p>5.956</text:p>
          </table:table-cell>
          <table:table-cell office:value-type="float" office:value="5.69" calcext:value-type="float">
            <text:p>5.69</text:p>
          </table:table-cell>
          <table:table-cell table:number-columns-repeated="3"/>
          <table:table-cell office:value-type="float" office:value="8.919" calcext:value-type="float">
            <text:p>8.919</text:p>
          </table:table-cell>
          <table:table-cell office:value-type="float" office:value="11.253" calcext:value-type="float">
            <text:p>11.253</text:p>
          </table:table-cell>
          <table:table-cell office:value-type="float" office:value="6.396" calcext:value-type="float">
            <text:p>6.396</text:p>
          </table:table-cell>
          <table:table-cell office:value-type="float" office:value="6.152" calcext:value-type="float">
            <text:p>6.152</text:p>
          </table:table-cell>
        </table:table-row>
        <table:table-row table:style-name="ro1">
          <table:table-cell office:value-type="float" office:value="4.449" calcext:value-type="float">
            <text:p>4.449</text:p>
          </table:table-cell>
          <table:table-cell office:value-type="float" office:value="5.849" calcext:value-type="float">
            <text:p>5.849</text:p>
          </table:table-cell>
          <table:table-cell office:value-type="float" office:value="8.318" calcext:value-type="float">
            <text:p>8.318</text:p>
          </table:table-cell>
          <table:table-cell office:value-type="float" office:value="6.911" calcext:value-type="float">
            <text:p>6.911</text:p>
          </table:table-cell>
          <table:table-cell table:number-columns-repeated="3"/>
          <table:table-cell office:value-type="float" office:value="5.732" calcext:value-type="float">
            <text:p>5.732</text:p>
          </table:table-cell>
          <table:table-cell office:value-type="float" office:value="10.162" calcext:value-type="float">
            <text:p>10.162</text:p>
          </table:table-cell>
          <table:table-cell office:value-type="float" office:value="5.101" calcext:value-type="float">
            <text:p>5.101</text:p>
          </table:table-cell>
          <table:table-cell office:value-type="float" office:value="8.066" calcext:value-type="float">
            <text:p>8.066</text:p>
          </table:table-cell>
        </table:table-row>
        <table:table-row table:style-name="ro1">
          <table:table-cell office:value-type="float" office:value="7.221" calcext:value-type="float">
            <text:p>7.221</text:p>
          </table:table-cell>
          <table:table-cell office:value-type="float" office:value="10.631" calcext:value-type="float">
            <text:p>10.631</text:p>
          </table:table-cell>
          <table:table-cell office:value-type="float" office:value="8.584" calcext:value-type="float">
            <text:p>8.584</text:p>
          </table:table-cell>
          <table:table-cell office:value-type="float" office:value="5.301" calcext:value-type="float">
            <text:p>5.301</text:p>
          </table:table-cell>
          <table:table-cell table:number-columns-repeated="3"/>
          <table:table-cell office:value-type="float" office:value="7.274" calcext:value-type="float">
            <text:p>7.274</text:p>
          </table:table-cell>
          <table:table-cell office:value-type="float" office:value="4.561" calcext:value-type="float">
            <text:p>4.561</text:p>
          </table:table-cell>
          <table:table-cell office:value-type="float" office:value="22.717" calcext:value-type="float">
            <text:p>22.717</text:p>
          </table:table-cell>
          <table:table-cell office:value-type="float" office:value="8.792" calcext:value-type="float">
            <text:p>8.792</text:p>
          </table:table-cell>
        </table:table-row>
        <table:table-row table:style-name="ro1">
          <table:table-cell office:value-type="float" office:value="9.705" calcext:value-type="float">
            <text:p>9.705</text:p>
          </table:table-cell>
          <table:table-cell office:value-type="float" office:value="4.781" calcext:value-type="float">
            <text:p>4.781</text:p>
          </table:table-cell>
          <table:table-cell office:value-type="float" office:value="7.88" calcext:value-type="float">
            <text:p>7.88</text:p>
          </table:table-cell>
          <table:table-cell office:value-type="float" office:value="5.813" calcext:value-type="float">
            <text:p>5.813</text:p>
          </table:table-cell>
          <table:table-cell table:number-columns-repeated="3"/>
          <table:table-cell office:value-type="float" office:value="15.035" calcext:value-type="float">
            <text:p>15.035</text:p>
          </table:table-cell>
          <table:table-cell office:value-type="float" office:value="6.175" calcext:value-type="float">
            <text:p>6.175</text:p>
          </table:table-cell>
          <table:table-cell office:value-type="float" office:value="13.719" calcext:value-type="float">
            <text:p>13.719</text:p>
          </table:table-cell>
          <table:table-cell office:value-type="float" office:value="11.967" calcext:value-type="float">
            <text:p>11.967</text:p>
          </table:table-cell>
        </table:table-row>
        <table:table-row table:style-name="ro1">
          <table:table-cell office:value-type="float" office:value="7.359" calcext:value-type="float">
            <text:p>7.359</text:p>
          </table:table-cell>
          <table:table-cell office:value-type="float" office:value="5.25" calcext:value-type="float">
            <text:p>5.25</text:p>
          </table:table-cell>
          <table:table-cell office:value-type="float" office:value="8.074" calcext:value-type="float">
            <text:p>8.074</text:p>
          </table:table-cell>
          <table:table-cell office:value-type="float" office:value="2.867" calcext:value-type="float">
            <text:p>2.867</text:p>
          </table:table-cell>
          <table:table-cell table:number-columns-repeated="3"/>
          <table:table-cell office:value-type="float" office:value="12.353" calcext:value-type="float">
            <text:p>12.353</text:p>
          </table:table-cell>
          <table:table-cell office:value-type="float" office:value="17.586" calcext:value-type="float">
            <text:p>17.586</text:p>
          </table:table-cell>
          <table:table-cell office:value-type="float" office:value="19.858" calcext:value-type="float">
            <text:p>19.858</text:p>
          </table:table-cell>
          <table:table-cell office:value-type="float" office:value="14.861" calcext:value-type="float">
            <text:p>14.861</text:p>
          </table:table-cell>
        </table:table-row>
        <table:table-row table:style-name="ro1">
          <table:table-cell office:value-type="float" office:value="4.063" calcext:value-type="float">
            <text:p>4.063</text:p>
          </table:table-cell>
          <table:table-cell office:value-type="float" office:value="3.302" calcext:value-type="float">
            <text:p>3.302</text:p>
          </table:table-cell>
          <table:table-cell office:value-type="float" office:value="7.131" calcext:value-type="float">
            <text:p>7.131</text:p>
          </table:table-cell>
          <table:table-cell office:value-type="float" office:value="5.307" calcext:value-type="float">
            <text:p>5.307</text:p>
          </table:table-cell>
          <table:table-cell table:number-columns-repeated="3"/>
          <table:table-cell office:value-type="float" office:value="14.117" calcext:value-type="float">
            <text:p>14.117</text:p>
          </table:table-cell>
          <table:table-cell office:value-type="float" office:value="16.85" calcext:value-type="float">
            <text:p>16.85</text:p>
          </table:table-cell>
          <table:table-cell office:value-type="float" office:value="10.343" calcext:value-type="float">
            <text:p>10.343</text:p>
          </table:table-cell>
          <table:table-cell office:value-type="float" office:value="15.012" calcext:value-type="float">
            <text:p>15.012</text:p>
          </table:table-cell>
        </table:table-row>
        <table:table-row table:style-name="ro1">
          <table:table-cell office:value-type="float" office:value="8.936" calcext:value-type="float">
            <text:p>8.936</text:p>
          </table:table-cell>
          <table:table-cell office:value-type="float" office:value="10.4" calcext:value-type="float">
            <text:p>10.4</text:p>
          </table:table-cell>
          <table:table-cell office:value-type="float" office:value="4.273" calcext:value-type="float">
            <text:p>4.273</text:p>
          </table:table-cell>
          <table:table-cell office:value-type="float" office:value="8.498" calcext:value-type="float">
            <text:p>8.498</text:p>
          </table:table-cell>
          <table:table-cell table:number-columns-repeated="3"/>
          <table:table-cell office:value-type="float" office:value="16.079" calcext:value-type="float">
            <text:p>16.079</text:p>
          </table:table-cell>
          <table:table-cell office:value-type="float" office:value="4.263" calcext:value-type="float">
            <text:p>4.263</text:p>
          </table:table-cell>
          <table:table-cell office:value-type="float" office:value="6.422" calcext:value-type="float">
            <text:p>6.42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float" office:value="10.546" calcext:value-type="float">
            <text:p>10.546</text:p>
          </table:table-cell>
          <table:table-cell office:value-type="float" office:value="6.882" calcext:value-type="float">
            <text:p>6.882</text:p>
          </table:table-cell>
          <table:table-cell office:value-type="float" office:value="8.746" calcext:value-type="float">
            <text:p>8.746</text:p>
          </table:table-cell>
          <table:table-cell office:value-type="float" office:value="6.647" calcext:value-type="float">
            <text:p>6.647</text:p>
          </table:table-cell>
          <table:table-cell table:number-columns-repeated="3"/>
          <table:table-cell office:value-type="float" office:value="7.465" calcext:value-type="float">
            <text:p>7.465</text:p>
          </table:table-cell>
          <table:table-cell office:value-type="float" office:value="10.199" calcext:value-type="float">
            <text:p>10.199</text:p>
          </table:table-cell>
          <table:table-cell office:value-type="float" office:value="18.857" calcext:value-type="float">
            <text:p>18.857</text:p>
          </table:table-cell>
          <table:table-cell office:value-type="float" office:value="16.016" calcext:value-type="float">
            <text:p>16.016</text:p>
          </table:table-cell>
        </table:table-row>
        <table:table-row table:style-name="ro1">
          <table:table-cell office:value-type="float" office:value="16.991" calcext:value-type="float">
            <text:p>16.991</text:p>
          </table:table-cell>
          <table:table-cell office:value-type="float" office:value="7.778" calcext:value-type="float">
            <text:p>7.778</text:p>
          </table:table-cell>
          <table:table-cell office:value-type="float" office:value="3.859" calcext:value-type="float">
            <text:p>3.859</text:p>
          </table:table-cell>
          <table:table-cell office:value-type="float" office:value="6.814" calcext:value-type="float">
            <text:p>6.814</text:p>
          </table:table-cell>
          <table:table-cell table:number-columns-repeated="3"/>
          <table:table-cell office:value-type="float" office:value="16.876" calcext:value-type="float">
            <text:p>16.876</text:p>
          </table:table-cell>
          <table:table-cell office:value-type="float" office:value="8.106" calcext:value-type="float">
            <text:p>8.106</text:p>
          </table:table-cell>
          <table:table-cell office:value-type="float" office:value="15.423" calcext:value-type="float">
            <text:p>15.423</text:p>
          </table:table-cell>
          <table:table-cell office:value-type="float" office:value="10.888" calcext:value-type="float">
            <text:p>10.888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10.645" calcext:value-type="float">
            <text:p>10.645</text:p>
          </table:table-cell>
          <table:table-cell office:value-type="float" office:value="6.182" calcext:value-type="float">
            <text:p>6.182</text:p>
          </table:table-cell>
          <table:table-cell table:number-columns-repeated="4"/>
          <table:table-cell office:value-type="float" office:value="14.424" calcext:value-type="float">
            <text:p>14.424</text:p>
          </table:table-cell>
          <table:table-cell office:value-type="float" office:value="4.296" calcext:value-type="float">
            <text:p>4.296</text:p>
          </table:table-cell>
          <table:table-cell office:value-type="float" office:value="10.615" calcext:value-type="float">
            <text:p>10.615</text:p>
          </table:table-cell>
          <table:table-cell office:value-type="float" office:value="4.827" calcext:value-type="float">
            <text:p>4.827</text:p>
          </table:table-cell>
        </table:table-row>
        <table:table-row table:style-name="ro1">
          <table:table-cell office:value-type="float" office:value="6.037" calcext:value-type="float">
            <text:p>6.037</text:p>
          </table:table-cell>
          <table:table-cell office:value-type="float" office:value="10.008" calcext:value-type="float">
            <text:p>10.008</text:p>
          </table:table-cell>
          <table:table-cell office:value-type="float" office:value="7.506" calcext:value-type="float">
            <text:p>7.506</text:p>
          </table:table-cell>
          <table:table-cell table:number-columns-repeated="4"/>
          <table:table-cell office:value-type="float" office:value="19.418" calcext:value-type="float">
            <text:p>19.418</text:p>
          </table:table-cell>
          <table:table-cell office:value-type="float" office:value="7.137" calcext:value-type="float">
            <text:p>7.137</text:p>
          </table:table-cell>
          <table:table-cell office:value-type="float" office:value="11.268" calcext:value-type="float">
            <text:p>11.268</text:p>
          </table:table-cell>
          <table:table-cell office:value-type="float" office:value="14.077" calcext:value-type="float">
            <text:p>14.077</text:p>
          </table:table-cell>
        </table:table-row>
        <table:table-row table:style-name="ro1">
          <table:table-cell office:value-type="float" office:value="8.686" calcext:value-type="float">
            <text:p>8.686</text:p>
          </table:table-cell>
          <table:table-cell office:value-type="float" office:value="7.215" calcext:value-type="float">
            <text:p>7.215</text:p>
          </table:table-cell>
          <table:table-cell office:value-type="float" office:value="8.481" calcext:value-type="float">
            <text:p>8.481</text:p>
          </table:table-cell>
          <table:table-cell table:number-columns-repeated="4"/>
          <table:table-cell office:value-type="float" office:value="5.822" calcext:value-type="float">
            <text:p>5.822</text:p>
          </table:table-cell>
          <table:table-cell office:value-type="float" office:value="21.923" calcext:value-type="float">
            <text:p>21.923</text:p>
          </table:table-cell>
          <table:table-cell office:value-type="float" office:value="9.803" calcext:value-type="float">
            <text:p>9.803</text:p>
          </table:table-cell>
          <table:table-cell office:value-type="float" office:value="10.503" calcext:value-type="float">
            <text:p>10.5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83" calcext:value-type="float">
            <text:p>4.483</text:p>
          </table:table-cell>
          <table:table-cell office:value-type="float" office:value="5.837" calcext:value-type="float">
            <text:p>5.837</text:p>
          </table:table-cell>
          <table:table-cell table:number-columns-repeated="4"/>
          <table:table-cell office:value-type="float" office:value="8.919" calcext:value-type="float">
            <text:p>8.919</text:p>
          </table:table-cell>
          <table:table-cell office:value-type="float" office:value="20.169" calcext:value-type="float">
            <text:p>20.169</text:p>
          </table:table-cell>
          <table:table-cell office:value-type="float" office:value="7.053" calcext:value-type="float">
            <text:p>7.053</text:p>
          </table:table-cell>
          <table:table-cell office:value-type="float" office:value="10.919" calcext:value-type="float">
            <text:p>10.919</text:p>
          </table:table-cell>
        </table:table-row>
        <table:table-row table:style-name="ro1">
          <table:table-cell office:value-type="float" office:value="7.869" calcext:value-type="float">
            <text:p>7.869</text:p>
          </table:table-cell>
          <table:table-cell office:value-type="float" office:value="11.245" calcext:value-type="float">
            <text:p>11.245</text:p>
          </table:table-cell>
          <table:table-cell office:value-type="float" office:value="3.691" calcext:value-type="float">
            <text:p>3.691</text:p>
          </table:table-cell>
          <table:table-cell table:number-columns-repeated="4"/>
          <table:table-cell office:value-type="float" office:value="11.844" calcext:value-type="float">
            <text:p>11.844</text:p>
          </table:table-cell>
          <table:table-cell office:value-type="float" office:value="13.321" calcext:value-type="float">
            <text:p>13.321</text:p>
          </table:table-cell>
          <table:table-cell office:value-type="float" office:value="19.388" calcext:value-type="float">
            <text:p>19.388</text:p>
          </table:table-cell>
          <table:table-cell office:value-type="float" office:value="6.599" calcext:value-type="float">
            <text:p>6.599</text:p>
          </table:table-cell>
        </table:table-row>
        <table:table-row table:style-name="ro1">
          <table:table-cell office:value-type="float" office:value="9.356" calcext:value-type="float">
            <text:p>9.356</text:p>
          </table:table-cell>
          <table:table-cell office:value-type="float" office:value="4.163" calcext:value-type="float">
            <text:p>4.163</text:p>
          </table:table-cell>
          <table:table-cell office:value-type="float" office:value="7.69" calcext:value-type="float">
            <text:p>7.69</text:p>
          </table:table-cell>
          <table:table-cell table:number-columns-repeated="4"/>
          <table:table-cell office:value-type="float" office:value="12.773" calcext:value-type="float">
            <text:p>12.773</text:p>
          </table:table-cell>
          <table:table-cell office:value-type="float" office:value="15.237" calcext:value-type="float">
            <text:p>15.237</text:p>
          </table:table-cell>
          <table:table-cell office:value-type="float" office:value="18.319" calcext:value-type="float">
            <text:p>18.319</text:p>
          </table:table-cell>
          <table:table-cell office:value-type="float" office:value="22.779" calcext:value-type="float">
            <text:p>22.779</text:p>
          </table:table-cell>
        </table:table-row>
        <table:table-row table:style-name="ro1">
          <table:table-cell office:value-type="float" office:value="5.687" calcext:value-type="float">
            <text:p>5.687</text:p>
          </table:table-cell>
          <table:table-cell office:value-type="float" office:value="8.001" calcext:value-type="float">
            <text:p>8.001</text:p>
          </table:table-cell>
          <table:table-cell table:number-columns-repeated="5"/>
          <table:table-cell office:value-type="float" office:value="5.243" calcext:value-type="float">
            <text:p>5.243</text:p>
          </table:table-cell>
          <table:table-cell office:value-type="float" office:value="9.99" calcext:value-type="float">
            <text:p>9.99</text:p>
          </table:table-cell>
          <table:table-cell office:value-type="float" office:value="11.73" calcext:value-type="float">
            <text:p>11.73</text:p>
          </table:table-cell>
          <table:table-cell office:value-type="float" office:value="18.259" calcext:value-type="float">
            <text:p>18.259</text:p>
          </table:table-cell>
        </table:table-row>
        <table:table-row table:style-name="ro1">
          <table:table-cell office:value-type="float" office:value="7.153" calcext:value-type="float">
            <text:p>7.153</text:p>
          </table:table-cell>
          <table:table-cell office:value-type="float" office:value="5.135" calcext:value-type="float">
            <text:p>5.135</text:p>
          </table:table-cell>
          <table:table-cell table:number-columns-repeated="5"/>
          <table:table-cell office:value-type="float" office:value="13.739" calcext:value-type="float">
            <text:p>13.739</text:p>
          </table:table-cell>
          <table:table-cell office:value-type="float" office:value="11.664" calcext:value-type="float">
            <text:p>11.664</text:p>
          </table:table-cell>
          <table:table-cell office:value-type="float" office:value="11.143" calcext:value-type="float">
            <text:p>11.143</text:p>
          </table:table-cell>
          <table:table-cell office:value-type="float" office:value="13.734" calcext:value-type="float">
            <text:p>13.734</text:p>
          </table:table-cell>
        </table:table-row>
        <table:table-row table:style-name="ro1">
          <table:table-cell office:value-type="float" office:value="8.556" calcext:value-type="float">
            <text:p>8.556</text:p>
          </table:table-cell>
          <table:table-cell office:value-type="float" office:value="4.678" calcext:value-type="float">
            <text:p>4.678</text:p>
          </table:table-cell>
          <table:table-cell table:number-columns-repeated="5"/>
          <table:table-cell office:value-type="float" office:value="12.729" calcext:value-type="float">
            <text:p>12.729</text:p>
          </table:table-cell>
          <table:table-cell office:value-type="float" office:value="11.169" calcext:value-type="float">
            <text:p>11.169</text:p>
          </table:table-cell>
          <table:table-cell office:value-type="float" office:value="9.902" calcext:value-type="float">
            <text:p>9.902</text:p>
          </table:table-cell>
          <table:table-cell office:value-type="float" office:value="18.911" calcext:value-type="float">
            <text:p>18.911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7.696" calcext:value-type="float">
            <text:p>7.696</text:p>
          </table:table-cell>
          <table:table-cell table:number-columns-repeated="5"/>
          <table:table-cell office:value-type="float" office:value="17.226" calcext:value-type="float">
            <text:p>17.226</text:p>
          </table:table-cell>
          <table:table-cell office:value-type="float" office:value="6.736" calcext:value-type="float">
            <text:p>6.736</text:p>
          </table:table-cell>
          <table:table-cell office:value-type="float" office:value="12.792" calcext:value-type="float">
            <text:p>12.792</text:p>
          </table:table-cell>
          <table:table-cell office:value-type="float" office:value="12.523" calcext:value-type="float">
            <text:p>12.523</text:p>
          </table:table-cell>
        </table:table-row>
        <table:table-row table:style-name="ro1">
          <table:table-cell table:number-columns-repeated="7"/>
          <table:table-cell office:value-type="float" office:value="14.744" calcext:value-type="float">
            <text:p>14.744</text:p>
          </table:table-cell>
          <table:table-cell office:value-type="float" office:value="16.495" calcext:value-type="float">
            <text:p>16.495</text:p>
          </table:table-cell>
          <table:table-cell office:value-type="float" office:value="9.134" calcext:value-type="float">
            <text:p>9.134</text:p>
          </table:table-cell>
          <table:table-cell office:value-type="float" office:value="14.047" calcext:value-type="float">
            <text:p>14.047</text:p>
          </table:table-cell>
        </table:table-row>
        <table:table-row table:style-name="ro1">
          <table:table-cell table:formula="of:=COUNTIF([.A76:.A116];&quot;&gt;3&quot;)" office:value-type="float" office:value="34" calcext:value-type="float">
            <text:p>34</text:p>
          </table:table-cell>
          <table:table-cell table:formula="of:=COUNTIF([.B76:.B116];&quot;&gt;3&quot;)" office:value-type="float" office:value="32" calcext:value-type="float">
            <text:p>32</text:p>
          </table:table-cell>
          <table:table-cell table:formula="of:=COUNTIF([.C76:.C116];&quot;&gt;3&quot;)" office:value-type="float" office:value="27" calcext:value-type="float">
            <text:p>27</text:p>
          </table:table-cell>
          <table:table-cell table:formula="of:=COUNTIF([.D76:.D116];&quot;&gt;3&quot;)" office:value-type="float" office:value="20" calcext:value-type="float">
            <text:p>20</text:p>
          </table:table-cell>
          <table:table-cell table:number-columns-repeated="3"/>
          <table:table-cell office:value-type="float" office:value="12.288" calcext:value-type="float">
            <text:p>12.288</text:p>
          </table:table-cell>
          <table:table-cell office:value-type="float" office:value="18.009" calcext:value-type="float">
            <text:p>18.009</text:p>
          </table:table-cell>
          <table:table-cell office:value-type="float" office:value="22.21" calcext:value-type="float">
            <text:p>22.21</text:p>
          </table:table-cell>
          <table:table-cell office:value-type="float" office:value="5.541" calcext:value-type="float">
            <text:p>5.541</text:p>
          </table:table-cell>
        </table:table-row>
        <table:table-row table:style-name="ro1">
          <table:table-cell table:number-columns-repeated="7"/>
          <table:table-cell office:value-type="float" office:value="10.739" calcext:value-type="float">
            <text:p>10.739</text:p>
          </table:table-cell>
          <table:table-cell office:value-type="float" office:value="15.89" calcext:value-type="float">
            <text:p>15.89</text:p>
          </table:table-cell>
          <table:table-cell office:value-type="float" office:value="13.006" calcext:value-type="float">
            <text:p>13.006</text:p>
          </table:table-cell>
          <table:table-cell office:value-type="float" office:value="9.391" calcext:value-type="float">
            <text:p>9.391</text:p>
          </table:table-cell>
        </table:table-row>
        <table:table-row table:style-name="ro1">
          <table:table-cell table:number-columns-repeated="7"/>
          <table:table-cell office:value-type="float" office:value="5.658" calcext:value-type="float">
            <text:p>5.658</text:p>
          </table:table-cell>
          <table:table-cell office:value-type="float" office:value="10.999" calcext:value-type="float">
            <text:p>10.999</text:p>
          </table:table-cell>
          <table:table-cell office:value-type="float" office:value="14.028" calcext:value-type="float">
            <text:p>14.028</text:p>
          </table:table-cell>
          <table:table-cell office:value-type="float" office:value="5.257" calcext:value-type="float">
            <text:p>5.257</text:p>
          </table:table-cell>
        </table:table-row>
        <table:table-row table:style-name="ro1">
          <table:table-cell office:value-type="string" calcext:value-type="string">
            <text:p>Dzień 5</text:p>
          </table:table-cell>
          <table:table-cell table:number-columns-repeated="6"/>
          <table:table-cell office:value-type="float" office:value="14.811" calcext:value-type="float">
            <text:p>14.811</text:p>
          </table:table-cell>
          <table:table-cell office:value-type="float" office:value="18.937" calcext:value-type="float">
            <text:p>18.937</text:p>
          </table:table-cell>
          <table:table-cell office:value-type="float" office:value="10.755" calcext:value-type="float">
            <text:p>10.755</text:p>
          </table:table-cell>
          <table:table-cell office:value-type="float" office:value="6.764" calcext:value-type="float">
            <text:p>6.764</text:p>
          </table:table-cell>
        </table:table-row>
        <table:table-row table:style-name="ro1">
          <table:table-cell office:value-type="string" calcext:value-type="string">
            <text:p>70 E-</text:p>
          </table:table-cell>
          <table:table-cell office:value-type="string" calcext:value-type="string">
            <text:p>70 E+</text:p>
          </table:table-cell>
          <table:table-cell office:value-type="string" calcext:value-type="string">
            <text:p>Col-0 E-</text:p>
          </table:table-cell>
          <table:table-cell office:value-type="string" calcext:value-type="string">
            <text:p>Col-0 E+</text:p>
          </table:table-cell>
          <table:table-cell table:number-columns-repeated="3"/>
          <table:table-cell office:value-type="float" office:value="13.807" calcext:value-type="float">
            <text:p>13.807</text:p>
          </table:table-cell>
          <table:table-cell office:value-type="float" office:value="17.341" calcext:value-type="float">
            <text:p>17.341</text:p>
          </table:table-cell>
          <table:table-cell office:value-type="float" office:value="12.084" calcext:value-type="float">
            <text:p>12.084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1">
          <table:table-cell office:value-type="float" office:value="10.342" calcext:value-type="float">
            <text:p>10.342</text:p>
          </table:table-cell>
          <table:table-cell office:value-type="float" office:value="4.625" calcext:value-type="float">
            <text:p>4.625</text:p>
          </table:table-cell>
          <table:table-cell office:value-type="float" office:value="10.962" calcext:value-type="float">
            <text:p>10.962</text:p>
          </table:table-cell>
          <table:table-cell office:value-type="float" office:value="5.093" calcext:value-type="float">
            <text:p>5.093</text:p>
          </table:table-cell>
          <table:table-cell table:number-columns-repeated="3"/>
          <table:table-cell office:value-type="float" office:value="14.424" calcext:value-type="float">
            <text:p>14.424</text:p>
          </table:table-cell>
          <table:table-cell office:value-type="float" office:value="10.167" calcext:value-type="float">
            <text:p>10.167</text:p>
          </table:table-cell>
          <table:table-cell office:value-type="float" office:value="11.81" calcext:value-type="float">
            <text:p>11.81</text:p>
          </table:table-cell>
          <table:table-cell office:value-type="float" office:value="12.621" calcext:value-type="float">
            <text:p>12.621</text:p>
          </table:table-cell>
        </table:table-row>
        <table:table-row table:style-name="ro1">
          <table:table-cell office:value-type="float" office:value="11.858" calcext:value-type="float">
            <text:p>11.858</text:p>
          </table:table-cell>
          <table:table-cell office:value-type="float" office:value="6.051" calcext:value-type="float">
            <text:p>6.051</text:p>
          </table:table-cell>
          <table:table-cell office:value-type="float" office:value="8.502" calcext:value-type="float">
            <text:p>8.502</text:p>
          </table:table-cell>
          <table:table-cell office:value-type="float" office:value="5.869" calcext:value-type="float">
            <text:p>5.869</text:p>
          </table:table-cell>
          <table:table-cell table:number-columns-repeated="3"/>
          <table:table-cell office:value-type="float" office:value="4.296" calcext:value-type="float">
            <text:p>4.296</text:p>
          </table:table-cell>
          <table:table-cell office:value-type="float" office:value="21.972" calcext:value-type="float">
            <text:p>21.972</text:p>
          </table:table-cell>
          <table:table-cell office:value-type="float" office:value="12.782" calcext:value-type="float">
            <text:p>12.782</text:p>
          </table:table-cell>
          <table:table-cell office:value-type="float" office:value="19.721" calcext:value-type="float">
            <text:p>19.721</text:p>
          </table:table-cell>
        </table:table-row>
        <table:table-row table:style-name="ro1">
          <table:table-cell office:value-type="float" office:value="7.257" calcext:value-type="float">
            <text:p>7.257</text:p>
          </table:table-cell>
          <table:table-cell office:value-type="float" office:value="10.979" calcext:value-type="float">
            <text:p>10.979</text:p>
          </table:table-cell>
          <table:table-cell office:value-type="float" office:value="9.734" calcext:value-type="float">
            <text:p>9.734</text:p>
          </table:table-cell>
          <table:table-cell office:value-type="float" office:value="8.749" calcext:value-type="float">
            <text:p>8.749</text:p>
          </table:table-cell>
          <table:table-cell table:number-columns-repeated="3"/>
          <table:table-cell office:value-type="float" office:value="3.129" calcext:value-type="float">
            <text:p>3.129</text:p>
          </table:table-cell>
          <table:table-cell office:value-type="float" office:value="25.207" calcext:value-type="float">
            <text:p>25.207</text:p>
          </table:table-cell>
          <table:table-cell office:value-type="float" office:value="14.767" calcext:value-type="float">
            <text:p>14.767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7.892" calcext:value-type="float">
            <text:p>7.892</text:p>
          </table:table-cell>
          <table:table-cell office:value-type="float" office:value="6.416" calcext:value-type="float">
            <text:p>6.416</text:p>
          </table:table-cell>
          <table:table-cell office:value-type="float" office:value="5.948" calcext:value-type="float">
            <text:p>5.948</text:p>
          </table:table-cell>
          <table:table-cell table:number-columns-repeated="3"/>
          <table:table-cell office:value-type="float" office:value="17.572" calcext:value-type="float">
            <text:p>17.572</text:p>
          </table:table-cell>
          <table:table-cell office:value-type="float" office:value="17.607" calcext:value-type="float">
            <text:p>17.607</text:p>
          </table:table-cell>
          <table:table-cell office:value-type="float" office:value="11.082" calcext:value-type="float">
            <text:p>11.082</text:p>
          </table:table-cell>
          <table:table-cell office:value-type="float" office:value="15.012" calcext:value-type="float">
            <text:p>15.012</text:p>
          </table:table-cell>
        </table:table-row>
        <table:table-row table:style-name="ro1">
          <table:table-cell office:value-type="float" office:value="7.573" calcext:value-type="float">
            <text:p>7.573</text:p>
          </table:table-cell>
          <table:table-cell office:value-type="float" office:value="7.347" calcext:value-type="float">
            <text:p>7.347</text:p>
          </table:table-cell>
          <table:table-cell office:value-type="float" office:value="13.582" calcext:value-type="float">
            <text:p>13.582</text:p>
          </table:table-cell>
          <table:table-cell office:value-type="float" office:value="1.75" calcext:value-type="float">
            <text:p>1.75</text:p>
          </table:table-cell>
          <table:table-cell table:number-columns-repeated="3"/>
          <table:table-cell office:value-type="float" office:value="15.094" calcext:value-type="float">
            <text:p>15.094</text:p>
          </table:table-cell>
          <table:table-cell office:value-type="float" office:value="13.321" calcext:value-type="float">
            <text:p>13.321</text:p>
          </table:table-cell>
          <table:table-cell office:value-type="float" office:value="14.245" calcext:value-type="float">
            <text:p>14.245</text:p>
          </table:table-cell>
          <table:table-cell office:value-type="float" office:value="5.948" calcext:value-type="float">
            <text:p>5.948</text:p>
          </table:table-cell>
        </table:table-row>
        <table:table-row table:style-name="ro1">
          <table:table-cell office:value-type="float" office:value="7.724" calcext:value-type="float">
            <text:p>7.724</text:p>
          </table:table-cell>
          <table:table-cell office:value-type="float" office:value="7.48" calcext:value-type="float">
            <text:p>7.48</text:p>
          </table:table-cell>
          <table:table-cell office:value-type="float" office:value="7.308" calcext:value-type="float">
            <text:p>7.308</text:p>
          </table:table-cell>
          <table:table-cell office:value-type="float" office:value="6.416" calcext:value-type="float">
            <text:p>6.416</text:p>
          </table:table-cell>
          <table:table-cell table:number-columns-repeated="3"/>
          <table:table-cell office:value-type="float" office:value="12.524" calcext:value-type="float">
            <text:p>12.524</text:p>
          </table:table-cell>
          <table:table-cell office:value-type="float" office:value="5.216" calcext:value-type="float">
            <text:p>5.216</text:p>
          </table:table-cell>
          <table:table-cell office:value-type="float" office:value="18.527" calcext:value-type="float">
            <text:p>18.527</text:p>
          </table:table-cell>
          <table:table-cell office:value-type="float" office:value="14.479" calcext:value-type="float">
            <text:p>14.479</text:p>
          </table:table-cell>
        </table:table-row>
        <table:table-row table:style-name="ro1">
          <table:table-cell office:value-type="float" office:value="10.342" calcext:value-type="float">
            <text:p>10.342</text:p>
          </table:table-cell>
          <table:table-cell office:value-type="float" office:value="12.264" calcext:value-type="float">
            <text:p>12.264</text:p>
          </table:table-cell>
          <table:table-cell office:value-type="float" office:value="9.694" calcext:value-type="float">
            <text:p>9.694</text:p>
          </table:table-cell>
          <table:table-cell office:value-type="float" office:value="5.034" calcext:value-type="float">
            <text:p>5.034</text:p>
          </table:table-cell>
          <table:table-cell table:number-columns-repeated="3"/>
          <table:table-cell office:value-type="float" office:value="6.861" calcext:value-type="float">
            <text:p>6.861</text:p>
          </table:table-cell>
          <table:table-cell office:value-type="float" office:value="17.122" calcext:value-type="float">
            <text:p>17.122</text:p>
          </table:table-cell>
          <table:table-cell office:value-type="float" office:value="17.97" calcext:value-type="float">
            <text:p>17.97</text:p>
          </table:table-cell>
          <table:table-cell office:value-type="float" office:value="12.168" calcext:value-type="float">
            <text:p>12.168</text:p>
          </table:table-cell>
        </table:table-row>
        <table:table-row table:style-name="ro1">
          <table:table-cell office:value-type="float" office:value="5.359" calcext:value-type="float">
            <text:p>5.359</text:p>
          </table:table-cell>
          <table:table-cell office:value-type="float" office:value="6.818" calcext:value-type="float">
            <text:p>6.818</text:p>
          </table:table-cell>
          <table:table-cell office:value-type="float" office:value="5.869" calcext:value-type="float">
            <text:p>5.869</text:p>
          </table:table-cell>
          <table:table-cell office:value-type="float" office:value="5.833" calcext:value-type="float">
            <text:p>5.833</text:p>
          </table:table-cell>
          <table:table-cell table:number-columns-repeated="3"/>
          <table:table-cell office:value-type="float" office:value="18.23" calcext:value-type="float">
            <text:p>18.23</text:p>
          </table:table-cell>
          <table:table-cell office:value-type="float" office:value="11.84" calcext:value-type="float">
            <text:p>11.84</text:p>
          </table:table-cell>
          <table:table-cell office:value-type="float" office:value="14.349" calcext:value-type="float">
            <text:p>14.349</text:p>
          </table:table-cell>
          <table:table-cell office:value-type="float" office:value="9.915" calcext:value-type="float">
            <text:p>9.915</text:p>
          </table:table-cell>
        </table:table-row>
        <table:table-row table:style-name="ro1">
          <table:table-cell office:value-type="float" office:value="5.518" calcext:value-type="float">
            <text:p>5.518</text:p>
          </table:table-cell>
          <table:table-cell office:value-type="float" office:value="4.453" calcext:value-type="float">
            <text:p>4.453</text:p>
          </table:table-cell>
          <table:table-cell office:value-type="float" office:value="7.605" calcext:value-type="float">
            <text:p>7.605</text:p>
          </table:table-cell>
          <table:table-cell office:value-type="float" office:value="8.212" calcext:value-type="float">
            <text:p>8.212</text:p>
          </table:table-cell>
          <table:table-cell table:number-columns-repeated="3"/>
          <table:table-cell office:value-type="float" office:value="19.311" calcext:value-type="float">
            <text:p>19.311</text:p>
          </table:table-cell>
          <table:table-cell office:value-type="float" office:value="9.517" calcext:value-type="float">
            <text:p>9.517</text:p>
          </table:table-cell>
          <table:table-cell office:value-type="float" office:value="13.904" calcext:value-type="float">
            <text:p>13.904</text:p>
          </table:table-cell>
          <table:table-cell office:value-type="float" office:value="5.502" calcext:value-type="float">
            <text:p>5.502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7.573" calcext:value-type="float">
            <text:p>7.573</text:p>
          </table:table-cell>
          <table:table-cell office:value-type="float" office:value="9.781" calcext:value-type="float">
            <text:p>9.781</text:p>
          </table:table-cell>
          <table:table-cell office:value-type="float" office:value="5.322" calcext:value-type="float">
            <text:p>5.322</text:p>
          </table:table-cell>
          <table:table-cell table:number-columns-repeated="3"/>
          <table:table-cell office:value-type="float" office:value="14.263" calcext:value-type="float">
            <text:p>14.263</text:p>
          </table:table-cell>
          <table:table-cell office:value-type="float" office:value="4.001" calcext:value-type="float">
            <text:p>4.001</text:p>
          </table:table-cell>
          <table:table-cell office:value-type="float" office:value="8.254" calcext:value-type="float">
            <text:p>8.254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9.365" calcext:value-type="float">
            <text:p>9.365</text:p>
          </table:table-cell>
          <table:table-cell office:value-type="float" office:value="5.65" calcext:value-type="float">
            <text:p>5.65</text:p>
          </table:table-cell>
          <table:table-cell office:value-type="float" office:value="9.083" calcext:value-type="float">
            <text:p>9.083</text:p>
          </table:table-cell>
          <table:table-cell office:value-type="float" office:value="7.699" calcext:value-type="float">
            <text:p>7.699</text:p>
          </table:table-cell>
          <table:table-cell table:number-columns-repeated="3"/>
          <table:table-cell office:value-type="float" office:value="8.347" calcext:value-type="float">
            <text:p>8.347</text:p>
          </table:table-cell>
          <table:table-cell office:value-type="float" office:value="10.486" calcext:value-type="float">
            <text:p>10.486</text:p>
          </table:table-cell>
          <table:table-cell office:value-type="float" office:value="7.203" calcext:value-type="float">
            <text:p>7.203</text:p>
          </table:table-cell>
          <table:table-cell office:value-type="float" office:value="10.273" calcext:value-type="float">
            <text:p>10.273</text:p>
          </table:table-cell>
        </table:table-row>
        <table:table-row table:style-name="ro1">
          <table:table-cell office:value-type="float" office:value="8.319" calcext:value-type="float">
            <text:p>8.319</text:p>
          </table:table-cell>
          <table:table-cell office:value-type="float" office:value="14.414" calcext:value-type="float">
            <text:p>14.414</text:p>
          </table:table-cell>
          <table:table-cell office:value-type="float" office:value="6.131" calcext:value-type="float">
            <text:p>6.131</text:p>
          </table:table-cell>
          <table:table-cell office:value-type="float" office:value="5.662" calcext:value-type="float">
            <text:p>5.662</text:p>
          </table:table-cell>
          <table:table-cell table:number-columns-repeated="3"/>
          <table:table-cell office:value-type="float" office:value="6.385" calcext:value-type="float">
            <text:p>6.385</text:p>
          </table:table-cell>
          <table:table-cell office:value-type="float" office:value="6.729" calcext:value-type="float">
            <text:p>6.729</text:p>
          </table:table-cell>
          <table:table-cell office:value-type="float" office:value="11.066" calcext:value-type="float">
            <text:p>11.066</text:p>
          </table:table-cell>
          <table:table-cell office:value-type="float" office:value="8.356" calcext:value-type="float">
            <text:p>8.356</text:p>
          </table:table-cell>
        </table:table-row>
        <table:table-row table:style-name="ro1">
          <table:table-cell office:value-type="float" office:value="3.729" calcext:value-type="float">
            <text:p>3.729</text:p>
          </table:table-cell>
          <table:table-cell office:value-type="float" office:value="7.458" calcext:value-type="float">
            <text:p>7.458</text:p>
          </table:table-cell>
          <table:table-cell office:value-type="float" office:value="8.492" calcext:value-type="float">
            <text:p>8.492</text:p>
          </table:table-cell>
          <table:table-cell office:value-type="float" office:value="6.012" calcext:value-type="float">
            <text:p>6.012</text:p>
          </table:table-cell>
          <table:table-cell table:number-columns-repeated="3"/>
          <table:table-cell office:value-type="float" office:value="13.946" calcext:value-type="float">
            <text:p>13.946</text:p>
          </table:table-cell>
          <table:table-cell office:value-type="float" office:value="23.532" calcext:value-type="float">
            <text:p>23.532</text:p>
          </table:table-cell>
          <table:table-cell office:value-type="float" office:value="15.481" calcext:value-type="float">
            <text:p>15.481</text:p>
          </table:table-cell>
          <table:table-cell office:value-type="float" office:value="5.533" calcext:value-type="float">
            <text:p>5.533</text:p>
          </table:table-cell>
        </table:table-row>
        <table:table-row table:style-name="ro1">
          <table:table-cell office:value-type="float" office:value="10.089" calcext:value-type="float">
            <text:p>10.089</text:p>
          </table:table-cell>
          <table:table-cell office:value-type="float" office:value="7.223" calcext:value-type="float">
            <text:p>7.223</text:p>
          </table:table-cell>
          <table:table-cell office:value-type="float" office:value="8.502" calcext:value-type="float">
            <text:p>8.502</text:p>
          </table:table-cell>
          <table:table-cell office:value-type="float" office:value="6.612" calcext:value-type="float">
            <text:p>6.612</text:p>
          </table:table-cell>
          <table:table-cell table:number-columns-repeated="3"/>
          <table:table-cell office:value-type="float" office:value="17.799" calcext:value-type="float">
            <text:p>17.799</text:p>
          </table:table-cell>
          <table:table-cell office:value-type="float" office:value="19.647" calcext:value-type="float">
            <text:p>19.647</text:p>
          </table:table-cell>
          <table:table-cell office:value-type="float" office:value="21.321" calcext:value-type="float">
            <text:p>21.321</text:p>
          </table:table-cell>
          <table:table-cell office:value-type="float" office:value="7.023" calcext:value-type="float">
            <text:p>7.023</text:p>
          </table:table-cell>
        </table:table-row>
        <table:table-row table:style-name="ro1">
          <table:table-cell office:value-type="float" office:value="3.103" calcext:value-type="float">
            <text:p>3.103</text:p>
          </table:table-cell>
          <table:table-cell office:value-type="float" office:value="11.941" calcext:value-type="float">
            <text:p>11.941</text:p>
          </table:table-cell>
          <table:table-cell office:value-type="float" office:value="12.812" calcext:value-type="float">
            <text:p>12.812</text:p>
          </table:table-cell>
          <table:table-cell office:value-type="float" office:value="12.024" calcext:value-type="float">
            <text:p>12.024</text:p>
          </table:table-cell>
          <table:table-cell table:number-columns-repeated="3"/>
          <table:table-cell office:value-type="float" office:value="18.245" calcext:value-type="float">
            <text:p>18.245</text:p>
          </table:table-cell>
          <table:table-cell office:value-type="float" office:value="9.63" calcext:value-type="float">
            <text:p>9.63</text:p>
          </table:table-cell>
          <table:table-cell office:value-type="float" office:value="9.915" calcext:value-type="float">
            <text:p>9.915</text:p>
          </table:table-cell>
          <table:table-cell office:value-type="float" office:value="17.363" calcext:value-type="float">
            <text:p>17.363</text:p>
          </table:table-cell>
        </table:table-row>
        <table:table-row table:style-name="ro1">
          <table:table-cell office:value-type="float" office:value="10.441" calcext:value-type="float">
            <text:p>10.441</text:p>
          </table:table-cell>
          <table:table-cell office:value-type="float" office:value="7.177" calcext:value-type="float">
            <text:p>7.177</text:p>
          </table:table-cell>
          <table:table-cell office:value-type="float" office:value="10.759" calcext:value-type="float">
            <text:p>10.759</text:p>
          </table:table-cell>
          <table:table-cell office:value-type="float" office:value="7.203" calcext:value-type="float">
            <text:p>7.203</text:p>
          </table:table-cell>
          <table:table-cell table:number-columns-repeated="3"/>
          <table:table-cell office:value-type="float" office:value="16.766" calcext:value-type="float">
            <text:p>16.766</text:p>
          </table:table-cell>
          <table:table-cell office:value-type="float" office:value="7.671" calcext:value-type="float">
            <text:p>7.671</text:p>
          </table:table-cell>
          <table:table-cell office:value-type="float" office:value="13.188" calcext:value-type="float">
            <text:p>13.188</text:p>
          </table:table-cell>
          <table:table-cell office:value-type="float" office:value="5.192" calcext:value-type="float">
            <text:p>5.192</text:p>
          </table:table-cell>
        </table:table-row>
        <table:table-row table:style-name="ro1">
          <table:table-cell office:value-type="float" office:value="7.441" calcext:value-type="float">
            <text:p>7.441</text:p>
          </table:table-cell>
          <table:table-cell office:value-type="float" office:value="6.697" calcext:value-type="float">
            <text:p>6.697</text:p>
          </table:table-cell>
          <table:table-cell office:value-type="float" office:value="10.615" calcext:value-type="float">
            <text:p>10.615</text:p>
          </table:table-cell>
          <table:table-cell office:value-type="float" office:value="8.577" calcext:value-type="float">
            <text:p>8.577</text:p>
          </table:table-cell>
          <table:table-cell table:number-columns-repeated="3"/>
          <table:table-cell office:value-type="float" office:value="9.024" calcext:value-type="float">
            <text:p>9.024</text:p>
          </table:table-cell>
          <table:table-cell office:value-type="float" office:value="4.094" calcext:value-type="float">
            <text:p>4.094</text:p>
          </table:table-cell>
          <table:table-cell office:value-type="float" office:value="9.045" calcext:value-type="float">
            <text:p>9.045</text:p>
          </table:table-cell>
          <table:table-cell office:value-type="float" office:value="6.833" calcext:value-type="float">
            <text:p>6.833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3.357" calcext:value-type="float">
            <text:p>3.357</text:p>
          </table:table-cell>
          <table:table-cell office:value-type="float" office:value="7.343" calcext:value-type="float">
            <text:p>7.343</text:p>
          </table:table-cell>
          <table:table-cell office:value-type="float" office:value="4.527" calcext:value-type="float">
            <text:p>4.527</text:p>
          </table:table-cell>
          <table:table-cell table:number-columns-repeated="3"/>
          <table:table-cell office:value-type="float" office:value="7.983" calcext:value-type="float">
            <text:p>7.983</text:p>
          </table:table-cell>
          <table:table-cell office:value-type="float" office:value="19.137" calcext:value-type="float">
            <text:p>19.137</text:p>
          </table:table-cell>
          <table:table-cell office:value-type="float" office:value="16.042" calcext:value-type="float">
            <text:p>16.042</text:p>
          </table:table-cell>
          <table:table-cell office:value-type="float" office:value="7.023" calcext:value-type="float">
            <text:p>7.023</text:p>
          </table:table-cell>
        </table:table-row>
        <table:table-row table:style-name="ro1">
          <table:table-cell office:value-type="float" office:value="6.622" calcext:value-type="float">
            <text:p>6.622</text:p>
          </table:table-cell>
          <table:table-cell office:value-type="float" office:value="3.049" calcext:value-type="float">
            <text:p>3.049</text:p>
          </table:table-cell>
          <table:table-cell office:value-type="float" office:value="10.174" calcext:value-type="float">
            <text:p>10.174</text:p>
          </table:table-cell>
          <table:table-cell office:value-type="float" office:value="6.234" calcext:value-type="float">
            <text:p>6.234</text:p>
          </table:table-cell>
          <table:table-cell table:number-columns-repeated="3"/>
          <table:table-cell office:value-type="float" office:value="7.889" calcext:value-type="float">
            <text:p>7.889</text:p>
          </table:table-cell>
          <table:table-cell office:value-type="float" office:value="18.105" calcext:value-type="float">
            <text:p>18.105</text:p>
          </table:table-cell>
          <table:table-cell office:value-type="float" office:value="14.995" calcext:value-type="float">
            <text:p>14.995</text:p>
          </table:table-cell>
          <table:table-cell office:value-type="float" office:value="13.097" calcext:value-type="float">
            <text:p>13.097</text:p>
          </table:table-cell>
        </table:table-row>
        <table:table-row table:style-name="ro1">
          <table:table-cell office:value-type="float" office:value="12.634" calcext:value-type="float">
            <text:p>12.634</text:p>
          </table:table-cell>
          <table:table-cell office:value-type="float" office:value="10.441" calcext:value-type="float">
            <text:p>10.441</text:p>
          </table:table-cell>
          <table:table-cell office:value-type="float" office:value="5.984" calcext:value-type="float">
            <text:p>5.984</text:p>
          </table:table-cell>
          <table:table-cell office:value-type="float" office:value="7.469" calcext:value-type="float">
            <text:p>7.469</text:p>
          </table:table-cell>
          <table:table-cell table:number-columns-repeated="3"/>
          <table:table-cell office:value-type="float" office:value="9.766" calcext:value-type="float">
            <text:p>9.766</text:p>
          </table:table-cell>
          <table:table-cell office:value-type="float" office:value="15.837" calcext:value-type="float">
            <text:p>15.837</text:p>
          </table:table-cell>
          <table:table-cell office:value-type="float" office:value="15.751" calcext:value-type="float">
            <text:p>15.751</text:p>
          </table:table-cell>
          <table:table-cell office:value-type="float" office:value="10.571" calcext:value-type="float">
            <text:p>10.571</text:p>
          </table:table-cell>
        </table:table-row>
        <table:table-row table:style-name="ro1">
          <table:table-cell office:value-type="float" office:value="8.037" calcext:value-type="float">
            <text:p>8.037</text:p>
          </table:table-cell>
          <table:table-cell office:value-type="float" office:value="5.518" calcext:value-type="float">
            <text:p>5.518</text:p>
          </table:table-cell>
          <table:table-cell office:value-type="float" office:value="14.919" calcext:value-type="float">
            <text:p>14.919</text:p>
          </table:table-cell>
          <table:table-cell office:value-type="float" office:value="10.615" calcext:value-type="float">
            <text:p>10.615</text:p>
          </table:table-cell>
          <table:table-cell table:number-columns-repeated="3"/>
          <table:table-cell office:value-type="float" office:value="17.368" calcext:value-type="float">
            <text:p>17.368</text:p>
          </table:table-cell>
          <table:table-cell office:value-type="float" office:value="7.37" calcext:value-type="float">
            <text:p>7.37</text:p>
          </table:table-cell>
          <table:table-cell office:value-type="float" office:value="10.615" calcext:value-type="float">
            <text:p>10.615</text:p>
          </table:table-cell>
          <table:table-cell office:value-type="float" office:value="12.186" calcext:value-type="float">
            <text:p>12.186</text:p>
          </table:table-cell>
        </table:table-row>
        <table:table-row table:style-name="ro1">
          <table:table-cell office:value-type="float" office:value="18.232" calcext:value-type="float">
            <text:p>18.232</text:p>
          </table:table-cell>
          <table:table-cell office:value-type="float" office:value="13.223" calcext:value-type="float">
            <text:p>13.223</text:p>
          </table:table-cell>
          <table:table-cell office:value-type="float" office:value="5.034" calcext:value-type="float">
            <text:p>5.034</text:p>
          </table:table-cell>
          <table:table-cell office:value-type="float" office:value="4.949" calcext:value-type="float">
            <text:p>4.949</text:p>
          </table:table-cell>
          <table:table-cell table:number-columns-repeated="3"/>
          <table:table-cell office:value-type="float" office:value="19.369" calcext:value-type="float">
            <text:p>19.369</text:p>
          </table:table-cell>
          <table:table-cell office:value-type="float" office:value="30.177" calcext:value-type="float">
            <text:p>30.177</text:p>
          </table:table-cell>
          <table:table-cell office:value-type="float" office:value="6.764" calcext:value-type="float">
            <text:p>6.764</text:p>
          </table:table-cell>
          <table:table-cell office:value-type="float" office:value="6.416" calcext:value-type="float">
            <text:p>6.416</text:p>
          </table:table-cell>
        </table:table-row>
        <table:table-row table:style-name="ro1">
          <table:table-cell office:value-type="float" office:value="9.152" calcext:value-type="float">
            <text:p>9.152</text:p>
          </table:table-cell>
          <table:table-cell office:value-type="float" office:value="5.694" calcext:value-type="float">
            <text:p>5.694</text:p>
          </table:table-cell>
          <table:table-cell office:value-type="float" office:value="9.898" calcext:value-type="float">
            <text:p>9.898</text:p>
          </table:table-cell>
          <table:table-cell office:value-type="float" office:value="7.149" calcext:value-type="float">
            <text:p>7.149</text:p>
          </table:table-cell>
          <table:table-cell table:number-columns-repeated="3"/>
          <table:table-cell office:value-type="float" office:value="7.183" calcext:value-type="float">
            <text:p>7.183</text:p>
          </table:table-cell>
          <table:table-cell office:value-type="float" office:value="21.89" calcext:value-type="float">
            <text:p>21.89</text:p>
          </table:table-cell>
          <table:table-cell office:value-type="float" office:value="18.65" calcext:value-type="float">
            <text:p>18.65</text:p>
          </table:table-cell>
          <table:table-cell office:value-type="float" office:value="8.341" calcext:value-type="float">
            <text:p>8.341</text:p>
          </table:table-cell>
        </table:table-row>
        <table:table-row table:style-name="ro1">
          <table:table-cell office:value-type="float" office:value="9.483" calcext:value-type="float">
            <text:p>9.483</text:p>
          </table:table-cell>
          <table:table-cell office:value-type="float" office:value="14.542" calcext:value-type="float">
            <text:p>14.542</text:p>
          </table:table-cell>
          <table:table-cell office:value-type="float" office:value="9.111" calcext:value-type="float">
            <text:p>9.111</text:p>
          </table:table-cell>
          <table:table-cell office:value-type="float" office:value="4.093" calcext:value-type="float">
            <text:p>4.093</text:p>
          </table:table-cell>
          <table:table-cell table:number-columns-repeated="3"/>
          <table:table-cell office:value-type="float" office:value="23.65" calcext:value-type="float">
            <text:p>23.65</text:p>
          </table:table-cell>
          <table:table-cell office:value-type="float" office:value="21.333" calcext:value-type="float">
            <text:p>21.333</text:p>
          </table:table-cell>
          <table:table-cell office:value-type="float" office:value="16.261" calcext:value-type="float">
            <text:p>16.261</text:p>
          </table:table-cell>
          <table:table-cell office:value-type="float" office:value="6.012" calcext:value-type="float">
            <text:p>6.012</text:p>
          </table:table-cell>
        </table:table-row>
        <table:table-row table:style-name="ro1">
          <table:table-cell office:value-type="float" office:value="3.594" calcext:value-type="float">
            <text:p>3.594</text:p>
          </table:table-cell>
          <table:table-cell office:value-type="float" office:value="11.249" calcext:value-type="float">
            <text:p>11.249</text:p>
          </table:table-cell>
          <table:table-cell office:value-type="float" office:value="6.65" calcext:value-type="float">
            <text:p>6.65</text:p>
          </table:table-cell>
          <table:table-cell office:value-type="float" office:value="9.318" calcext:value-type="float">
            <text:p>9.318</text:p>
          </table:table-cell>
          <table:table-cell table:number-columns-repeated="3"/>
          <table:table-cell office:value-type="float" office:value="19.697" calcext:value-type="float">
            <text:p>19.697</text:p>
          </table:table-cell>
          <table:table-cell office:value-type="float" office:value="11.122" calcext:value-type="float">
            <text:p>11.122</text:p>
          </table:table-cell>
          <table:table-cell office:value-type="float" office:value="8.889" calcext:value-type="float">
            <text:p>8.889</text:p>
          </table:table-cell>
          <table:table-cell office:value-type="float" office:value="5.541" calcext:value-type="float">
            <text:p>5.541</text:p>
          </table:table-cell>
        </table:table-row>
        <table:table-row table:style-name="ro1">
          <table:table-cell office:value-type="float" office:value="9.259" calcext:value-type="float">
            <text:p>9.259</text:p>
          </table:table-cell>
          <table:table-cell office:value-type="float" office:value="10.555" calcext:value-type="float">
            <text:p>10.555</text:p>
          </table:table-cell>
          <table:table-cell office:value-type="float" office:value="8.7" calcext:value-type="float">
            <text:p>8.7</text:p>
          </table:table-cell>
          <table:table-cell office:value-type="float" office:value="5.502" calcext:value-type="float">
            <text:p>5.502</text:p>
          </table:table-cell>
          <table:table-cell table:number-columns-repeated="3"/>
          <table:table-cell office:value-type="float" office:value="17.185" calcext:value-type="float">
            <text:p>17.185</text:p>
          </table:table-cell>
          <table:table-cell office:value-type="float" office:value="15.555" calcext:value-type="float">
            <text:p>15.555</text:p>
          </table:table-cell>
          <table:table-cell office:value-type="float" office:value="9.337" calcext:value-type="float">
            <text:p>9.337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 office:value-type="float" office:value="5.131" calcext:value-type="float">
            <text:p>5.131</text:p>
          </table:table-cell>
          <table:table-cell office:value-type="float" office:value="8.279" calcext:value-type="float">
            <text:p>8.279</text:p>
          </table:table-cell>
          <table:table-cell office:value-type="float" office:value="6.186" calcext:value-type="float">
            <text:p>6.186</text:p>
          </table:table-cell>
          <table:table-cell office:value-type="float" office:value="8.166" calcext:value-type="float">
            <text:p>8.166</text:p>
          </table:table-cell>
          <table:table-cell table:number-columns-repeated="3"/>
          <table:table-cell office:value-type="float" office:value="28.315" calcext:value-type="float">
            <text:p>28.315</text:p>
          </table:table-cell>
          <table:table-cell office:value-type="float" office:value="15.212" calcext:value-type="float">
            <text:p>15.212</text:p>
          </table:table-cell>
          <table:table-cell office:value-type="float" office:value="13.569" calcext:value-type="float">
            <text:p>13.569</text:p>
          </table:table-cell>
          <table:table-cell office:value-type="float" office:value="12.307" calcext:value-type="float">
            <text:p>12.307</text:p>
          </table:table-cell>
        </table:table-row>
        <table:table-row table:style-name="ro1">
          <table:table-cell office:value-type="float" office:value="8.934" calcext:value-type="float">
            <text:p>8.934</text:p>
          </table:table-cell>
          <table:table-cell office:value-type="float" office:value="5.886" calcext:value-type="float">
            <text:p>5.886</text:p>
          </table:table-cell>
          <table:table-cell office:value-type="float" office:value="5.101" calcext:value-type="float">
            <text:p>5.101</text:p>
          </table:table-cell>
          <table:table-cell office:value-type="float" office:value="3.26" calcext:value-type="float">
            <text:p>3.26</text:p>
          </table:table-cell>
          <table:table-cell table:number-columns-repeated="3"/>
          <table:table-cell office:value-type="float" office:value="15.409" calcext:value-type="float">
            <text:p>15.409</text:p>
          </table:table-cell>
          <table:table-cell office:value-type="float" office:value="8.425" calcext:value-type="float">
            <text:p>8.425</text:p>
          </table:table-cell>
          <table:table-cell office:value-type="float" office:value="9.799" calcext:value-type="float">
            <text:p>9.799</text:p>
          </table:table-cell>
          <table:table-cell office:value-type="float" office:value="7.173" calcext:value-type="float">
            <text:p>7.173</text:p>
          </table:table-cell>
        </table:table-row>
        <table:table-row table:style-name="ro1">
          <table:table-cell office:value-type="float" office:value="9.116" calcext:value-type="float">
            <text:p>9.116</text:p>
          </table:table-cell>
          <table:table-cell office:value-type="float" office:value="12.254" calcext:value-type="float">
            <text:p>12.254</text:p>
          </table:table-cell>
          <table:table-cell office:value-type="float" office:value="12.835" calcext:value-type="float">
            <text:p>12.835</text:p>
          </table:table-cell>
          <table:table-cell office:value-type="float" office:value="5.602" calcext:value-type="float">
            <text:p>5.602</text:p>
          </table:table-cell>
          <table:table-cell table:number-columns-repeated="3"/>
          <table:table-cell office:value-type="float" office:value="12.591" calcext:value-type="float">
            <text:p>12.591</text:p>
          </table:table-cell>
          <table:table-cell office:value-type="float" office:value="6.296" calcext:value-type="float">
            <text:p>6.296</text:p>
          </table:table-cell>
          <table:table-cell office:value-type="float" office:value="11.621" calcext:value-type="float">
            <text:p>11.621</text:p>
          </table:table-cell>
          <table:table-cell office:value-type="float" office:value="10.615" calcext:value-type="float">
            <text:p>10.615</text:p>
          </table:table-cell>
        </table:table-row>
        <table:table-row table:style-name="ro1">
          <table:table-cell office:value-type="float" office:value="10.904" calcext:value-type="float">
            <text:p>10.904</text:p>
          </table:table-cell>
          <table:table-cell office:value-type="float" office:value="5.715" calcext:value-type="float">
            <text:p>5.715</text:p>
          </table:table-cell>
          <table:table-cell office:value-type="float" office:value="4.747" calcext:value-type="float">
            <text:p>4.747</text:p>
          </table:table-cell>
          <table:table-cell table:number-columns-repeated="4"/>
          <table:table-cell office:value-type="float" office:value="17.414" calcext:value-type="float">
            <text:p>17.414</text:p>
          </table:table-cell>
          <table:table-cell office:value-type="float" office:value="14.273" calcext:value-type="float">
            <text:p>14.273</text:p>
          </table:table-cell>
          <table:table-cell office:value-type="float" office:value="20.724" calcext:value-type="float">
            <text:p>20.724</text:p>
          </table:table-cell>
          <table:table-cell office:value-type="float" office:value="10.106" calcext:value-type="float">
            <text:p>10.106</text:p>
          </table:table-cell>
        </table:table-row>
        <table:table-row table:style-name="ro1">
          <table:table-cell office:value-type="float" office:value="6.932" calcext:value-type="float">
            <text:p>6.932</text:p>
          </table:table-cell>
          <table:table-cell office:value-type="float" office:value="12.348" calcext:value-type="float">
            <text:p>12.348</text:p>
          </table:table-cell>
          <table:table-cell office:value-type="float" office:value="10.695" calcext:value-type="float">
            <text:p>10.695</text:p>
          </table:table-cell>
          <table:table-cell table:number-columns-repeated="4"/>
          <table:table-cell office:value-type="float" office:value="8.17" calcext:value-type="float">
            <text:p>8.17</text:p>
          </table:table-cell>
          <table:table-cell office:value-type="float" office:value="13.783" calcext:value-type="float">
            <text:p>13.783</text:p>
          </table:table-cell>
          <table:table-cell office:value-type="float" office:value="12.738" calcext:value-type="float">
            <text:p>12.738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float" office:value="10.044" calcext:value-type="float">
            <text:p>10.044</text:p>
          </table:table-cell>
          <table:table-cell office:value-type="float" office:value="4.885" calcext:value-type="float">
            <text:p>4.885</text:p>
          </table:table-cell>
          <table:table-cell office:value-type="float" office:value="6.802" calcext:value-type="float">
            <text:p>6.802</text:p>
          </table:table-cell>
          <table:table-cell table:number-columns-repeated="4"/>
          <table:table-cell office:value-type="float" office:value="19.659" calcext:value-type="float">
            <text:p>19.659</text:p>
          </table:table-cell>
          <table:table-cell office:value-type="float" office:value="5.707" calcext:value-type="float">
            <text:p>5.707</text:p>
          </table:table-cell>
          <table:table-cell office:value-type="float" office:value="14.87" calcext:value-type="float">
            <text:p>14.87</text:p>
          </table:table-cell>
          <table:table-cell office:value-type="float" office:value="19.012" calcext:value-type="float">
            <text:p>19.012</text:p>
          </table:table-cell>
        </table:table-row>
        <table:table-row table:style-name="ro1">
          <table:table-cell office:value-type="float" office:value="6.311" calcext:value-type="float">
            <text:p>6.311</text:p>
          </table:table-cell>
          <table:table-cell office:value-type="float" office:value="10.555" calcext:value-type="float">
            <text:p>10.555</text:p>
          </table:table-cell>
          <table:table-cell office:value-type="float" office:value="9.659" calcext:value-type="float">
            <text:p>9.659</text:p>
          </table:table-cell>
          <table:table-cell table:number-columns-repeated="4"/>
          <table:table-cell office:value-type="float" office:value="9.225" calcext:value-type="float">
            <text:p>9.225</text:p>
          </table:table-cell>
          <table:table-cell office:value-type="float" office:value="24.113" calcext:value-type="float">
            <text:p>24.113</text:p>
          </table:table-cell>
          <table:table-cell office:value-type="float" office:value="11.971" calcext:value-type="float">
            <text:p>11.971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7.458" calcext:value-type="float">
            <text:p>7.458</text:p>
          </table:table-cell>
          <table:table-cell office:value-type="float" office:value="5.57" calcext:value-type="float">
            <text:p>5.57</text:p>
          </table:table-cell>
          <table:table-cell office:value-type="float" office:value="4.537" calcext:value-type="float">
            <text:p>4.537</text:p>
          </table:table-cell>
          <table:table-cell table:number-columns-repeated="4"/>
          <table:table-cell office:value-type="float" office:value="8.153" calcext:value-type="float">
            <text:p>8.153</text:p>
          </table:table-cell>
          <table:table-cell office:value-type="float" office:value="18.595" calcext:value-type="float">
            <text:p>18.595</text:p>
          </table:table-cell>
          <table:table-cell office:value-type="float" office:value="20.383" calcext:value-type="float">
            <text:p>20.383</text:p>
          </table:table-cell>
          <table:table-cell office:value-type="float" office:value="19.85" calcext:value-type="float">
            <text:p>19.85</text:p>
          </table:table-cell>
        </table:table-row>
        <table:table-row table:style-name="ro1">
          <table:table-cell office:value-type="float" office:value="5.773" calcext:value-type="float">
            <text:p>5.773</text:p>
          </table:table-cell>
          <table:table-cell/>
          <table:table-cell office:value-type="float" office:value="9.663" calcext:value-type="float">
            <text:p>9.663</text:p>
          </table:table-cell>
          <table:table-cell table:number-columns-repeated="4"/>
          <table:table-cell office:value-type="float" office:value="8.442" calcext:value-type="float">
            <text:p>8.442</text:p>
          </table:table-cell>
          <table:table-cell office:value-type="float" office:value="12.215" calcext:value-type="float">
            <text:p>12.215</text:p>
          </table:table-cell>
          <table:table-cell office:value-type="float" office:value="15.456" calcext:value-type="float">
            <text:p>15.456</text:p>
          </table:table-cell>
          <table:table-cell office:value-type="float" office:value="5.789" calcext:value-type="float">
            <text:p>5.789</text:p>
          </table:table-cell>
        </table:table-row>
        <table:table-row table:style-name="ro1">
          <table:table-cell office:value-type="float" office:value="12.427" calcext:value-type="float">
            <text:p>12.427</text:p>
          </table:table-cell>
          <table:table-cell/>
          <table:table-cell office:value-type="float" office:value="4.384" calcext:value-type="float">
            <text:p>4.384</text:p>
          </table:table-cell>
          <table:table-cell table:number-columns-repeated="4"/>
          <table:table-cell office:value-type="float" office:value="6.028" calcext:value-type="float">
            <text:p>6.028</text:p>
          </table:table-cell>
          <table:table-cell office:value-type="float" office:value="4.467" calcext:value-type="float">
            <text:p>4.467</text:p>
          </table:table-cell>
          <table:table-cell office:value-type="float" office:value="13.913" calcext:value-type="float">
            <text:p>13.913</text:p>
          </table:table-cell>
          <table:table-cell office:value-type="float" office:value="11.219" calcext:value-type="float">
            <text:p>11.219</text:p>
          </table:table-cell>
        </table:table-row>
        <table:table-row table:style-name="ro1">
          <table:table-cell office:value-type="float" office:value="8.363" calcext:value-type="float">
            <text:p>8.363</text:p>
          </table:table-cell>
          <table:table-cell/>
          <table:table-cell office:value-type="float" office:value="5.898" calcext:value-type="float">
            <text:p>5.898</text:p>
          </table:table-cell>
          <table:table-cell table:number-columns-repeated="4"/>
          <table:table-cell office:value-type="float" office:value="26.526" calcext:value-type="float">
            <text:p>26.526</text:p>
          </table:table-cell>
          <table:table-cell office:value-type="float" office:value="17.957" calcext:value-type="float">
            <text:p>17.957</text:p>
          </table:table-cell>
          <table:table-cell office:value-type="float" office:value="12.182" calcext:value-type="float">
            <text:p>12.1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.066" calcext:value-type="float">
            <text:p>8.066</text:p>
          </table:table-cell>
          <table:table-cell table:number-columns-repeated="4"/>
          <table:table-cell office:value-type="float" office:value="20.975" calcext:value-type="float">
            <text:p>20.975</text:p>
          </table:table-cell>
          <table:table-cell office:value-type="float" office:value="14.586" calcext:value-type="float">
            <text:p>14.586</text:p>
          </table:table-cell>
          <table:table-cell office:value-type="float" office:value="7.765" calcext:value-type="float">
            <text:p>7.7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175" calcext:value-type="float">
            <text:p>4.175</text:p>
          </table:table-cell>
          <table:table-cell table:number-columns-repeated="4"/>
          <table:table-cell office:value-type="float" office:value="18.307" calcext:value-type="float">
            <text:p>18.307</text:p>
          </table:table-cell>
          <table:table-cell office:value-type="float" office:value="15.39" calcext:value-type="float">
            <text:p>15.39</text:p>
          </table:table-cell>
          <table:table-cell office:value-type="float" office:value="10.273" calcext:value-type="float">
            <text:p>10.2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335" calcext:value-type="float">
            <text:p>4.335</text:p>
          </table:table-cell>
          <table:table-cell table:number-columns-repeated="4"/>
          <table:table-cell office:value-type="float" office:value="7.983" calcext:value-type="float">
            <text:p>7.983</text:p>
          </table:table-cell>
          <table:table-cell office:value-type="float" office:value="13.783" calcext:value-type="float">
            <text:p>13.783</text:p>
          </table:table-cell>
          <table:table-cell office:value-type="float" office:value="4.206" calcext:value-type="float">
            <text:p>4.2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.588" calcext:value-type="float">
            <text:p>7.588</text:p>
          </table:table-cell>
          <table:table-cell table:number-columns-repeated="4"/>
          <table:table-cell office:value-type="float" office:value="14.884" calcext:value-type="float">
            <text:p>14.884</text:p>
          </table:table-cell>
          <table:table-cell office:value-type="float" office:value="14.988" calcext:value-type="float">
            <text:p>14.988</text:p>
          </table:table-cell>
          <table:table-cell office:value-type="float" office:value="4.374" calcext:value-type="float">
            <text:p>4.374</text:p>
          </table:table-cell>
          <table:table-cell/>
        </table:table-row>
        <table:table-row table:style-name="ro1">
          <table:table-cell table:formula="of:=COUNTIF([.A122:.A162];&quot;&gt;3&quot;)" office:value-type="float" office:value="37" calcext:value-type="float">
            <text:p>37</text:p>
          </table:table-cell>
          <table:table-cell table:formula="of:=COUNTIF([.B122:.B162];&quot;&gt;3&quot;)" office:value-type="float" office:value="34" calcext:value-type="float">
            <text:p>34</text:p>
          </table:table-cell>
          <table:table-cell table:formula="of:=COUNTIF([.C122:.C162];&quot;&gt;3&quot;)" office:value-type="float" office:value="41" calcext:value-type="float">
            <text:p>41</text:p>
          </table:table-cell>
          <table:table-cell table:formula="of:=COUNTIF([.D122:.D162];&quot;&gt;3&quot;)" office:value-type="float" office:value="28" calcext:value-type="float">
            <text:p>28</text:p>
          </table:table-cell>
          <table:table-cell table:number-columns-repeated="3"/>
          <table:table-cell office:value-type="float" office:value="21.696" calcext:value-type="float">
            <text:p>21.696</text:p>
          </table:table-cell>
          <table:table-cell office:value-type="float" office:value="4.763" calcext:value-type="float">
            <text:p>4.763</text:p>
          </table:table-cell>
          <table:table-cell office:value-type="float" office:value="6.422" calcext:value-type="float">
            <text:p>6.422</text:p>
          </table:table-cell>
          <table:table-cell/>
        </table:table-row>
        <table:table-row table:style-name="ro1">
          <table:table-cell table:number-columns-repeated="7"/>
          <table:table-cell office:value-type="float" office:value="6.09" calcext:value-type="float">
            <text:p>6.09</text:p>
          </table:table-cell>
          <table:table-cell office:value-type="float" office:value="13.226" calcext:value-type="float">
            <text:p>13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ń 8</text:p>
          </table:table-cell>
          <table:table-cell table:number-columns-repeated="6"/>
          <table:table-cell office:value-type="float" office:value="11.84" calcext:value-type="float">
            <text:p>11.84</text:p>
          </table:table-cell>
          <table:table-cell office:value-type="float" office:value="18.144" calcext:value-type="float">
            <text:p>18.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 E-</text:p>
          </table:table-cell>
          <table:table-cell office:value-type="string" calcext:value-type="string">
            <text:p>70 E+</text:p>
          </table:table-cell>
          <table:table-cell office:value-type="string" calcext:value-type="string">
            <text:p>Col-0 E-</text:p>
          </table:table-cell>
          <table:table-cell office:value-type="string" calcext:value-type="string">
            <text:p>Col-0 E+</text:p>
          </table:table-cell>
          <table:table-cell table:number-columns-repeated="3"/>
          <table:table-cell office:value-type="float" office:value="4.684" calcext:value-type="float">
            <text:p>4.684</text:p>
          </table:table-cell>
          <table:table-cell office:value-type="float" office:value="16.495" calcext:value-type="float">
            <text:p>16.495</text:p>
          </table:table-cell>
          <table:table-cell table:number-columns-repeated="2"/>
        </table:table-row>
        <table:table-row table:style-name="ro1">
          <table:table-cell office:value-type="float" office:value="11.466" calcext:value-type="float">
            <text:p>11.466</text:p>
          </table:table-cell>
          <table:table-cell office:value-type="float" office:value="11.839" calcext:value-type="float">
            <text:p>11.839</text:p>
          </table:table-cell>
          <table:table-cell office:value-type="float" office:value="16.337" calcext:value-type="float">
            <text:p>16.337</text:p>
          </table:table-cell>
          <table:table-cell office:value-type="float" office:value="8.059" calcext:value-type="float">
            <text:p>8.059</text:p>
          </table:table-cell>
          <table:table-cell table:number-columns-repeated="3"/>
          <table:table-cell office:value-type="float" office:value="13.48" calcext:value-type="float">
            <text:p>13.48</text:p>
          </table:table-cell>
          <table:table-cell table:number-columns-repeated="3"/>
        </table:table-row>
        <table:table-row table:style-name="ro1">
          <table:table-cell office:value-type="float" office:value="8.057" calcext:value-type="float">
            <text:p>8.057</text:p>
          </table:table-cell>
          <table:table-cell office:value-type="float" office:value="8.18" calcext:value-type="float">
            <text:p>8.18</text:p>
          </table:table-cell>
          <table:table-cell office:value-type="float" office:value="20.645" calcext:value-type="float">
            <text:p>20.645</text:p>
          </table:table-cell>
          <table:table-cell office:value-type="float" office:value="7.38" calcext:value-type="float">
            <text:p>7.38</text:p>
          </table:table-cell>
          <table:table-cell table:number-columns-repeated="3"/>
          <table:table-cell office:value-type="float" office:value="11.599" calcext:value-type="float">
            <text:p>11.599</text:p>
          </table:table-cell>
          <table:table-cell table:number-columns-repeated="3"/>
        </table:table-row>
        <table:table-row table:style-name="ro1">
          <table:table-cell office:value-type="float" office:value="4.762" calcext:value-type="float">
            <text:p>4.762</text:p>
          </table:table-cell>
          <table:table-cell office:value-type="float" office:value="4.153" calcext:value-type="float">
            <text:p>4.153</text:p>
          </table:table-cell>
          <table:table-cell office:value-type="float" office:value="7.333" calcext:value-type="float">
            <text:p>7.333</text:p>
          </table:table-cell>
          <table:table-cell office:value-type="float" office:value="8.465" calcext:value-type="float">
            <text:p>8.465</text:p>
          </table:table-cell>
          <table:table-cell table:number-columns-repeated="3"/>
          <table:table-cell office:value-type="float" office:value="18.537" calcext:value-type="float">
            <text:p>18.537</text:p>
          </table:table-cell>
          <table:table-cell table:number-columns-repeated="3"/>
        </table:table-row>
        <table:table-row table:style-name="ro1">
          <table:table-cell office:value-type="float" office:value="14.398" calcext:value-type="float">
            <text:p>14.398</text:p>
          </table:table-cell>
          <table:table-cell office:value-type="float" office:value="8.293" calcext:value-type="float">
            <text:p>8.293</text:p>
          </table:table-cell>
          <table:table-cell office:value-type="float" office:value="14.744" calcext:value-type="float">
            <text:p>14.744</text:p>
          </table:table-cell>
          <table:table-cell office:value-type="float" office:value="5.218" calcext:value-type="float">
            <text:p>5.218</text:p>
          </table:table-cell>
          <table:table-cell table:number-columns-repeated="3"/>
          <table:table-cell office:value-type="float" office:value="5.531" calcext:value-type="float">
            <text:p>5.531</text:p>
          </table:table-cell>
          <table:table-cell table:number-columns-repeated="3"/>
        </table:table-row>
        <table:table-row table:style-name="ro1">
          <table:table-cell office:value-type="float" office:value="9.835" calcext:value-type="float">
            <text:p>9.835</text:p>
          </table:table-cell>
          <table:table-cell office:value-type="float" office:value="6.055" calcext:value-type="float">
            <text:p>6.055</text:p>
          </table:table-cell>
          <table:table-cell office:value-type="float" office:value="14.499" calcext:value-type="float">
            <text:p>14.499</text:p>
          </table:table-cell>
          <table:table-cell office:value-type="float" office:value="12.262" calcext:value-type="float">
            <text:p>12.262</text:p>
          </table:table-cell>
          <table:table-cell table:number-columns-repeated="3"/>
          <table:table-cell office:value-type="float" office:value="19.505" calcext:value-type="float">
            <text:p>19.505</text:p>
          </table:table-cell>
          <table:table-cell table:number-columns-repeated="3"/>
        </table:table-row>
        <table:table-row table:style-name="ro1">
          <table:table-cell office:value-type="float" office:value="4.497" calcext:value-type="float">
            <text:p>4.497</text:p>
          </table:table-cell>
          <table:table-cell office:value-type="float" office:value="12.249" calcext:value-type="float">
            <text:p>12.249</text:p>
          </table:table-cell>
          <table:table-cell office:value-type="float" office:value="10.033" calcext:value-type="float">
            <text:p>10.033</text:p>
          </table:table-cell>
          <table:table-cell office:value-type="float" office:value="12.374" calcext:value-type="float">
            <text:p>12.374</text:p>
          </table:table-cell>
          <table:table-cell table:number-columns-repeated="3"/>
          <table:table-cell office:value-type="float" office:value="12.905" calcext:value-type="float">
            <text:p>12.905</text:p>
          </table:table-cell>
          <table:table-cell table:number-columns-repeated="3"/>
        </table:table-row>
        <table:table-row table:style-name="ro1">
          <table:table-cell office:value-type="float" office:value="10.952" calcext:value-type="float">
            <text:p>10.952</text:p>
          </table:table-cell>
          <table:table-cell office:value-type="float" office:value="11.979" calcext:value-type="float">
            <text:p>11.979</text:p>
          </table:table-cell>
          <table:table-cell office:value-type="float" office:value="10.212" calcext:value-type="float">
            <text:p>10.212</text:p>
          </table:table-cell>
          <table:table-cell office:value-type="float" office:value="3.928" calcext:value-type="float">
            <text:p>3.928</text:p>
          </table:table-cell>
          <table:table-cell table:number-columns-repeated="3"/>
          <table:table-cell office:value-type="float" office:value="6.778" calcext:value-type="float">
            <text:p>6.778</text:p>
          </table:table-cell>
          <table:table-cell table:number-columns-repeated="3"/>
        </table:table-row>
        <table:table-row table:style-name="ro1">
          <table:table-cell office:value-type="float" office:value="7.327" calcext:value-type="float">
            <text:p>7.327</text:p>
          </table:table-cell>
          <table:table-cell office:value-type="float" office:value="4.099" calcext:value-type="float">
            <text:p>4.099</text:p>
          </table:table-cell>
          <table:table-cell office:value-type="float" office:value="7.861" calcext:value-type="float">
            <text:p>7.861</text:p>
          </table:table-cell>
          <table:table-cell office:value-type="float" office:value="3.653" calcext:value-type="float">
            <text:p>3.653</text:p>
          </table:table-cell>
          <table:table-cell table:number-columns-repeated="3"/>
          <table:table-cell office:value-type="float" office:value="19.579" calcext:value-type="float">
            <text:p>19.579</text:p>
          </table:table-cell>
          <table:table-cell table:number-columns-repeated="3"/>
        </table:table-row>
        <table:table-row table:style-name="ro1">
          <table:table-cell office:value-type="float" office:value="4.668" calcext:value-type="float">
            <text:p>4.668</text:p>
          </table:table-cell>
          <table:table-cell office:value-type="float" office:value="6.342" calcext:value-type="float">
            <text:p>6.342</text:p>
          </table:table-cell>
          <table:table-cell office:value-type="float" office:value="5.393" calcext:value-type="float">
            <text:p>5.393</text:p>
          </table:table-cell>
          <table:table-cell office:value-type="float" office:value="9.203" calcext:value-type="float">
            <text:p>9.203</text:p>
          </table:table-cell>
          <table:table-cell table:number-columns-repeated="3"/>
          <table:table-cell office:value-type="float" office:value="17.629" calcext:value-type="float">
            <text:p>17.629</text:p>
          </table:table-cell>
          <table:table-cell table:number-columns-repeated="3"/>
        </table:table-row>
        <table:table-row table:style-name="ro1">
          <table:table-cell office:value-type="float" office:value="4.644" calcext:value-type="float">
            <text:p>4.644</text:p>
          </table:table-cell>
          <table:table-cell office:value-type="float" office:value="9.003" calcext:value-type="float">
            <text:p>9.003</text:p>
          </table:table-cell>
          <table:table-cell office:value-type="float" office:value="13.25" calcext:value-type="float">
            <text:p>13.25</text:p>
          </table:table-cell>
          <table:table-cell office:value-type="float" office:value="5.121" calcext:value-type="float">
            <text:p>5.121</text:p>
          </table:table-cell>
          <table:table-cell table:number-columns-repeated="3"/>
          <table:table-cell office:value-type="float" office:value="6.559" calcext:value-type="float">
            <text:p>6.559</text:p>
          </table:table-cell>
          <table:table-cell table:number-columns-repeated="3"/>
        </table:table-row>
        <table:table-row table:style-name="ro1">
          <table:table-cell office:value-type="float" office:value="4.571" calcext:value-type="float">
            <text:p>4.571</text:p>
          </table:table-cell>
          <table:table-cell office:value-type="float" office:value="6.601" calcext:value-type="float">
            <text:p>6.601</text:p>
          </table:table-cell>
          <table:table-cell office:value-type="float" office:value="11.11" calcext:value-type="float">
            <text:p>11.11</text:p>
          </table:table-cell>
          <table:table-cell office:value-type="float" office:value="4.945" calcext:value-type="float">
            <text:p>4.945</text:p>
          </table:table-cell>
          <table:table-cell table:number-columns-repeated="3"/>
          <table:table-cell office:value-type="float" office:value="19.333" calcext:value-type="float">
            <text:p>19.333</text:p>
          </table:table-cell>
          <table:table-cell table:number-columns-repeated="3"/>
        </table:table-row>
        <table:table-row table:style-name="ro1">
          <table:table-cell office:value-type="float" office:value="12.346" calcext:value-type="float">
            <text:p>12.346</text:p>
          </table:table-cell>
          <table:table-cell office:value-type="float" office:value="5.174" calcext:value-type="float">
            <text:p>5.174</text:p>
          </table:table-cell>
          <table:table-cell office:value-type="float" office:value="17.004" calcext:value-type="float">
            <text:p>17.004</text:p>
          </table:table-cell>
          <table:table-cell office:value-type="float" office:value="11.482" calcext:value-type="float">
            <text:p>11.482</text:p>
          </table:table-cell>
          <table:table-cell table:number-columns-repeated="3"/>
          <table:table-cell office:value-type="float" office:value="12.887" calcext:value-type="float">
            <text:p>12.887</text:p>
          </table:table-cell>
          <table:table-cell table:number-columns-repeated="3"/>
        </table:table-row>
        <table:table-row table:style-name="ro1">
          <table:table-cell office:value-type="float" office:value="7.095" calcext:value-type="float">
            <text:p>7.095</text:p>
          </table:table-cell>
          <table:table-cell office:value-type="float" office:value="11.19" calcext:value-type="float">
            <text:p>11.19</text:p>
          </table:table-cell>
          <table:table-cell office:value-type="float" office:value="13.635" calcext:value-type="float">
            <text:p>13.635</text:p>
          </table:table-cell>
          <table:table-cell office:value-type="float" office:value="3.344" calcext:value-type="float">
            <text:p>3.344</text:p>
          </table:table-cell>
          <table:table-cell table:number-columns-repeated="3"/>
          <table:table-cell office:value-type="float" office:value="11.684" calcext:value-type="float">
            <text:p>11.684</text:p>
          </table:table-cell>
          <table:table-cell table:number-columns-repeated="3"/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6.601" calcext:value-type="float">
            <text:p>6.601</text:p>
          </table:table-cell>
          <table:table-cell office:value-type="float" office:value="7.722" calcext:value-type="float">
            <text:p>7.722</text:p>
          </table:table-cell>
          <table:table-cell office:value-type="float" office:value="6.86" calcext:value-type="float">
            <text:p>6.86</text:p>
          </table:table-cell>
          <table:table-cell table:number-columns-repeated="7"/>
        </table:table-row>
        <table:table-row table:style-name="ro1">
          <table:table-cell office:value-type="float" office:value="13.538" calcext:value-type="float">
            <text:p>13.538</text:p>
          </table:table-cell>
          <table:table-cell office:value-type="float" office:value="5.188" calcext:value-type="float">
            <text:p>5.188</text:p>
          </table:table-cell>
          <table:table-cell office:value-type="float" office:value="14.918" calcext:value-type="float">
            <text:p>14.918</text:p>
          </table:table-cell>
          <table:table-cell office:value-type="float" office:value="12.56" calcext:value-type="float">
            <text:p>12.56</text:p>
          </table:table-cell>
          <table:table-cell table:number-columns-repeated="7"/>
        </table:table-row>
        <table:table-row table:style-name="ro1">
          <table:table-cell office:value-type="float" office:value="5.072" calcext:value-type="float">
            <text:p>5.072</text:p>
          </table:table-cell>
          <table:table-cell office:value-type="float" office:value="4.311" calcext:value-type="float">
            <text:p>4.311</text:p>
          </table:table-cell>
          <table:table-cell office:value-type="float" office:value="9.625" calcext:value-type="float">
            <text:p>9.625</text:p>
          </table:table-cell>
          <table:table-cell office:value-type="float" office:value="7.52" calcext:value-type="float">
            <text:p>7.52</text:p>
          </table:table-cell>
          <table:table-cell table:number-columns-repeated="7"/>
        </table:table-row>
        <table:table-row table:style-name="ro1">
          <table:table-cell office:value-type="float" office:value="13.317" calcext:value-type="float">
            <text:p>13.317</text:p>
          </table:table-cell>
          <table:table-cell office:value-type="float" office:value="4.538" calcext:value-type="float">
            <text:p>4.538</text:p>
          </table:table-cell>
          <table:table-cell office:value-type="float" office:value="7.221" calcext:value-type="float">
            <text:p>7.221</text:p>
          </table:table-cell>
          <table:table-cell office:value-type="float" office:value="5.726" calcext:value-type="float">
            <text:p>5.726</text:p>
          </table:table-cell>
          <table:table-cell table:number-columns-repeated="3"/>
          <table:table-cell table:formula="of:=COUNTIF([.H86:.H179];&quot;&gt;3&quot;)" office:value-type="float" office:value="94" calcext:value-type="float">
            <text:p>94</text:p>
          </table:table-cell>
          <table:table-cell table:formula="of:=COUNTIF([.I86:.I179];&quot;&gt;3&quot;)" office:value-type="float" office:value="81" calcext:value-type="float">
            <text:p>81</text:p>
          </table:table-cell>
          <table:table-cell table:formula="of:=COUNTIF([.J86:.J179];&quot;&gt;3&quot;)" office:value-type="float" office:value="78" calcext:value-type="float">
            <text:p>78</text:p>
          </table:table-cell>
          <table:table-cell table:formula="of:=COUNTIF([.K86:.K179];&quot;&gt;3&quot;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.889" calcext:value-type="float">
            <text:p>11.889</text:p>
          </table:table-cell>
          <table:table-cell office:value-type="float" office:value="6.989" calcext:value-type="float">
            <text:p>6.989</text:p>
          </table:table-cell>
          <table:table-cell office:value-type="float" office:value="11.005" calcext:value-type="float">
            <text:p>11.005</text:p>
          </table:table-cell>
          <table:table-cell office:value-type="float" office:value="8.332" calcext:value-type="float">
            <text:p>8.332</text:p>
          </table:table-cell>
          <table:table-cell table:number-columns-repeated="7"/>
        </table:table-row>
        <table:table-row table:style-name="ro1">
          <table:table-cell office:value-type="float" office:value="3.658" calcext:value-type="float">
            <text:p>3.658</text:p>
          </table:table-cell>
          <table:table-cell office:value-type="float" office:value="7.342" calcext:value-type="float">
            <text:p>7.342</text:p>
          </table:table-cell>
          <table:table-cell office:value-type="float" office:value="11.248" calcext:value-type="float">
            <text:p>11.248</text:p>
          </table:table-cell>
          <table:table-cell office:value-type="float" office:value="11.499" calcext:value-type="float">
            <text:p>11.499</text:p>
          </table:table-cell>
          <table:table-cell table:number-columns-repeated="7"/>
        </table:table-row>
        <table:table-row table:style-name="ro1">
          <table:table-cell office:value-type="float" office:value="12.364" calcext:value-type="float">
            <text:p>12.364</text:p>
          </table:table-cell>
          <table:table-cell office:value-type="float" office:value="13.314" calcext:value-type="float">
            <text:p>13.314</text:p>
          </table:table-cell>
          <table:table-cell office:value-type="float" office:value="7.499" calcext:value-type="float">
            <text:p>7.499</text:p>
          </table:table-cell>
          <table:table-cell office:value-type="float" office:value="6.86" calcext:value-type="float">
            <text:p>6.86</text:p>
          </table:table-cell>
          <table:table-cell table:number-columns-repeated="7"/>
        </table:table-row>
        <table:table-row table:style-name="ro1">
          <table:table-cell office:value-type="float" office:value="10.419" calcext:value-type="float">
            <text:p>10.419</text:p>
          </table:table-cell>
          <table:table-cell office:value-type="float" office:value="12.256" calcext:value-type="float">
            <text:p>12.256</text:p>
          </table:table-cell>
          <table:table-cell office:value-type="float" office:value="9.447" calcext:value-type="float">
            <text:p>9.447</text:p>
          </table:table-cell>
          <table:table-cell office:value-type="float" office:value="9.557" calcext:value-type="float">
            <text:p>9.557</text:p>
          </table:table-cell>
          <table:table-cell table:number-columns-repeated="7"/>
        </table:table-row>
        <table:table-row table:style-name="ro1">
          <table:table-cell office:value-type="float" office:value="4.878" calcext:value-type="float">
            <text:p>4.878</text:p>
          </table:table-cell>
          <table:table-cell office:value-type="float" office:value="13.216" calcext:value-type="float">
            <text:p>13.216</text:p>
          </table:table-cell>
          <table:table-cell office:value-type="float" office:value="12.195" calcext:value-type="float">
            <text:p>12.195</text:p>
          </table:table-cell>
          <table:table-cell office:value-type="float" office:value="13.004" calcext:value-type="float">
            <text:p>13.004</text:p>
          </table:table-cell>
          <table:table-cell table:number-columns-repeated="3"/>
          <table:table-cell office:value-type="string" calcext:value-type="string">
            <text:p>Dzień 11</text:p>
          </table:table-cell>
          <table:table-cell table:number-columns-repeated="3"/>
        </table:table-row>
        <table:table-row table:style-name="ro1">
          <table:table-cell office:value-type="float" office:value="7.079" calcext:value-type="float">
            <text:p>7.079</text:p>
          </table:table-cell>
          <table:table-cell office:value-type="float" office:value="10.732" calcext:value-type="float">
            <text:p>10.732</text:p>
          </table:table-cell>
          <table:table-cell office:value-type="float" office:value="16.254" calcext:value-type="float">
            <text:p>16.254</text:p>
          </table:table-cell>
          <table:table-cell office:value-type="float" office:value="5.166" calcext:value-type="float">
            <text:p>5.166</text:p>
          </table:table-cell>
          <table:table-cell table:number-columns-repeated="3"/>
          <table:table-cell office:value-type="string" calcext:value-type="string">
            <text:p>70 E-</text:p>
          </table:table-cell>
          <table:table-cell office:value-type="string" calcext:value-type="string">
            <text:p>70 E+</text:p>
          </table:table-cell>
          <table:table-cell office:value-type="string" calcext:value-type="string">
            <text:p>Col-0 E-</text:p>
          </table:table-cell>
          <table:table-cell office:value-type="string" calcext:value-type="string">
            <text:p>Col-0 E+</text:p>
          </table:table-cell>
        </table:table-row>
        <table:table-row table:style-name="ro1">
          <table:table-cell office:value-type="float" office:value="5.245" calcext:value-type="float">
            <text:p>5.245</text:p>
          </table:table-cell>
          <table:table-cell office:value-type="float" office:value="9.307" calcext:value-type="float">
            <text:p>9.307</text:p>
          </table:table-cell>
          <table:table-cell office:value-type="float" office:value="11.061" calcext:value-type="float">
            <text:p>11.061</text:p>
          </table:table-cell>
          <table:table-cell office:value-type="float" office:value="5.27" calcext:value-type="float">
            <text:p>5.27</text:p>
          </table:table-cell>
          <table:table-cell table:number-columns-repeated="3"/>
          <table:table-cell table:formula="of:=195/2" office:value-type="float" office:value="97.5" calcext:value-type="float">
            <text:p>97.5</text:p>
          </table:table-cell>
          <table:table-cell table:formula="of:=190/2" office:value-type="float" office:value="95" calcext:value-type="float">
            <text:p>95</text:p>
          </table:table-cell>
          <table:table-cell table:formula="of:=202/2" office:value-type="float" office:value="101" calcext:value-type="float">
            <text:p>101</text:p>
          </table:table-cell>
          <table:table-cell table:formula="of:=194/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.756" calcext:value-type="float">
            <text:p>10.756</text:p>
          </table:table-cell>
          <table:table-cell office:value-type="float" office:value="10.383" calcext:value-type="float">
            <text:p>10.383</text:p>
          </table:table-cell>
          <table:table-cell office:value-type="float" office:value="5.624" calcext:value-type="float">
            <text:p>5.624</text:p>
          </table:table-cell>
          <table:table-cell office:value-type="float" office:value="19.626" calcext:value-type="float">
            <text:p>19.626</text:p>
          </table:table-cell>
          <table:table-cell table:number-columns-repeated="7"/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4.544" calcext:value-type="float">
            <text:p>14.544</text:p>
          </table:table-cell>
          <table:table-cell office:value-type="float" office:value="14.338" calcext:value-type="float">
            <text:p>14.338</text:p>
          </table:table-cell>
          <table:table-cell office:value-type="float" office:value="13.198" calcext:value-type="float">
            <text:p>13.198</text:p>
          </table:table-cell>
          <table:table-cell table:number-columns-repeated="7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5.581" calcext:value-type="float">
            <text:p>15.581</text:p>
          </table:table-cell>
          <table:table-cell office:value-type="float" office:value="11.552" calcext:value-type="float">
            <text:p>11.552</text:p>
          </table:table-cell>
          <table:table-cell office:value-type="float" office:value="17.925" calcext:value-type="float">
            <text:p>17.925</text:p>
          </table:table-cell>
          <table:table-cell table:number-columns-repeated="7"/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1.998" calcext:value-type="float">
            <text:p>11.998</text:p>
          </table:table-cell>
          <table:table-cell office:value-type="float" office:value="14.012" calcext:value-type="float">
            <text:p>14.012</text:p>
          </table:table-cell>
          <table:table-cell office:value-type="float" office:value="8.098" calcext:value-type="float">
            <text:p>8.098</text:p>
          </table:table-cell>
          <table:table-cell table:number-columns-repeated="7"/>
        </table:table-row>
        <table:table-row table:style-name="ro1">
          <table:table-cell office:value-type="float" office:value="12.403" calcext:value-type="float">
            <text:p>12.403</text:p>
          </table:table-cell>
          <table:table-cell office:value-type="float" office:value="8.915" calcext:value-type="float">
            <text:p>8.915</text:p>
          </table:table-cell>
          <table:table-cell office:value-type="float" office:value="13.956" calcext:value-type="float">
            <text:p>13.956</text:p>
          </table:table-cell>
          <table:table-cell office:value-type="float" office:value="9.565" calcext:value-type="float">
            <text:p>9.565</text:p>
          </table:table-cell>
          <table:table-cell table:number-columns-repeated="7"/>
        </table:table-row>
        <table:table-row table:style-name="ro1">
          <table:table-cell office:value-type="float" office:value="10.911" calcext:value-type="float">
            <text:p>10.911</text:p>
          </table:table-cell>
          <table:table-cell office:value-type="float" office:value="14.677" calcext:value-type="float">
            <text:p>14.677</text:p>
          </table:table-cell>
          <table:table-cell office:value-type="float" office:value="12.911" calcext:value-type="float">
            <text:p>12.911</text:p>
          </table:table-cell>
          <table:table-cell office:value-type="float" office:value="9.945" calcext:value-type="float">
            <text:p>9.945</text:p>
          </table:table-cell>
          <table:table-cell table:number-columns-repeated="7"/>
        </table:table-row>
        <table:table-row table:style-name="ro1">
          <table:table-cell office:value-type="float" office:value="13.134" calcext:value-type="float">
            <text:p>13.134</text:p>
          </table:table-cell>
          <table:table-cell office:value-type="float" office:value="10.004" calcext:value-type="float">
            <text:p>10.004</text:p>
          </table:table-cell>
          <table:table-cell office:value-type="float" office:value="9.111" calcext:value-type="float">
            <text:p>9.111</text:p>
          </table:table-cell>
          <table:table-cell office:value-type="float" office:value="3.105" calcext:value-type="float">
            <text:p>3.105</text:p>
          </table:table-cell>
          <table:table-cell table:number-columns-repeated="7"/>
        </table:table-row>
        <table:table-row table:style-name="ro1">
          <table:table-cell office:value-type="float" office:value="13.049" calcext:value-type="float">
            <text:p>13.049</text:p>
          </table:table-cell>
          <table:table-cell office:value-type="float" office:value="14.684" calcext:value-type="float">
            <text:p>14.684</text:p>
          </table:table-cell>
          <table:table-cell office:value-type="float" office:value="14.499" calcext:value-type="float">
            <text:p>14.499</text:p>
          </table:table-cell>
          <table:table-cell office:value-type="float" office:value="7.856" calcext:value-type="float">
            <text:p>7.856</text:p>
          </table:table-cell>
          <table:table-cell table:number-columns-repeated="7"/>
        </table:table-row>
        <table:table-row table:style-name="ro1">
          <table:table-cell office:value-type="float" office:value="4.397" calcext:value-type="float">
            <text:p>4.397</text:p>
          </table:table-cell>
          <table:table-cell office:value-type="float" office:value="16.04" calcext:value-type="float">
            <text:p>16.04</text:p>
          </table:table-cell>
          <table:table-cell office:value-type="float" office:value="12.334" calcext:value-type="float">
            <text:p>12.334</text:p>
          </table:table-cell>
          <table:table-cell office:value-type="float" office:value="3.726" calcext:value-type="float">
            <text:p>3.726</text:p>
          </table:table-cell>
          <table:table-cell table:number-columns-repeated="7"/>
        </table:table-row>
        <table:table-row table:style-name="ro1">
          <table:table-cell office:value-type="float" office:value="13.023" calcext:value-type="float">
            <text:p>13.023</text:p>
          </table:table-cell>
          <table:table-cell office:value-type="float" office:value="17.724" calcext:value-type="float">
            <text:p>17.724</text:p>
          </table:table-cell>
          <table:table-cell office:value-type="float" office:value="14.869" calcext:value-type="float">
            <text:p>14.869</text:p>
          </table:table-cell>
          <table:table-cell office:value-type="float" office:value="10.212" calcext:value-type="float">
            <text:p>10.212</text:p>
          </table:table-cell>
          <table:table-cell table:number-columns-repeated="7"/>
        </table:table-row>
        <table:table-row table:style-name="ro1">
          <table:table-cell office:value-type="float" office:value="13.294" calcext:value-type="float">
            <text:p>13.294</text:p>
          </table:table-cell>
          <table:table-cell office:value-type="float" office:value="10.787" calcext:value-type="float">
            <text:p>10.787</text:p>
          </table:table-cell>
          <table:table-cell office:value-type="float" office:value="15.195" calcext:value-type="float">
            <text:p>15.195</text:p>
          </table:table-cell>
          <table:table-cell office:value-type="float" office:value="11.995" calcext:value-type="float">
            <text:p>11.995</text:p>
          </table:table-cell>
          <table:table-cell table:number-columns-repeated="7"/>
        </table:table-row>
        <table:table-row table:style-name="ro1">
          <table:table-cell office:value-type="float" office:value="6.482" calcext:value-type="float">
            <text:p>6.482</text:p>
          </table:table-cell>
          <table:table-cell office:value-type="float" office:value="6.904" calcext:value-type="float">
            <text:p>6.904</text:p>
          </table:table-cell>
          <table:table-cell office:value-type="float" office:value="14.499" calcext:value-type="float">
            <text:p>14.499</text:p>
          </table:table-cell>
          <table:table-cell office:value-type="float" office:value="5.859" calcext:value-type="float">
            <text:p>5.859</text:p>
          </table:table-cell>
          <table:table-cell table:number-columns-repeated="7"/>
        </table:table-row>
        <table:table-row table:style-name="ro1">
          <table:table-cell office:value-type="float" office:value="10.221" calcext:value-type="float">
            <text:p>10.221</text:p>
          </table:table-cell>
          <table:table-cell office:value-type="float" office:value="7.717" calcext:value-type="float">
            <text:p>7.717</text:p>
          </table:table-cell>
          <table:table-cell office:value-type="float" office:value="10.631" calcext:value-type="float">
            <text:p>10.631</text:p>
          </table:table-cell>
          <table:table-cell office:value-type="float" office:value="16.33" calcext:value-type="float">
            <text:p>16.33</text:p>
          </table:table-cell>
          <table:table-cell table:number-columns-repeated="7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1.289" calcext:value-type="float">
            <text:p>11.289</text:p>
          </table:table-cell>
          <table:table-cell office:value-type="float" office:value="12.059" calcext:value-type="float">
            <text:p>12.059</text:p>
          </table:table-cell>
          <table:table-cell office:value-type="float" office:value="9.316" calcext:value-type="float">
            <text:p>9.316</text:p>
          </table:table-cell>
          <table:table-cell table:number-columns-repeated="7"/>
        </table:table-row>
        <table:table-row table:style-name="ro1">
          <table:table-cell office:value-type="float" office:value="8.764" calcext:value-type="float">
            <text:p>8.764</text:p>
          </table:table-cell>
          <table:table-cell office:value-type="float" office:value="3.373" calcext:value-type="float">
            <text:p>3.373</text:p>
          </table:table-cell>
          <table:table-cell office:value-type="float" office:value="8.355" calcext:value-type="float">
            <text:p>8.355</text:p>
          </table:table-cell>
          <table:table-cell office:value-type="float" office:value="5.306" calcext:value-type="float">
            <text:p>5.306</text:p>
          </table:table-cell>
          <table:table-cell table:number-columns-repeated="7"/>
        </table:table-row>
        <table:table-row table:style-name="ro1">
          <table:table-cell office:value-type="float" office:value="8.878" calcext:value-type="float">
            <text:p>8.878</text:p>
          </table:table-cell>
          <table:table-cell office:value-type="float" office:value="6.833" calcext:value-type="float">
            <text:p>6.833</text:p>
          </table:table-cell>
          <table:table-cell office:value-type="float" office:value="11.956" calcext:value-type="float">
            <text:p>11.956</text:p>
          </table:table-cell>
          <table:table-cell office:value-type="float" office:value="11.865" calcext:value-type="float">
            <text:p>11.865</text:p>
          </table:table-cell>
          <table:table-cell table:number-columns-repeated="7"/>
        </table:table-row>
        <table:table-row table:style-name="ro1">
          <table:table-cell office:value-type="float" office:value="15.119" calcext:value-type="float">
            <text:p>15.119</text:p>
          </table:table-cell>
          <table:table-cell office:value-type="float" office:value="4.644" calcext:value-type="float">
            <text:p>4.644</text:p>
          </table:table-cell>
          <table:table-cell office:value-type="float" office:value="9.89" calcext:value-type="float">
            <text:p>9.89</text:p>
          </table:table-cell>
          <table:table-cell office:value-type="float" office:value="10.197" calcext:value-type="float">
            <text:p>10.197</text:p>
          </table:table-cell>
          <table:table-cell table:number-columns-repeated="7"/>
        </table:table-row>
        <table:table-row table:style-name="ro1">
          <table:table-cell office:value-type="float" office:value="13.294" calcext:value-type="float">
            <text:p>13.294</text:p>
          </table:table-cell>
          <table:table-cell office:value-type="float" office:value="14.245" calcext:value-type="float">
            <text:p>14.245</text:p>
          </table:table-cell>
          <table:table-cell office:value-type="float" office:value="5.562" calcext:value-type="float">
            <text:p>5.562</text:p>
          </table:table-cell>
          <table:table-cell office:value-type="float" office:value="12.56" calcext:value-type="float">
            <text:p>12.56</text:p>
          </table:table-cell>
          <table:table-cell table:number-columns-repeated="7"/>
        </table:table-row>
        <table:table-row table:style-name="ro1">
          <table:table-cell office:value-type="float" office:value="6.272" calcext:value-type="float">
            <text:p>6.272</text:p>
          </table:table-cell>
          <table:table-cell office:value-type="float" office:value="12.989" calcext:value-type="float">
            <text:p>12.989</text:p>
          </table:table-cell>
          <table:table-cell office:value-type="float" office:value="16.027" calcext:value-type="float">
            <text:p>16.027</text:p>
          </table:table-cell>
          <table:table-cell office:value-type="float" office:value="11.452" calcext:value-type="float">
            <text:p>11.452</text:p>
          </table:table-cell>
          <table:table-cell table:number-columns-repeated="7"/>
        </table:table-row>
        <table:table-row table:style-name="ro1">
          <table:table-cell office:value-type="float" office:value="20.237" calcext:value-type="float">
            <text:p>20.237</text:p>
          </table:table-cell>
          <table:table-cell office:value-type="float" office:value="8.743" calcext:value-type="float">
            <text:p>8.743</text:p>
          </table:table-cell>
          <table:table-cell office:value-type="float" office:value="9.757" calcext:value-type="float">
            <text:p>9.757</text:p>
          </table:table-cell>
          <table:table-cell office:value-type="float" office:value="7.269" calcext:value-type="float">
            <text:p>7.269</text:p>
          </table:table-cell>
          <table:table-cell table:number-columns-repeated="7"/>
        </table:table-row>
        <table:table-row table:style-name="ro1">
          <table:table-cell office:value-type="float" office:value="21.959" calcext:value-type="float">
            <text:p>21.959</text:p>
          </table:table-cell>
          <table:table-cell office:value-type="float" office:value="6.685" calcext:value-type="float">
            <text:p>6.685</text:p>
          </table:table-cell>
          <table:table-cell office:value-type="float" office:value="12.947" calcext:value-type="float">
            <text:p>12.947</text:p>
          </table:table-cell>
          <table:table-cell office:value-type="float" office:value="10.945" calcext:value-type="float">
            <text:p>10.945</text:p>
          </table:table-cell>
          <table:table-cell table:number-columns-repeated="7"/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3.563" calcext:value-type="float">
            <text:p>13.563</text:p>
          </table:table-cell>
          <table:table-cell office:value-type="float" office:value="9.068" calcext:value-type="float">
            <text:p>9.068</text:p>
          </table:table-cell>
          <table:table-cell office:value-type="float" office:value="9.332" calcext:value-type="float">
            <text:p>9.332</text:p>
          </table:table-cell>
          <table:table-cell table:number-columns-repeated="7"/>
        </table:table-row>
        <table:table-row table:style-name="ro1">
          <table:table-cell office:value-type="float" office:value="6.746" calcext:value-type="float">
            <text:p>6.746</text:p>
          </table:table-cell>
          <table:table-cell office:value-type="float" office:value="13.917" calcext:value-type="float">
            <text:p>13.917</text:p>
          </table:table-cell>
          <table:table-cell office:value-type="float" office:value="5.306" calcext:value-type="float">
            <text:p>5.306</text:p>
          </table:table-cell>
          <table:table-cell office:value-type="float" office:value="4.945" calcext:value-type="float">
            <text:p>4.945</text:p>
          </table:table-cell>
          <table:table-cell table:number-columns-repeated="7"/>
        </table:table-row>
        <table:table-row table:style-name="ro1">
          <table:table-cell office:value-type="float" office:value="10.188" calcext:value-type="float">
            <text:p>10.188</text:p>
          </table:table-cell>
          <table:table-cell office:value-type="float" office:value="9.146" calcext:value-type="float">
            <text:p>9.146</text:p>
          </table:table-cell>
          <table:table-cell office:value-type="float" office:value="12.776" calcext:value-type="float">
            <text:p>12.776</text:p>
          </table:table-cell>
          <table:table-cell office:value-type="float" office:value="7.243" calcext:value-type="float">
            <text:p>7.243</text:p>
          </table:table-cell>
          <table:table-cell table:number-columns-repeated="7"/>
        </table:table-row>
        <table:table-row table:style-name="ro1">
          <table:table-cell office:value-type="float" office:value="11.839" calcext:value-type="float">
            <text:p>11.839</text:p>
          </table:table-cell>
          <table:table-cell office:value-type="float" office:value="17.358" calcext:value-type="float">
            <text:p>17.358</text:p>
          </table:table-cell>
          <table:table-cell office:value-type="float" office:value="8.695" calcext:value-type="float">
            <text:p>8.695</text:p>
          </table:table-cell>
          <table:table-cell office:value-type="float" office:value="5.944" calcext:value-type="float">
            <text:p>5.944</text:p>
          </table:table-cell>
          <table:table-cell table:number-columns-repeated="7"/>
        </table:table-row>
        <table:table-row table:style-name="ro1">
          <table:table-cell office:value-type="float" office:value="6.272" calcext:value-type="float">
            <text:p>6.272</text:p>
          </table:table-cell>
          <table:table-cell office:value-type="float" office:value="12.436" calcext:value-type="float">
            <text:p>12.436</text:p>
          </table:table-cell>
          <table:table-cell office:value-type="float" office:value="7.627" calcext:value-type="float">
            <text:p>7.627</text:p>
          </table:table-cell>
          <table:table-cell office:value-type="float" office:value="10.576" calcext:value-type="float">
            <text:p>10.576</text:p>
          </table:table-cell>
          <table:table-cell table:number-columns-repeated="7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3.417" calcext:value-type="float">
            <text:p>13.417</text:p>
          </table:table-cell>
          <table:table-cell office:value-type="float" office:value="10.956" calcext:value-type="float">
            <text:p>10.956</text:p>
          </table:table-cell>
          <table:table-cell office:value-type="float" office:value="10.306" calcext:value-type="float">
            <text:p>10.306</text:p>
          </table:table-cell>
          <table:table-cell table:number-columns-repeated="7"/>
        </table:table-row>
        <table:table-row table:style-name="ro1">
          <table:table-cell office:value-type="float" office:value="11.572" calcext:value-type="float">
            <text:p>11.572</text:p>
          </table:table-cell>
          <table:table-cell office:value-type="float" office:value="7.327" calcext:value-type="float">
            <text:p>7.327</text:p>
          </table:table-cell>
          <table:table-cell office:value-type="float" office:value="11.016" calcext:value-type="float">
            <text:p>11.016</text:p>
          </table:table-cell>
          <table:table-cell office:value-type="float" office:value="5.665" calcext:value-type="float">
            <text:p>5.665</text:p>
          </table:table-cell>
          <table:table-cell table:number-columns-repeated="7"/>
        </table:table-row>
        <table:table-row table:style-name="ro1">
          <table:table-cell office:value-type="float" office:value="4.644" calcext:value-type="float">
            <text:p>4.644</text:p>
          </table:table-cell>
          <table:table-cell office:value-type="float" office:value="13.904" calcext:value-type="float">
            <text:p>13.904</text:p>
          </table:table-cell>
          <table:table-cell office:value-type="float" office:value="11.472" calcext:value-type="float">
            <text:p>11.472</text:p>
          </table:table-cell>
          <table:table-cell office:value-type="float" office:value="2.735" calcext:value-type="float">
            <text:p>2.735</text:p>
          </table:table-cell>
          <table:table-cell table:number-columns-repeated="7"/>
        </table:table-row>
        <table:table-row table:style-name="ro1">
          <table:table-cell office:value-type="float" office:value="18.141" calcext:value-type="float">
            <text:p>18.141</text:p>
          </table:table-cell>
          <table:table-cell office:value-type="float" office:value="12.01" calcext:value-type="float">
            <text:p>12.01</text:p>
          </table:table-cell>
          <table:table-cell office:value-type="float" office:value="13.332" calcext:value-type="float">
            <text:p>13.332</text:p>
          </table:table-cell>
          <table:table-cell office:value-type="float" office:value="6.718" calcext:value-type="float">
            <text:p>6.718</text:p>
          </table:table-cell>
          <table:table-cell table:number-columns-repeated="7"/>
        </table:table-row>
        <table:table-row table:style-name="ro1">
          <table:table-cell office:value-type="float" office:value="11.466" calcext:value-type="float">
            <text:p>11.466</text:p>
          </table:table-cell>
          <table:table-cell office:value-type="float" office:value="12.109" calcext:value-type="float">
            <text:p>12.109</text:p>
          </table:table-cell>
          <table:table-cell office:value-type="float" office:value="14.012" calcext:value-type="float">
            <text:p>14.012</text:p>
          </table:table-cell>
          <table:table-cell office:value-type="float" office:value="4.851" calcext:value-type="float">
            <text:p>4.851</text:p>
          </table:table-cell>
          <table:table-cell table:number-columns-repeated="7"/>
        </table:table-row>
        <table:table-row table:style-name="ro1">
          <table:table-cell office:value-type="float" office:value="15.526" calcext:value-type="float">
            <text:p>15.526</text:p>
          </table:table-cell>
          <table:table-cell office:value-type="float" office:value="7.137" calcext:value-type="float">
            <text:p>7.137</text:p>
          </table:table-cell>
          <table:table-cell office:value-type="float" office:value="4.945" calcext:value-type="float">
            <text:p>4.945</text:p>
          </table:table-cell>
          <table:table-cell office:value-type="float" office:value="13.621" calcext:value-type="float">
            <text:p>13.621</text:p>
          </table:table-cell>
          <table:table-cell table:number-columns-repeated="7"/>
        </table:table-row>
        <table:table-row table:style-name="ro1">
          <table:table-cell office:value-type="float" office:value="12.112" calcext:value-type="float">
            <text:p>12.112</text:p>
          </table:table-cell>
          <table:table-cell office:value-type="float" office:value="11.243" calcext:value-type="float">
            <text:p>11.243</text:p>
          </table:table-cell>
          <table:table-cell office:value-type="float" office:value="12.173" calcext:value-type="float">
            <text:p>12.173</text:p>
          </table:table-cell>
          <table:table-cell office:value-type="float" office:value="9.431" calcext:value-type="float">
            <text:p>9.431</text:p>
          </table:table-cell>
          <table:table-cell table:number-columns-repeated="7"/>
        </table:table-row>
        <table:table-row table:style-name="ro1">
          <table:table-cell office:value-type="float" office:value="13.497" calcext:value-type="float">
            <text:p>13.497</text:p>
          </table:table-cell>
          <table:table-cell office:value-type="float" office:value="8.7" calcext:value-type="float">
            <text:p>8.7</text:p>
          </table:table-cell>
          <table:table-cell office:value-type="float" office:value="12.803" calcext:value-type="float">
            <text:p>12.803</text:p>
          </table:table-cell>
          <table:table-cell office:value-type="float" office:value="11.865" calcext:value-type="float">
            <text:p>11.865</text:p>
          </table:table-cell>
          <table:table-cell table:number-columns-repeated="7"/>
        </table:table-row>
        <table:table-row table:style-name="ro1">
          <table:table-cell office:value-type="float" office:value="7.074" calcext:value-type="float">
            <text:p>7.074</text:p>
          </table:table-cell>
          <table:table-cell office:value-type="float" office:value="13.386" calcext:value-type="float">
            <text:p>13.386</text:p>
          </table:table-cell>
          <table:table-cell office:value-type="float" office:value="7.205" calcext:value-type="float">
            <text:p>7.205</text:p>
          </table:table-cell>
          <table:table-cell office:value-type="float" office:value="7.826" calcext:value-type="float">
            <text:p>7.826</text:p>
          </table:table-cell>
          <table:table-cell table:number-columns-repeated="7"/>
        </table:table-row>
        <table:table-row table:style-name="ro1">
          <table:table-cell office:value-type="float" office:value="11.713" calcext:value-type="float">
            <text:p>11.713</text:p>
          </table:table-cell>
          <table:table-cell office:value-type="float" office:value="13.317" calcext:value-type="float">
            <text:p>13.317</text:p>
          </table:table-cell>
          <table:table-cell office:value-type="float" office:value="5.624" calcext:value-type="float">
            <text:p>5.624</text:p>
          </table:table-cell>
          <table:table-cell office:value-type="float" office:value="9.233" calcext:value-type="float">
            <text:p>9.233</text:p>
          </table:table-cell>
          <table:table-cell table:number-columns-repeated="7"/>
        </table:table-row>
        <table:table-row table:style-name="ro1">
          <table:table-cell office:value-type="float" office:value="11.365" calcext:value-type="float">
            <text:p>11.365</text:p>
          </table:table-cell>
          <table:table-cell office:value-type="float" office:value="4.976" calcext:value-type="float">
            <text:p>4.976</text:p>
          </table:table-cell>
          <table:table-cell office:value-type="float" office:value="6.241" calcext:value-type="float">
            <text:p>6.241</text:p>
          </table:table-cell>
          <table:table-cell office:value-type="float" office:value="17.853" calcext:value-type="float">
            <text:p>17.853</text:p>
          </table:table-cell>
          <table:table-cell table:number-columns-repeated="7"/>
        </table:table-row>
        <table:table-row table:style-name="ro1">
          <table:table-cell office:value-type="float" office:value="12.161" calcext:value-type="float">
            <text:p>12.161</text:p>
          </table:table-cell>
          <table:table-cell office:value-type="float" office:value="10.589" calcext:value-type="float">
            <text:p>10.589</text:p>
          </table:table-cell>
          <table:table-cell office:value-type="float" office:value="4.478" calcext:value-type="float">
            <text:p>4.478</text:p>
          </table:table-cell>
          <table:table-cell office:value-type="float" office:value="16.169" calcext:value-type="float">
            <text:p>16.169</text:p>
          </table:table-cell>
          <table:table-cell table:number-columns-repeated="7"/>
        </table:table-row>
        <table:table-row table:style-name="ro1">
          <table:table-cell office:value-type="float" office:value="9.911" calcext:value-type="float">
            <text:p>9.911</text:p>
          </table:table-cell>
          <table:table-cell office:value-type="float" office:value="14.493" calcext:value-type="float">
            <text:p>14.493</text:p>
          </table:table-cell>
          <table:table-cell office:value-type="float" office:value="3.737" calcext:value-type="float">
            <text:p>3.737</text:p>
          </table:table-cell>
          <table:table-cell office:value-type="float" office:value="9.034" calcext:value-type="float">
            <text:p>9.034</text:p>
          </table:table-cell>
          <table:table-cell table:number-columns-repeated="7"/>
        </table:table-row>
        <table:table-row table:style-name="ro1">
          <table:table-cell office:value-type="float" office:value="10.825" calcext:value-type="float">
            <text:p>10.825</text:p>
          </table:table-cell>
          <table:table-cell office:value-type="float" office:value="9.851" calcext:value-type="float">
            <text:p>9.851</text:p>
          </table:table-cell>
          <table:table-cell office:value-type="float" office:value="4.129" calcext:value-type="float">
            <text:p>4.129</text:p>
          </table:table-cell>
          <table:table-cell office:value-type="float" office:value="6.86" calcext:value-type="float">
            <text:p>6.86</text:p>
          </table:table-cell>
          <table:table-cell table:number-columns-repeated="7"/>
        </table:table-row>
        <table:table-row table:style-name="ro1">
          <table:table-cell office:value-type="float" office:value="11.033" calcext:value-type="float">
            <text:p>11.033</text:p>
          </table:table-cell>
          <table:table-cell office:value-type="float" office:value="11.713" calcext:value-type="float">
            <text:p>11.713</text:p>
          </table:table-cell>
          <table:table-cell office:value-type="float" office:value="12.059" calcext:value-type="float">
            <text:p>12.059</text:p>
          </table:table-cell>
          <table:table-cell office:value-type="float" office:value="2.86" calcext:value-type="float">
            <text:p>2.86</text:p>
          </table:table-cell>
          <table:table-cell table:number-columns-repeated="7"/>
        </table:table-row>
        <table:table-row table:style-name="ro1">
          <table:table-cell office:value-type="float" office:value="21.557" calcext:value-type="float">
            <text:p>21.557</text:p>
          </table:table-cell>
          <table:table-cell office:value-type="float" office:value="4.878" calcext:value-type="float">
            <text:p>4.878</text:p>
          </table:table-cell>
          <table:table-cell office:value-type="float" office:value="9.336" calcext:value-type="float">
            <text:p>9.336</text:p>
          </table:table-cell>
          <table:table-cell table:number-columns-repeated="8"/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11.365" calcext:value-type="float">
            <text:p>11.365</text:p>
          </table:table-cell>
          <table:table-cell table:number-columns-repeated="9"/>
        </table:table-row>
        <table:table-row table:style-name="ro1">
          <table:table-cell office:value-type="float" office:value="13.541" calcext:value-type="float">
            <text:p>13.541</text:p>
          </table:table-cell>
          <table:table-cell office:value-type="float" office:value="10.815" calcext:value-type="float">
            <text:p>10.815</text:p>
          </table:table-cell>
          <table:table-cell table:number-columns-repeated="9"/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5.188" calcext:value-type="float">
            <text:p>5.188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formula="of:=COUNTIF([.A167:.A237];&quot;&gt;3&quot;)" office:value-type="float" office:value="69" calcext:value-type="float">
            <text:p>69</text:p>
          </table:table-cell>
          <table:table-cell table:formula="of:=COUNTIF([.B167:.B237];&quot;&gt;3&quot;)" office:value-type="float" office:value="69" calcext:value-type="float">
            <text:p>69</text:p>
          </table:table-cell>
          <table:table-cell table:formula="of:=COUNTIF([.C167:.C237];&quot;&gt;3&quot;)" office:value-type="float" office:value="66" calcext:value-type="float">
            <text:p>66</text:p>
          </table:table-cell>
          <table:table-cell table:formula="of:=COUNTIF([.D167:.D237];&quot;&gt;3&quot;)" office:value-type="float" office:value="63" calcext:value-type="float">
            <text:p>6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09:18:13.556548369</meta:creation-date>
    <dc:date>2023-07-27T13:08:14.636440581</dc:date>
    <meta:editing-duration>PT4H5M12S</meta:editing-duration>
    <meta:editing-cycles>5</meta:editing-cycles>
    <meta:generator>LibreOffice/7.4.7.2$Linux_X86_64 LibreOffice_project/40$Build-2</meta:generator>
    <meta:document-statistic meta:table-count="1" meta:cell-count="1419" meta:object-count="0"/>
  </office:meta>
</office:document-meta>
</file>